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P10" style:parent-style-name="Standard" style:family="paragraph">
      <style:paragraph-properties fo:margin-left="0.000000000000000pt" fo:margin-right="0.000000000000000pt" fo:text-align="center"/>
    </style:style>
    <style:style style:name="T9"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10"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P13" style:parent-style-name="Title" style:family="paragraph">
      <style:paragraph-properties fo:margin-left="0.000000000000000pt" fo:margin-right="0.000000000000000pt"/>
      <style:text-properties fo:font-size="28.000000000000000pt"/>
    </style:style>
    <style:style style:name="T13" style:family="text">
      <style:text-properties fo:color="#a9a9a9"/>
    </style:style>
    <style:style style:name="T14" style:family="text">
      <style:text-properties fo:font-family="gentium"/>
    </style:style>
    <style:style style:name="P14" style:parent-style-name="Standard" style:family="paragraph">
      <style:paragraph-properties fo:margin-left="0.000000000000000pt" fo:margin-right="0.000000000000000pt"/>
      <style:text-properties fo:font-family="comic sans ms"/>
    </style:style>
    <style:style style:name="T15" style:family="text">
      <style:text-properties fo:font-family="Gentium"/>
    </style:style>
    <style:style style:name="P15" style:family="paragraph">
      <style:paragraph-properties fo:margin="1.000000000000000pt" fo:text-align="center"/>
    </style:style>
    <style:style style:name="T16" style:family="text">
      <style:text-properties fo:color="#ff0000" fo:font-family="comic sans ms" fo:font-weight="100"/>
    </style:style>
    <style:style style:name="T17" style:family="text">
      <style:text-properties fo:color="#ff0000" fo:font-family="times new roman" fo:font-size="20.000000000000000pt" fo:font-style="italic" fo:font-weight="100"/>
    </style:style>
    <style:style style:name="T18" style:family="text">
      <style:text-properties fo:color="#008b8b" fo:font-family="comic sans ms" fo:font-weight="100"/>
    </style:style>
    <style:style style:name="T19" style:family="text">
      <style:text-properties fo:color="#808080"/>
    </style:style>
    <style:style style:name="T20" style:family="text">
      <style:text-properties fo:font-family="sans serif"/>
    </style:style>
    <style:style style:name="T21" style:family="text">
      <style:text-properties fo:background-color="#ff4500"/>
    </style:style>
    <style:style style:name="T22" style:family="text">
      <style:text-properties fo:color="#800000"/>
    </style:style>
    <style:style style:name="T23" style:family="text">
      <style:text-properties fo:color="#800000" fo:font-family="Sans Serif" fo:font-weight="bold"/>
    </style:style>
    <style:style style:name="P16" style:family="paragraph" style:list-style-name="L2">
      <style:paragraph-properties fo:margin="1.133860232000000pt" fo:text-indent="0.000000000000000pt"/>
      <style:text-properties fo:color="#008000" fo:font-family="Comic Sans MS"/>
    </style:style>
    <style:style style:name="T24" style:family="text">
      <style:text-properties fo:font-size="13.000000000000000pt"/>
    </style:style>
    <style:style style:name="T25" style:family="text">
      <style:text-properties fo:font-size="12.000000000000000pt"/>
    </style:style>
    <style:style style:name="T26" style:family="text">
      <style:text-properties fo:color="#ff4500" fo:font-family="Comic Sans MS" fo:font-weight="100"/>
    </style:style>
    <style:style style:name="P17" style:family="paragraph">
      <style:paragraph-properties fo:margin-bottom="1.000000000000000pt" fo:margin-left="0.000000000000000pt" fo:margin-right="0.000000000000000pt" fo:margin-top="1.000000000000000pt" fo:text-align="center" fo:text-indent="0.000000000000000pt"/>
    </style:style>
    <style:style style:name="T27" style:family="text">
      <style:text-properties fo:color="#8b0000" fo:font-family="Comic Sans MS" fo:font-size="14.000000000000000pt"/>
    </style:style>
    <style:style style:name="T28" style:family="text">
      <style:text-properties fo:color="#0000ff"/>
    </style:style>
    <style:style style:name="T29" style:family="text">
      <style:text-properties fo:color="#0000ff" fo:font-family="Sans Serif" fo:font-weight="bold"/>
    </style:style>
    <style:style style:name="T30" style:family="text">
      <style:text-properties fo:color="#0000ff" fo:font-family="Comic Sans MS" fo:font-size="14.000000000000000pt"/>
    </style:style>
    <style:style style:name="T31" style:family="text">
      <style:text-properties fo:color="#708090"/>
    </style:style>
    <style:style style:name="T32" style:family="text">
      <style:text-properties fo:background-color="#7cfc00"/>
    </style:style>
    <style:style style:name="T33" style:family="text">
      <style:text-properties fo:background-color="#7cfc00" fo:font-family="Sans Serif" fo:font-weight="bold"/>
    </style:style>
    <style:style style:name="T34" style:family="text">
      <style:text-properties fo:color="#808080" fo:font-family="Sans Serif" fo:font-weight="bold"/>
    </style:style>
    <style:style style:name="T35" style:family="text">
      <style:text-properties fo:background-color="#7cfc00" fo:color="#708090"/>
    </style:style>
    <style:style style:name="T36" style:family="text">
      <style:text-properties style:text-position="sub"/>
    </style:style>
    <style:style style:name="T37" style:family="text">
      <style:text-properties fo:font-size="36.000000000000000pt" fo:font-weight="100"/>
    </style:style>
    <style:style style:name="P18" style:parent-style-name="Title" style:family="paragraph">
      <style:paragraph-properties fo:margin-left="0.000000000000000pt" fo:margin-right="0.000000000000000pt"/>
      <style:text-properties fo:font-weight="100"/>
    </style:style>
    <style:style style:name="T38" style:family="text">
      <style:text-properties fo:font-family="gentium" fo:font-size="36.000000000000000pt"/>
    </style:style>
    <style:style style:name="T39" style:family="text">
      <style:text-properties fo:color="#708090" fo:font-family="Sans Serif"/>
    </style:style>
    <style:style style:name="T40" style:family="text">
      <style:text-properties fo:color="#708090" fo:font-family="Sans Serif" fo:font-weight="bold"/>
    </style:style>
    <style:style style:name="T41" style:family="text">
      <style:text-properties fo:color="#708090" fo:font-family="gentium"/>
    </style:style>
    <style:style style:name="T42" style:family="text">
      <style:text-properties fo:background-color="#7cfc00" style:text-position="sub"/>
    </style:style>
    <style:style style:name="T43" style:family="text">
      <style:text-properties fo:color="#a9a9a9" style:text-position="sub"/>
    </style:style>
    <style:style style:name="T44" style:family="text">
      <style:text-properties fo:color="#b22222"/>
    </style:style>
    <style:style style:name="T45" style:family="text">
      <style:text-properties fo:color="#b22222" fo:font-family="Sans Serif" fo:font-weight="bold"/>
    </style:style>
    <style:style style:name="P19" style:parent-style-name="Standard" style:family="paragraph">
      <style:paragraph-properties fo:margin-left="0.000000000000000pt" fo:margin-right="0.000000000000000pt" fo:text-align="left"/>
    </style:style>
    <style:style style:name="P20" style:parent-style-name="Standard" style:family="paragraph" style:list-style-name="L4">
      <style:paragraph-properties fo:margin-bottom="7.982376033280000pt" fo:margin-left="36.000000000000000pt" fo:margin-right="0.000000000000000pt" fo:text-align="left"/>
    </style:style>
    <style:style style:name="P21" style:parent-style-name="Standard" style:family="paragraph" style:list-style-name="L4">
      <style:paragraph-properties fo:margin-bottom="7.982376033280000pt" fo:margin-left="36.000000000000000pt" fo:margin-right="0.000000000000000pt"/>
    </style:style>
    <style:style style:name="P22" style:parent-style-name="Standard" style:family="paragraph" style:list-style-name="L4">
      <style:paragraph-properties fo:margin-left="10.000000000000000pt" fo:margin-right="0.000000000000000pt"/>
    </style:style>
    <style:style style:name="P23" style:parent-style-name="Standard" style:family="paragraph" style:list-style-name="L4">
      <style:paragraph-properties fo:margin-bottom="7.982376033280000pt" fo:margin-left="60.000000000000000pt" fo:margin-right="0.000000000000000pt"/>
    </style:style>
    <style:style style:name="T46" style:family="text">
      <style:text-properties fo:color="#0000ff" fo:font-weight="bold"/>
    </style:style>
    <style:style style:name="T47" style:family="text">
      <style:text-properties fo:color="#b22222" fo:font-weight="bold"/>
    </style:style>
    <style:style style:name="T48" style:family="text">
      <style:text-properties fo:font-weight="100"/>
    </style:style>
    <style:style style:name="T49" style:family="text">
      <style:text-properties fo:color="#800080" fo:font-weight="bold"/>
    </style:style>
    <style:style style:name="T50" style:family="text">
      <style:text-properties fo:color="#800080"/>
    </style:style>
    <style:style style:name="T51" style:family="text">
      <style:text-properties fo:color="#a9a9a9" style:text-position="0% 100%"/>
    </style:style>
    <style:style style:name="T52" style:family="text">
      <style:text-properties fo:background-color="#ff6347"/>
    </style:style>
    <style:style style:name="T53" style:family="text">
      <style:text-properties fo:font-family="gentium" style:text-position="sub"/>
    </style:style>
    <style:style style:name="T54" style:family="text">
      <style:text-properties fo:font-family="Comic Sans MS"/>
    </style:style>
    <style:style style:name="T55" style:family="text">
      <style:text-properties fo:color="#708090" fo:font-family="gentium" fo:font-weight="100"/>
    </style:style>
    <style:style style:name="T56" style:family="text">
      <style:text-properties fo:color="#708090" fo:font-weight="100"/>
    </style:style>
    <style:style style:name="P24" style:family="paragraph">
      <style:paragraph-properties fo:margin="1.000000000000000pt" fo:text-align="right"/>
    </style:style>
    <style:style style:name="T57" style:family="text">
      <style:text-properties fo:color="#008000" fo:font-family="comic sans ms"/>
    </style:style>
    <style:style style:name="P25" style:family="paragraph">
      <style:paragraph-properties fo:margin-bottom="1.000000000000000pt" fo:margin-left="0.000000000000000pt" fo:margin-right="0.000000000000000pt" fo:margin-top="1.000000000000000pt" fo:text-indent="0.000000000000000pt"/>
    </style:style>
    <style:style style:name="T58" style:family="text">
      <style:text-properties fo:font-size="20.000000000000000pt"/>
    </style:style>
    <style:style style:name="T59" style:family="text">
      <style:text-properties fo:font-size="20.000000000000000pt" fo:font-weight="bold"/>
    </style:style>
    <style:style style:name="P26"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solid" draw:stroke-linejoin="miter" draw:textarea-vertical-align="top" fo:margin="1.000000000000000pt" style:wrap="biggest" style:wrap-dynamic-threshold="0.000000000000000pt" svg:stroke-color="#000000" svg:stroke-linecap="butt" svg:stroke-opacity="1" svg:stroke-width="0.000000000000000pt"/>
      <style:paragraph-properties fo:margin="1.000000000000000pt"/>
    </style:style>
    <style:style style:name="gr13" style:family="graphic">
      <style:graphic-properties draw:color-mode="standard" draw:fill="none" draw:stroke="none" fo:margin="1.000000000000000pt" style:flow-with-text="true" style:horizontal-pos="left" style:horizontal-rel="char" style:vertical-pos="top" style:vertical-rel="line"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style:display-name="L3">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frame>
        <draw:path draw:style-name="gr11" xml:id="shape-51" draw:id="shape-51" draw:layer="" svg:width="86.45448648214pt" svg:height="76.54143813998pt" svg:x="27.86330791508pt" svg:y="19.87440939768pt" svg:viewBox="0 0 86 77" svg:d="M12.1737 12.7989C14.6292 17.0653 17.0849 21.3315 19.5404 25.5977C17.7978 29.896 14.1866 33.7239 14.5471 38.7027C14.796 42.1384 16.9989 45.116 18.8427 47.8888L4.34385 22.6984C7.29145 26.5802 11.5609 27.8735 16.1954 28.7203C23.1214 29.9859 29.0693 29.2691 35.7012 27.749C38.9217 27.0109 41.9724 26.4144 44.9544 24.9083C48.4942 23.1202 51.8026 20.9253 55.2368 18.9521C57.0532 17.9083 59.1698 16.7084 61.3675 16.992C63.1715 17.2248 64.7005 18.5638 65.8388 19.8988C68.2104 22.6799 69.6535 25.5359 71.1354 28.8259L85.6383 54.023C86.135 55.6414 86.5257 57.2504 86.4435 58.9608C86.1566 64.9283 81.3765 69.3188 77.0275 72.8052C75.7655 73.8167 74.4892 74.8047 73.1574 75.7214C73.0214 75.815 72.1185 76.5833 71.9433 76.5396C71.8169 76.508 71.5181 75.8011 71.4583 75.6969C70.8886 74.7071 70.319 73.7174 69.7493 72.7278C67.5472 68.9018 65.3451 65.0758 63.1431 61.25C61.7586 58.8447 60.3742 56.4393 58.9898 54.0339C58.7736 53.6583 57.3765 51.8495 57.4757 51.4031C57.616 50.7707 58.5478 50.6801 59.0791 50.3111C60.4022 49.3928 61.7095 48.3981 62.943 47.364C67.1218 43.8609 71.6565 39.5907 71.9353 33.7543C72.0169 32.0544 71.6185 30.4388 71.1354 28.8259L85.6383 54.023C83.798 49.9431 81.0304 43.0227 75.8906 42.2244C72.9958 41.775 70.2665 43.6326 67.8986 45.0005C64.5044 46.9612 61.1561 49.1435 57.5776 50.7566C55.3928 51.7414 53.0079 52.1281 50.6851 52.6368C48.5971 53.0942 46.5227 53.7818 44.4127 54.1068C39.9168 54.7992 34.8886 54.1832 30.4391 53.4105C26.0041 52.6404 21.6885 51.5942 18.8427 47.8888L4.34385 22.6984C2.10526 19.3301 -0.880968 15.2729 0.24584 10.9657C0.957556 8.24523 2.24413 5.77742 3.45118 3.26121C3.90775 2.30948 4.84963 1.08507 4.80696 0C7.26254 4.26631 9.7181 8.53264 12.1737 12.7989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10">(iso-) Recur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ricted formation</text:span></text:p>
            <text:p text:style-name="P13"><text:tab/> <text:s text:c="5"/>and<text:s/><text:span text:style-name="T1">unrestricted elimination</text:span></text:p>
            <text:p text:style-name="P13">of μ leads to inconsistency</text:p>
          </draw:text-box>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64.69710688418pt" svg:x="448.39314202410pt" svg:y="146.13622644915pt">
          <draw:text-box>
            <text:p text:style-name="P15"><text:span text:style-name="T16">allow formation of only positive recursive types</text:span></text:p>
            <text:p text:style-name="P15"><text:span text:style-name="T16">(i.e., when<text:s/></text:span><text:span text:style-name="T17">F<text:s/></text:span><text:span text:style-name="T16">has a map)</text:span></text:p>
          </draw:text-box>
        </draw:frame>
        <draw:frame draw:style-name="gr8" xml:id="shape-66" draw:id="shape-66" draw:layer="" svg:width="356.71762108395pt" svg:height="30.86106645510pt" svg:x="293.18013132345pt" svg:y="367.60976218575pt">
          <draw:text-box>
            <text:p text:style-name="P15"><text:span text:style-name="T18">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8">freely form ANY recursive type!!</text:span></text:p>
          </draw:text-box>
        </draw:frame>
        <draw:frame draw:style-name="gr8" xml:id="shape-73" draw:id="shape-73" draw:layer="" svg:width="173.36657920365pt" svg:height="25.46611970050pt" svg:x="482.38004386043pt" svg:y="217.03388029950pt">
          <draw:text-box>
            <text:p text:style-name="P15"><text:span text:style-name="T16">note, no (μ-elim) rule</text:span></text:p>
          </draw:text-box>
        </draw:frame>
        <presentation:notes>
          <draw:frame presentation:style-name="pr2" xml:id="shape-74" draw:id="shape-74" draw:layer="" svg:width="489.57000000000pt" svg:height="356.37000000000pt" svg:x="62.22000000000pt" svg:y="374.46000000000pt" presentation:class="notes">
            <draw:text-box>
              <text:p text:style-name="P7"/>
            </draw:text-box>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frame>
        <draw:frame draw:style-name="gr8" xml:id="shape-77" draw:id="shape-77" draw:layer="" svg:width="580.09384164223pt" svg:height="311.10000000000pt" svg:x="31.24144672532pt" svg:y="88.05778755295pt" presentation:class="subtitle">
          <draw:text-box>
            <text:p text:style-name="P5"><text:span text:style-name="T19">-- Mu at different kinds (there are many more, one at each kind)</text:span></text:p>
            <text:p text:style-name="P5">data Mu0 (f ::<text:s/><text:span text:style-name="T20">*</text:span><text:s/><text:span text:style-name="T8">→</text:span><text:s/><text:span text:style-name="T20">*</text:span>)<text:tab/><text:tab/>= In0 (f (Mu0 f ))</text:p>
            <text:p text:style-name="P5">data Mu1 (f :: (<text:span text:style-name="T20">*</text:span><text:span text:style-name="T8">→</text:span><text:span text:style-name="T20">*</text:span>)<text:span text:style-name="T8">→</text:span>(<text:span text:style-name="T20">*</text:span><text:span text:style-name="T8">→</text:span><text:span text:style-name="T20">*</text:span>)) i<text:tab/>= In1 (f (Mu1 f ) i)</text:p>
            <text:p text:style-name="P5"/>
            <text:p text:style-name="P5"><text:span text:style-name="T19">-- Mendler-style iterators at different kinds</text:span></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mit1 :: Phi1 f a i<text:s/><text:span text:style-name="T8">→</text:span><text:s/>Mu f i<text:s/><text:span text:style-name="T8">→</text:span><text:s/>a i</text:p>
            <text:p text:style-name="P5">mit1 phi<text:s/><text:span text:style-name="T21">(In1 x)</text:span><text:s/>= phi<text:s/><text:span text:style-name="T22">(mit1 phi)</text:span><text:s/>x</text:p>
            <text:p text:style-name="P5"/>
            <text:p text:style-name="P5">type Phi0 = ∀r.<text:s text:c="9"/><text:span text:style-name="T22">(r<text:s text:c="3"/></text:span><text:span text:style-name="T23">→</text:span><text:span text:style-name="T22"><text:s text:c="2"/>a )</text:span><text:s/><text:span text:style-name="T8">→</text:span><text:s text:c="9"/>(f r<text:s text:c="3"/><text:span text:style-name="T8">→</text:span><text:s/>a <text:s/>)</text:p>
            <text:p text:style-name="P5">type Phi1 = ∀r.<text:s/><text:span text:style-name="T22">(∀i. r i<text:s/></text:span><text:span text:style-name="T23">→</text:span><text:span text:style-name="T22"><text:s/>a i)</text:span><text:s/><text:span text:style-name="T8">→</text:span><text:s/>(∀i. f r i<text:s/><text:span text:style-name="T8">→</text:span><text:s/>a i)</text:p>
          </draw:text-box>
        </draw:frame>
        <draw:frame draw:style-name="gr8" xml:id="shape-78" draw:id="shape-78" draw:layer="" svg:width="240.51048313583pt" svg:height="228.68760791376pt" svg:x="434.37860832574pt" svg:y="158.35308416894pt">
          <draw:text-box>
            <text:list text:style-name="L1" xml:id="list-5de48638-bc9f-4d84-a23d-014fe2aaf45b">
              <text:list-item>
                <text:p text:style-name="P16">Uniformly defined at different kinds (can handle non-regular datatypes quite the same way as handling regular datatypes)<text:line-break/></text:p>
              </text:list-item>
              <text:list-item>
                <text:p text:style-name="P16">Terminates for ANY datatype<text:line-break/>(can embed Mu and mit into Fw.<text:line-break/><text:s/><text:span text:style-name="T24">see<text:s/></text:span><text:span text:style-name="T25">Abel, Matthes and Uustalu TCS'04</text:span>)<text:line-break/></text:p>
              </text:list-item>
            </text:list>
            <text:list text:style-name="L1" xml:id="list-48998464-db6a-4fc0-9f12-f188c07713c5">
              <text:list-item>
                <text:p text:style-name="P16">However, not very useful for mixed-variant datatypes</text:p>
              </text:list-item>
            </text:list>
          </draw:text-box>
        </draw:frame>
        <draw:frame draw:style-name="gr8" xml:id="shape-79" draw:id="shape-79" draw:layer="" svg:width="320.00000000000pt" svg:height="42.50000000000pt" svg:x="63.33333333333pt" svg:y="404.16666666667pt">
          <draw:text-box>
            <text:p text:style-name="P7"><text:span text:style-name="T26">eliminating In0 or In1 by pattern matching is only allowed in Mendler-style iterators</text:span></text:p>
          </draw:text-box>
        </draw:frame>
        <draw:frame draw:style-name="gr8" xml:id="shape-80" draw:id="shape-80" draw:layer="" svg:width="100.83333333333pt" svg:height="20.00000000000pt" svg:x="189.16666666667pt" svg:y="332.50000000000pt">
          <draw:text-box>
            <text:p text:style-name="P17"><text:span text:style-name="T27">recursive call</text:span></text:p>
          </draw:text-box>
        </draw:frame>
        <presentation:notes>
          <draw:frame presentation:style-name="pr2" xml:id="shape-81" draw:id="shape-81" draw:layer="" svg:width="489.57000000000pt" svg:height="356.37000000000pt" svg:x="62.22000000000pt" svg:y="374.46000000000pt" presentation:class="notes">
            <draw:text-box>
              <text:p text:style-name="P7"/>
            </draw:text-box>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frame>
        <draw:frame draw:style-name="gr8" xml:id="shape-84" draw:id="shape-84" draw:layer="" svg:width="608.75855327468pt" svg:height="311.10000000000pt" svg:x="31.24144672532pt" svg:y="97.22445421962pt" presentation:class="subtitle">
          <draw:text-box>
            <text:p text:style-name="P5"><text:span text:style-name="T19">-- Mu' at different kinds (we only use two of them in this talk)</text:span></text:p>
            <text:p text:style-name="P5">data Mu'0 (f ::<text:s/><text:span text:style-name="T20">*</text:span><text:s/><text:span text:style-name="T8">→</text:span><text:s/><text:span text:style-name="T20">*</text:span>) <text:s text:c="18"/>a <text:s text:c="4"/>= In'0 (f (Mu'0 f a))<text:tab/>| <text:s/>Inverse0 a</text:p>
            <text:p text:style-name="P5">data Mu'1 (f :: (<text:span text:style-name="T20">*</text:span><text:span text:style-name="T8">→</text:span><text:span text:style-name="T20">*</text:span>)<text:span text:style-name="T8">→</text:span>(<text:span text:style-name="T20">*</text:span><text:span text:style-name="T8">→</text:span><text:span text:style-name="T20">*</text:span>)) a i <text:s text:c="2"/>= In'1 (f (Mu'1 f a) i)<text:tab/>| <text:s/>Inverse1 (a i)</text:p>
            <text:p text:style-name="P5"/>
            <text:p text:style-name="P5"><text:span text:style-name="T19">-- msfit at different kinds</text:span></text:p>
            <text:p text:style-name="P5">msfit0 :: Phi'0 f a<text:s/><text:span text:style-name="T8">→</text:span><text:s/>(∀a. Mu'0 f a)<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msfit1 :: Phi'1 f a i<text:s/><text:span text:style-name="T8">→</text:span><text:s/>(∀a. Mu'1 f a i)<text:s/><text:span text:style-name="T8">→</text:span><text:s/>a i</text:p>
            <text:p text:style-name="P5">msfit1 phi<text:s/><text:span text:style-name="T21">(In'1 x)</text:span><text:s/>= phi<text:s/><text:span text:style-name="T28">Inverse1</text:span><text:s/><text:span text:style-name="T22">(msfit1 phi)</text:span><text:s/>x</text:p>
            <text:p text:style-name="P5"/>
            <text:p text:style-name="P5">type Phi'0 f a = ∀r.<text:s text:c="9"/><text:span text:style-name="T28">(a<text:s text:c="3"/></text:span><text:span text:style-name="T29">→<text:s/></text:span><text:span text:style-name="T28">r a <text:s/>)</text:span><text:s/><text:span text:style-name="T8">→</text:span><text:s text:c="9"/><text:span text:style-name="T22">(r a<text:s text:c="3"/></text:span><text:span text:style-name="T23">→</text:span><text:span text:style-name="T22"><text:s/>a <text:s/>)</text:span><text:s/><text:span text:style-name="T8">→<text:s text:c="6"/></text:span><text:s/>(f r a<text:s text:c="6"/><text:span text:style-name="T8">→</text:span><text:s/>a <text:s/>)</text:p>
            <text:p text:style-name="P5">type Phi'1 f a = ∀r.<text:s/><text:span text:style-name="T28">(∀i. a i<text:s/></text:span><text:span text:style-name="T29">→<text:s/></text:span><text:span text:style-name="T28">r a i)</text:span><text:s/><text:span text:style-name="T8">→</text:span><text:s/><text:span text:style-name="T22">(∀i. r a i<text:s/></text:span><text:span text:style-name="T23">→</text:span><text:span text:style-name="T22"><text:s/>a i)</text:span><text:s/><text:span text:style-name="T8">→</text:span><text:s/>(∀i. f (r a) i<text:s/><text:span text:style-name="T8">→</text:span><text:s/>a i)</text:p>
          </draw:text-box>
        </draw:frame>
        <draw:frame draw:style-name="gr8" xml:id="shape-85" draw:id="shape-85" draw:layer="" svg:width="226.87329079308pt" svg:height="158.96232148283pt" svg:x="438.29079307201pt" svg:y="181.87101185050pt">
          <draw:text-box>
            <text:list text:style-name="L1" xml:id="list-d25e0f8c-e7fa-44e1-9322-880398283d98">
              <text:list-item>
                <text:p text:style-name="P16">Terminates for ANY datatype<text:line-break/>(can embed Mu and msfit into<text:line-break/> Fw.<text:s/><text:span text:style-name="T24">see Ahn and Sheard ICFP'11</text:span>)<text:line-break/></text:p>
              </text:list-item>
            </text:list>
            <text:list text:style-name="L1" xml:id="list-1b9579cf-db63-4722-8c1e-388c90cdb107">
              <text:list-item>
                <text:p text:style-name="P16">msfit is quite useful for mixed-variant datatypes,<text:line-break/>due to "inverse" operation in addition to "recursive call"</text:p>
              </text:list-item>
            </text:list>
          </draw:text-box>
        </draw:frame>
        <draw:frame draw:style-name="gr8" xml:id="shape-86" draw:id="shape-86" draw:layer="" svg:width="335.00000000000pt" svg:height="42.50000000000pt" svg:x="69.16666666667pt" svg:y="417.50000000000pt">
          <draw:text-box>
            <text:p text:style-name="P7"><text:span text:style-name="T26">eliminating In'0 or In'1 by pattern matching is only allowed in Mendler-style iterators</text:span></text:p>
          </draw:text-box>
        </draw:frame>
        <draw:frame draw:style-name="gr8" xml:id="shape-87" draw:id="shape-87" draw:layer="" svg:width="102.50000000000pt" svg:height="24.16666666667pt" svg:x="352.50000000000pt" svg:y="344.16666666667pt">
          <draw:text-box>
            <text:p text:style-name="P17"><text:span text:style-name="T27">recursive call</text:span></text:p>
          </draw:text-box>
        </draw:frame>
        <draw:frame draw:style-name="gr8" xml:id="shape-88" draw:id="shape-88" draw:layer="" svg:width="102.50000000000pt" svg:height="20.00000000000pt" svg:x="202.50000000000pt" svg:y="341.66666666666pt">
          <draw:text-box>
            <text:p text:style-name="P17"><text:span text:style-name="T30">inverse</text:span></text:p>
          </draw:text-box>
        </draw:frame>
        <presentation:notes>
          <draw:frame presentation:style-name="pr2" xml:id="shape-89" draw:id="shape-89" draw:layer="" svg:width="489.57000000000pt" svg:height="356.37000000000pt" svg:x="62.22000000000pt" svg:y="374.46000000000pt" presentation:class="notes">
            <draw:text-box>
              <text:p text:style-name="P7"/>
            </draw:text-box>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ing values</text:span></text:p>
            <text:p text:style-name="P5"><text:tab/><text:tab/><text:tab/><text:tab/><text:span text:style-name="T31">-- but can never examine its content</text:span></text:p>
            <text:p text:style-name="P5">app :: Exp<text:s/><text:span text:style-name="T8">→</text:span><text:s/>Exp<text:s/><text:span text:style-name="T8">→</text:span><text:s/>Exp</text:p>
            <text:p text:style-name="P5">app e<text:span text:style-name="T36">1</text:span><text:s/>e<text:span text:style-name="T36">2</text:span><text:s/>= In'0 (App e<text:span text:style-name="T36">1</text:span><text:s/>e<text:span text:style-name="T36">2</text:span>)</text:p>
            <text:p text:style-name="P5"/>
          </draw:text-box>
        </draw:frame>
        <draw:frame draw:style-name="gr8" xml:id="shape-92" draw:id="shape-92" draw:layer="" svg:width="612.00000000000pt" svg:height="62.99636286519pt" svg:x="34.00000000000pt" svg:y="8.67030380147pt" presentation:class="title">
          <draw:text-box>
            <text:p text:style-name="P3">Untyped HOAS</text:p>
          </draw:text-box>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frame>
        <presentation:notes>
          <draw:frame presentation:style-name="pr2" xml:id="shape-94" draw:id="shape-94" draw:layer="" svg:width="489.57000000000pt" svg:height="356.37000000000pt" svg:x="62.22000000000pt" svg:y="374.46000000000pt" presentation:class="notes">
            <draw:text-box>
              <text:p text:style-name="P7"/>
            </draw:text-box>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7">Formatting Untyped HOAS</text:span></text:p>
            <text:p text:style-name="P18"><text:span text:style-name="T10">using<text:s/></text:span><text:span text:style-name="T38">msfit0</text:span><text:span text:style-name="T10"><text:s/>at kind *</text:span></text:p>
          </draw:text-box>
        </draw:frame>
        <draw:frame draw:style-name="gr8" xml:id="shape-97" draw:id="shape-97" draw:layer="" svg:width="568.49669450529pt" svg:height="315.01111850713pt" svg:x="44.79608116011pt" svg:y="131.56666666667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8">inv</text:span><text:s/><text:span text:style-name="T22">showE</text:span><text:s/>(Lam z) <text:s text:c="4"/>=</text:p>
            <text:p text:style-name="P5"><text:tab/>λ(v:vs)<text:s/><text:span text:style-name="T8">→</text:span><text:s/>"(λ"++v++"<text:span text:style-name="T8">→</text:span>"++ showE (z (inv (const v))) vs ++")"</text:p>
            <text:p text:style-name="P5"><text:s text:c="3"/>phi<text:s/><text:span text:style-name="T28">inv</text:span><text:s/><text:span text:style-name="T22">showE</text:span><text:s/>(App x y) <text:s/>=</text:p>
            <text:p text:style-name="P5"><text:tab/>λvs<text:s text:c="7"/><text:span text:style-name="T8">→</text:span><text:s/>"("++ showE x vs ++" "++ showE y vs ++")"</text:p>
            <text:p text:style-name="P5"/>
            <text:p text:style-name="P5">type Phi0 f a = ∀ r.<text:s/><text:span text:style-name="T28">(a<text:s/></text:span><text:span text:style-name="T29">→</text:span><text:span text:style-name="T28"><text:s/>r a)</text:span><text:s/>-&gt;<text:s/><text:span text:style-name="T22">(r a -&gt; a)</text:span><text:s/><text:span text:style-name="T8">→</text:span><text:s/>(f r a<text:s/><text:span text:style-name="T8">→</text:span><text:s/>a)</text:p>
            <text:p text:style-name="P5"/>
            <text:p text:style-name="P5">vars = [ "x"++show n | n&lt;-[0..] ] :: [String]</text:p>
          </draw:text-box>
        </draw:frame>
        <draw:frame draw:style-name="gr8" xml:id="shape-98" draw:id="shape-98" draw:layer="" svg:width="102.50000000000pt" svg:height="20.00000000000pt" svg:x="290.83333333333pt" svg:y="305.83333333333pt">
          <draw:text-box>
            <text:p text:style-name="P17"><text:span text:style-name="T27">recursive call</text:span></text:p>
          </draw:text-box>
        </draw:frame>
        <draw:frame draw:style-name="gr8" xml:id="shape-99" draw:id="shape-99" draw:layer="" svg:width="102.50000000000pt" svg:height="20.00000000000pt" svg:x="187.50000000000pt" svg:y="307.50000000000pt">
          <draw:text-box>
            <text:p text:style-name="P17"><text:span text:style-name="T30">inverse</text:span></text:p>
          </draw:text-box>
        </draw:frame>
        <presentation:notes>
          <draw:frame presentation:style-name="pr2" xml:id="shape-100" draw:id="shape-100" draw:layer="" svg:width="489.57000000000pt" svg:height="356.37000000000pt" svg:x="62.22000000000pt" svg:y="374.46000000000pt" presentation:class="notes">
            <draw:text-box>
              <text:p text:style-name="P7"/>
            </draw:text-box>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1"><text:tab/>-- Exp ::<text:s/></text:span><text:span text:style-name="T39">*</text:span><text:span text:style-name="T31"><text:s/></text:span><text:span text:style-name="T40">→</text:span><text:span text:style-name="T31"><text:s/></text:span><text:span text:style-name="T39">*</text:span><text:span text:style-name="T14"><text:s/></text:span></text:p>
            <text:p text:style-name="P5"><text:s text:c="3"/>Lam :: (Exp t<text:span text:style-name="T36">1</text:span><text:s/><text:span text:style-name="T8">→</text:span><text:s/>Exp t<text:span text:style-name="T36">2</text:span>)<text:s/><text:span text:style-name="T8">→</text:span><text:s/>Exp (t<text:span text:style-name="T36">1</text:span><text:s/><text:span text:style-name="T8">→</text:span><text:s/>t<text:span text:style-name="T36">2</text:span>)</text:p>
            <text:p text:style-name="P5"><text:s text:c="3"/>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
            <text:p text:style-name="P5"><text:span text:style-name="T1">-- using fixpoint<text:s/></text:span>(Mu'1)<text:span text:style-name="T1"><text:s/>over non-recursive base structure<text:s/></text:span>(ExpF)</text:p>
            <text:p text:style-name="P5">data ExpF r t where<text:tab/><text:span text:style-name="T31">-- ExpF :: (</text:span><text:span text:style-name="T39">*</text:span><text:span text:style-name="T31"><text:s/></text:span><text:span text:style-name="T40">→</text:span><text:span text:style-name="T31"><text:s/></text:span><text:span text:style-name="T39">*</text:span><text:span text:style-name="T41">)<text:s/></text:span><text:span text:style-name="T40">→</text:span><text:span text:style-name="T41"><text:s/>(</text:span><text:span text:style-name="T39">*</text:span><text:span text:style-name="T41"><text:s/></text:span><text:span text:style-name="T40">→</text:span><text:span text:style-name="T41"><text:s/></text:span><text:span text:style-name="T39">*</text:span><text:span text:style-name="T41">)</text:span></text:p>
            <text:p text:style-name="P5"><text:s text:c="3"/>Lam :: (r t<text:span text:style-name="T36">1</text:span><text:s/><text:span text:style-name="T8">→</text:span><text:s/>r t<text:span text:style-name="T36">2</text:span>)<text:s/><text:span text:style-name="T8">→</text:span><text:s/>ExpF r (t<text:span text:style-name="T36">1</text:span><text:s/><text:span text:style-name="T8">→</text:span><text:s/>t<text:span text:style-name="T36">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1">-- (Exp' a t) might contain Inverse</text:span></text:p>
            <text:p text:style-name="P5">type Exp t = ∀a . Exp' a t<text:tab/><text:span text:style-name="T31">-- (Exp t) does not contain Inverse</text:span></text:p>
            <text:p text:style-name="P5"/>
            <text:p text:style-name="P5">lam ::<text:s/><text:span text:style-name="T32">(∀a . Exp' a t</text:span><text:span text:style-name="T42">1</text:span><text:span text:style-name="T32"><text:s/></text:span><text:span text:style-name="T33">→</text:span><text:span text:style-name="T32"><text:s/>Exp' a t</text:span><text:span text:style-name="T42">2</text:span><text:span text:style-name="T32">)</text:span><text:s/><text:span text:style-name="T8">→</text:span><text:s/>Exp (t<text:span text:style-name="T36">1</text:span><text:s/><text:span text:style-name="T8">→</text:span><text:s/>t<text:span text:style-name="T36">2</text:span>)</text:p>
            <text:p text:style-name="P5">lam<text:s/><text:span text:style-name="T32"><text:s/>f<text:s/></text:span><text:s/>= In'1 (Lam f )<text:tab/><text:tab/><text:span text:style-name="T31">--</text:span><text:span text:style-name="T35"><text:s/>f<text:s/></text:span><text:span text:style-name="T31"><text:s/>can handle Inverse containing values</text:span></text:p>
            <text:p text:style-name="P5"><text:tab/><text:tab/><text:tab/><text:tab/><text:span text:style-name="T31">-- but can never examine its content</text:span></text:p>
            <text:p text:style-name="P5">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app e<text:span text:style-name="T36">1</text:span><text:s/>e<text:span text:style-name="T36">2</text:span><text:s text:c="2"/>= In'1 (App e<text:span text:style-name="T36">1</text:span><text:s/>e<text:span text:style-name="T36">2</text:span>)<text:tab/></text:p>
          </draw:text-box>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3">1</text:span><text:span text:style-name="T13"><text:s/>-}</text:span><text:s text:c="8"/><text:span text:style-name="T13">{- f :: r Id t</text:span><text:span text:style-name="T43">1</text:span><text:span text:style-name="T13"><text:s/>-&gt; r Id t</text:span><text:span text:style-name="T43">2</text:span><text:span text:style-name="T13"><text:s/>-}</text:span></text:p>
            <text:p text:style-name="P5"><text:s text:c="3"/>phi<text:s/><text:span text:style-name="T28">inv</text:span><text:s/><text:span text:style-name="T44">ev</text:span><text:s/>(Lam f ) = MkId(λv<text:s/><text:span text:style-name="T8">→</text:span><text:s/>unId(ev (f (inv (MkId v)))))</text:p>
            <text:p text:style-name="P5"><text:s text:c="3"/>phi<text:s/><text:span text:style-name="T28">inv</text:span><text:s/><text:span text:style-name="T44">ev</text:span><text:s/>(App e<text:span text:style-name="T36">1</text:span><text:s/>e<text:span text:style-name="T36">2</text:span>) = MkId(unId(ev e<text:span text:style-name="T36">1</text:span>) (unId(ev e<text:span text:style-name="T36">2</text:span>)))</text:p>
            <text:p text:style-name="P5"/>
            <text:p text:style-name="P5">type Phi'1 f a = ∀r.<text:s/><text:span text:style-name="T28">(∀i. a i<text:s/></text:span><text:span text:style-name="T29">→</text:span><text:span text:style-name="T28"><text:s/>r a i)</text:span><text:s/><text:span text:style-name="T8">→</text:span><text:s/><text:span text:style-name="T44">(∀i. r a i<text:s/></text:span><text:span text:style-name="T45">→</text:span><text:span text:style-name="T44"><text:s/>a i)</text:span><text:s/><text:span text:style-name="T8">→</text:span><text:s/>(∀i. f (r a) i<text:s/><text:span text:style-name="T8">→</text:span><text:s/>a i)</text:p>
            <text:p text:style-name="P5"/>
            <text:p text:style-name="P19"><text:span text:style-name="T9">This is example is a super awesome cooooool discovery that System Fw can express Simply-Typed HOAS evaluation!!!</text:span></text:p>
          </draw:text-box>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8">msfit1</text:span><text:span text:style-name="T10"><text:s/>at kind *→*</text:span></text:p>
          </draw:text-box>
        </draw:frame>
        <draw:frame draw:style-name="gr8" xml:id="shape-109" draw:id="shape-109" draw:layer="" svg:width="102.50000000000pt" svg:height="20.00000000000pt" svg:x="357.50000000000pt" svg:y="304.16666666666pt">
          <draw:text-box>
            <text:p text:style-name="P17"><text:span text:style-name="T27">recursive call</text:span></text:p>
          </draw:text-box>
        </draw:frame>
        <draw:frame draw:style-name="gr8" xml:id="shape-110" draw:id="shape-110" draw:layer="" svg:width="102.50000000000pt" svg:height="20.00000000000pt" svg:x="192.50000000000pt" svg:y="305.83333333333pt">
          <draw:text-box>
            <text:p text:style-name="P17"><text:span text:style-name="T30">inverse</text:span></text:p>
          </draw:text-box>
        </draw:frame>
        <presentation:notes>
          <draw:frame presentation:style-name="pr2" xml:id="shape-111" draw:id="shape-111" draw:layer="" svg:width="489.57000000000pt" svg:height="356.37000000000pt" svg:x="62.22000000000pt" svg:y="374.46000000000pt" presentation:class="notes">
            <draw:text-box>
              <text:p text:style-name="P7"/>
            </draw:text-box>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frame>
        <draw:frame draw:style-name="gr8" xml:id="shape-114" draw:id="shape-114" draw:layer="" svg:width="609.60574293528pt" svg:height="363.65325129140pt" svg:x="20.39425706472pt" svg:y="98.01341537527pt" presentation:class="subtitle">
          <draw:text-box>
            <text:list text:style-name="L3" xml:id="list-e4c37f68-5581-4f72-87d1-7311d9ff0136">
              <text:list-item>
                <text:p text:style-name="P20">Built upon the idea of Mendler-style recursion schemes</text:p>
              </text:list-item>
              <text:list-item>
                <text:p text:style-name="P21">Supports an extension of Hindley--Milner type inference to make it easier to use Mendler-style recursion schemes and indexed datatypes</text:p>
              </text:list-item>
              <text:list-item>
                <text:p text:style-name="P21">Handling different notions of recursive type operators (Mu, Mu') still needs more rigorous clarification in the theory, but intuitively,</text:p>
              </text:list-item>
            </text:list>
            <text:p text:style-name="P22"><text:tab/>Mu0 f <text:s/>= ∀a. Mu'0 f a</text:p>
            <text:p text:style-name="P22"><text:tab/>Mu1 f <text:s/>= ∀a. Mu'1 f a i<text:line-break/><text:tab/>...</text:p>
            <text:p text:style-name="P23">So, we hide Mu' from users as if there is one kind of Mu<text:line-break/>and Mu' is only used during the computation of msfit</text:p>
            <text:list text:style-name="L3" xml:id="list-f1e7ac0a-b272-40be-8b74-7ed7575343e5">
              <text:list-item>
                <text:p text:style-name="P21">Supports<text:s/><text:span text:style-name="T1">term-indexed types</text:span><text:s/>as well as type-indexed types.<text:line-break/>Our term indexed calculus, System Fi (to appear in TLCA 2013), extends System Fw with erasable term indices.</text:p>
              </text:list-item>
            </text:list>
          </draw:text-box>
        </draw:frame>
        <presentation:notes>
          <draw:frame presentation:style-name="pr2" xml:id="shape-115" draw:id="shape-115" draw:layer="" svg:width="489.57000000000pt" svg:height="356.37000000000pt" svg:x="62.22000000000pt" svg:y="374.46000000000pt" presentation:class="notes">
            <draw:text-box>
              <text:p text:style-name="P7"/>
            </draw:text-box>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frame>
        <draw:frame draw:style-name="gr8" xml:id="shape-118" draw:id="shape-118" draw:layer="" svg:width="575.83333333334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6">cast</text:span><text:s/>from abstract recursive type (r) to concrete recursive type (Mu f ).</text:p>
            <text:p text:style-name="P5"><text:s text:c="3"/>Phi0 f a = ∀r.<text:s text:c="9"/><text:span text:style-name="T28">(r<text:s text:c="3"/></text:span><text:span text:style-name="T46">→</text:span><text:span text:style-name="T28"><text:s/>Mu f <text:s/>)</text:span><text:s/><text:span text:style-name="T1">→</text:span><text:s text:c="9"/><text:span text:style-name="T44">(r<text:s text:c="3"/></text:span><text:span text:style-name="T47">→</text:span><text:span text:style-name="T44"><text:s/>a <text:s/>)</text:span><text:s/><text:span text:style-name="T1">→</text:span><text:s text:c="9"/>(f r<text:s text:c="3"/><text:span text:style-name="T1">→</text:span><text:s/>a <text:s/>)</text:p>
            <text:p text:style-name="P5"><text:s text:c="3"/>Phi1 f a = ∀r.<text:s/><text:span text:style-name="T28">(∀i. r i<text:s/></text:span><text:span text:style-name="T46">→</text:span><text:span text:style-name="T28"><text:s/>Mu f i)</text:span><text:s/><text:span text:style-name="T1">→</text:span><text:s/><text:span text:style-name="T44">(∀i. r i<text:s/></text:span><text:span text:style-name="T47">→</text:span><text:span text:style-name="T44"><text:s/>a i)</text:span><text:s/><text:span text:style-name="T1">→</text:span><text:s/>(∀i. f r i<text:s/><text:span text:style-name="T1">→</text:span><text:s/>a i)</text:p>
            <text:p text:style-name="P5">With<text:s/><text:span text:style-name="T1">mpr</text:span><text:span text:style-name="T48">, one can write constant time predecessor for natural numbers and tail function for lists by using the cast operation.</text:span></text:p>
            <text:p text:style-name="P5"/>
            <text:p text:style-name="P5"><text:span text:style-name="T48">Next example motivates an extension to mpr that can<text:s/></text:span><text:span text:style-name="T49">uncast</text:span><text:span text:style-name="T48"><text:s/>from concrete recursive type (Mu f i) to abstract recursive type (r i)</text:span></text:p>
            <text:p text:style-name="P5"><text:s text:c="3"/>Phi1 f a = ∀r.<text:s/><text:span text:style-name="T50">(∀i. Mu f i<text:s/></text:span><text:span text:style-name="T49">→</text:span><text:span text:style-name="T50"><text:s/>r i)</text:span><text:s/><text:span text:style-name="T1">→</text:span></text:p>
            <text:p text:style-name="P5"><text:tab/><text:s text:c="14"/><text:span text:style-name="T28">(∀i. r i<text:s/></text:span><text:span text:style-name="T46">→</text:span><text:span text:style-name="T28"><text:s/>Mu f i)</text:span><text:s/><text:span text:style-name="T1">→</text:span><text:s/><text:span text:style-name="T44">(∀i. r i<text:s/></text:span><text:span text:style-name="T47">→</text:span><text:span text:style-name="T44"><text:s/>a i)</text:span><text:s/><text:span text:style-name="T1">→</text:span><text:s/>(∀i. f r i<text:s/><text:span text:style-name="T1">→</text:span><text:s/>a i)</text:p>
            <text:p text:style-name="P5">Recursion scheme with above Phi1 type does not terminate for mixed-variant datatypes -- needs some additional restriction on uncast.</text:p>
          </draw:text-box>
        </draw:frame>
        <presentation:notes>
          <draw:frame presentation:style-name="pr2" xml:id="shape-119" draw:id="shape-119" draw:layer="" svg:width="489.57000000000pt" svg:height="356.37000000000pt" svg:x="62.22000000000pt" svg:y="374.46000000000pt" presentation:class="notes">
            <draw:text-box>
              <text:p text:style-name="P7"/>
            </draw:text-box>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3">1</text:span><text:span text:style-name="T13"><text:s/>-&gt; r Val t</text:span><text:span text:style-name="T43">2</text:span><text:span text:style-name="T51"><text:s/>, <text:s text:c="3"/>v :: Val t</text:span><text:span text:style-name="T43">1</text:span><text:span text:style-name="T51"><text:s/></text:span></text:p>
            <text:p text:style-name="P5"><text:s text:c="3"/>phi inv ev (Lam f ) = val(λv<text:s/><text:span text:style-name="T8">→</text:span><text:s/>ev (f (inv v)))</text:p>
            <text:p text:style-name="P5"><text:s text:c="3"/>phi inv ev (App e<text:span text:style-name="T36">1</text:span><text:s/>e<text:span text:style-name="T36">2</text:span>) =<text:s text:c="2"/><text:span text:style-name="T52"><text:s/>unVal<text:s/></text:span>(ev e<text:span text:style-name="T36">1</text:span>) (ev e<text:span text:style-name="T36">2</text:span>)</text:p>
            <text:p text:style-name="P5"/>
            <text:p text:style-name="P19"><text:span text:style-name="T9">Only if we had<text:s/></text:span><text:span text:style-name="T14">unVal :: Val (t</text:span><text:span text:style-name="T53">1</text:span><text:span text:style-name="T14"><text:s/></text:span><text:span text:style-name="T8">→</text:span><text:span text:style-name="T14"><text:s/>t</text:span><text:span text:style-name="T53">2</text:span><text:span text:style-name="T14">)<text:s/></text:span><text:span text:style-name="T8">→</text:span><text:span text:style-name="T14"><text:s/>(Val t</text:span><text:span text:style-name="T53">1</text:span><text:span text:style-name="T14"><text:s/></text:span><text:span text:style-name="T8">→</text:span><text:span text:style-name="T14"><text:s/>Val t</text:span><text:span text:style-name="T53">2</text:span><text:span text:style-name="T14">)</text:span><text:span text:style-name="T54"><text:s/>i</text:span><text:span text:style-name="T9">t would be possible to write this, but<text:s/></text:span><text:span text:style-name="T14">unVal</text:span><text:span text:style-name="T9"><text:s/>does not seem to be definable using any known Mendler-style recursion scheme.</text:span></text:p>
          </draw:text-box>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frame>
        <presentation:notes>
          <draw:frame presentation:style-name="pr2" xml:id="shape-123" draw:id="shape-123" draw:layer="" svg:width="489.57000000000pt" svg:height="356.37000000000pt" svg:x="62.22000000000pt" svg:y="374.46000000000pt" presentation:class="notes">
            <draw:text-box>
              <text:p text:style-name="P7"/>
            </draw:text-box>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8" xml:id="shape-125" draw:id="shape-125" draw:layer="" svg:width="633.50000000000pt" svg:height="50.33333333333pt" svg:x="23.25000000000pt" svg:y="5.50000000000pt" presentation:class="title">
          <draw:text-box>
            <text:p text:style-name="P3"><text:span text:style-name="T10">New recursion scheme to write unVal</text:span></text:p>
          </draw:text-box>
        </draw:frame>
        <draw:frame draw:style-name="gr8" xml:id="shape-126" draw:id="shape-126" draw:layer="" svg:width="544.00000000000pt" svg:height="412.50000000000pt" svg:x="53.00000000000pt" svg:y="58.75000000000pt" presentation:class="subtitl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1">-- size restriction over indices in both uncast and cast</text:span></text:p>
            <text:p text:style-name="P5">type Phi1 f a = ∀ r <text:s/>j.<text:tab/>(∀i. (i &lt; j) ⇒ Mu f i<text:s/><text:span text:style-name="T8">→</text:span><text:s/>r i)<text:s/><text:span text:style-name="T8">→</text:span><text:span text:style-name="T55"><text:tab/>-- uncast</text:span></text:p>
            <text:p text:style-name="P5"><text:tab/><text:tab/><text:tab/>(∀i. (i &lt; j) ⇒ r i<text:s/><text:span text:style-name="T8">→</text:span><text:s/>Mu f i)<text:s/><text:span text:style-name="T8">→</text:span><text:span text:style-name="T56"><text:tab/>-- cast</text:span></text:p>
            <text:p text:style-name="P5"><text:tab/><text:tab/><text:tab/>(∀i. r i<text:s/><text:span text:style-name="T8">→</text:span><text:s/>a i)<text:s/><text:span text:style-name="T8">→</text:span><text:s/>(r j<text:s/><text:span text:style-name="T8">→</text:span><text:s/>a j)</text:p>
            <text:p text:style-name="P5"><text:span text:style-name="T31">-- or, maybe without the size restriction over indices in cast</text:span></text:p>
            <text:p text:style-name="P5">type Phi1 f a = ∀ r <text:s/>j.<text:tab/>(∀i. (i &lt; j) ⇒ Mu f i<text:s/><text:span text:style-name="T8">→</text:span><text:s/>r i)<text:s/><text:span text:style-name="T8">→</text:span><text:span text:style-name="T55"><text:tab/>-- uncast</text:span></text:p>
            <text:p text:style-name="P5"><text:tab/><text:tab/><text:tab/>(∀i. <text:s text:c="15"/>r i<text:s/><text:span text:style-name="T8">→</text:span><text:s/>Mu f i)<text:s/><text:span text:style-name="T8">→</text:span><text:span text:style-name="T56"><text:tab/>-- cast</text:span></text:p>
            <text:p text:style-name="P5"><text:tab/><text:tab/><text:tab/>(∀i. r i<text:s/><text:span text:style-name="T8">→</text:span><text:s/>a i)<text:s/><text:span text:style-name="T8">→<text:s/></text:span>(f r j<text:s/><text:span text:style-name="T8">→</text:span><text:s/>a j)</text:p>
          </draw:text-box>
        </draw:frame>
        <draw:frame draw:style-name="gr8" xml:id="shape-127" draw:id="shape-127" draw:layer="" svg:width="300.83333333333pt" svg:height="44.16666666667pt" svg:x="367.50000000000pt" svg:y="220.00000000000pt">
          <draw:text-box>
            <text:p text:style-name="P24"><text:span text:style-name="T57">Preliminary idea that still need further studies for the termination proof</text:span></text:p>
          </draw:text-box>
        </draw:frame>
        <presentation:notes>
          <draw:frame presentation:style-name="pr2" xml:id="shape-128" draw:id="shape-128" draw:layer="" svg:width="489.57000000000pt" svg:height="356.37000000000pt" svg:x="62.22000000000pt" svg:y="374.46000000000pt" presentation:class="notes">
            <draw:text-box>
              <text:p text:style-name="P7"/>
            </draw:text-box>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3">
        <draw:layer-set>
          <draw:layer draw:name=""/>
        </draw:layer-set>
        <draw:frame draw:style-name="gr8" xml:id="shape-130" draw:id="shape-130" draw:layer="" svg:width="544.00000000000pt" svg:height="80.10000000000pt" svg:x="68.00000000000pt" svg:y="92.40000000000pt" presentation:class="subtitle">
          <draw:text-box>
            <text:p text:style-name="P5">Thanks for listening.</text:p>
          </draw:text-box>
        </draw:frame>
        <draw:frame draw:style-name="gr8" xml:id="shape-131" draw:id="shape-131" draw:layer="" svg:width="612.00000000000pt" svg:height="59.50000000000pt" svg:x="34.00000000000pt" svg:y="14.66666666667pt" presentation:class="title">
          <draw:text-box>
            <text:p text:style-name="P3">Questions or Suggestions?</text:p>
          </draw:text-box>
        </draw:frame>
        <draw:frame draw:style-name="gr12" xml:id="shape-132" draw:id="shape-132" draw:layer="" svg:width="407.66666666667pt" svg:height="177.60000000000pt" svg:x="129.00000000000pt" svg:y="258.23333333333pt" presentation:class="subtitle">
          <draw:text-box>
            <text:p text:style-name="P25"><text:span text:style-name="T58">===============&lt;<text:s/></text:span><text:span text:style-name="T59">Advertisement</text:span><text:span text:style-name="T58"><text:s/>&gt;=============</text:span></text:p>
            <text:p text:style-name="P26"/>
            <text:p text:style-name="P26"><draw:frame draw:style-name="gr13" xml:id="shape-133" draw:id="shape-133" draw:layer="" svg:width="134.64629533574pt" svg:height="134.64629533574pt" svg:x="52.50000000000pt" svg:y="276.59156917550pt" text:anchor-type="char"><draw:image xlink:type="simple" xlink:show="embed" xlink:actuate="onLoad" xlink:href="Pictures/image1.png"/></draw:frame><text:span text:style-name="T58">Ki Yung Ahn &lt;kya@cs.pdx.edu&gt; is graduating soon this summer and openly looking for research positions worldwide.</text:span></text:p>
          </draw:text-box>
        </draw:frame>
        <draw:frame draw:style-name="gr9" xml:id="shape-134" draw:id="shape-134" draw:layer="" svg:width="134.64629533574pt" svg:height="134.64629533574pt" svg:x="126.66666666667pt" svg:y="288.25823584217pt">
          <draw:image xlink:type="simple" xlink:show="embed" xlink:actuate="onLoad" xlink:href="Pictures/image1.png"/>
        </draw:frame>
        <presentation:notes>
          <draw:frame presentation:style-name="pr2" xml:id="shape-135" draw:id="shape-135" draw:layer="" svg:width="489.57000000000pt" svg:height="356.37000000000pt" svg:x="62.22000000000pt" svg:y="374.46000000000pt" presentation:class="notes">
            <draw:text-box>
              <text:p text:style-name="P7"/>
            </draw:text-box>
          </draw:frame>
          <draw:page-thumbnail draw:style-name="gr10" xml:id="shape-136" draw:id="shape-136" draw:layer="" svg:width="396.28000000000pt" svg:height="296.96000000000pt" svg:x="108.00000000000pt" svg:y="60.18000000000pt" presentation:class="page" draw:page-number="17"/>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21"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4" style:display-name="L4">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45612333914pt" svg:height="113.54218104518pt" svg:x="0.00000000000pt" svg:y="396.70200000000pt" svg:viewBox="0 0 680 114" svg:d="M579.714 62.3378L582.77 62.3378L582.77 85.6653L584.476 85.6653L584.476 60.1232L591.68 60.1232L591.68 64.2792C592.968 63.8241 594.623 63.7382 596.476 64.9465L596.476 64.0363L600.898 56.392L603.098 56.3617L603.098 53.055L606.883 53.055L606.883 51.114L603.62 51.114L603.62 49.7792L604.747 49.7792C603.995 48.7478 604.928 48.0198 604.928 48.0198L605.846 48.0198C606.744 48.6002 606.462 49.387 606.243 49.7792L606.883 49.7792L606.883 47.2918L603.68 47.2918L603.68 45.9264L604.716 45.9264C604.201 44.9446 605.083 44.2886 605.083 44.2886L606.029 44.2886C606.822 44.8102 606.733 45.4707 606.548 45.9264L606.883 45.9264L606.853 43.4397L603.62 43.4397L603.62 42.1045L604.593 42.1045C604.14 41.1846 604.928 40.5578 604.928 40.5578L605.755 40.5578C606.457 41.049 606.378 41.6777 606.213 42.1045L606.853 42.1045L606.853 39.5867L603.741 39.5867L603.741 38.3732L603.497 38.3732L603.343 37.6451L603.343 36.8869L603.465 36.4015L604.292 36.3714L604.471 36.6138L604.471 37.7364L605.355 37.7667L605.386 38.1913L605.083 38.2215L605.083 37.9791L604.382 37.9791L604.322 38.2519L606.853 38.2519L606.853 35.7041L603.62 35.7041L603.62 34.3387L606.853 34.3387L606.853 34.0054L606.792 34.0054C606.792 34.0054 603.694 33.8947 603.098 33.4894C603.116 32.5312 603.098 32.5191 603.098 32.5191C603.098 32.5191 603.305 32.3077 603.864 32.2153C603.919 32.2338 603.895 32.0028 603.895 32.0028L603.374 32.0028L603.128 31.7605L603.128 27.8473L602.796 27.8473C602.796 27.8473 602.593 27.7326 602.521 27.5439L602.521 22.4778C602.521 22.4778 602.801 22.1338 603.159 22.023C603.139 22.0034 603.159 18.5645 603.159 18.5645C603.556 17.9215 605.322 17.6922 606.517 17.5333L606.517 17.2606C606.517 17.2606 605.478 17.2089 605.296 16.9872C605.276 16.9872 604.917 16.6628 604.898 16.5322C604.884 16.5062 604.898 14.1661 604.898 14.1661C605.038 13.927 606.09 13.5032 607.066 13.4382L608.348 13.4382L608.103 10.7688L608.103 10.7382L607.618 5.09622L607.527 5.09622L607.557 4.33786L607.496 3.79185L607.557 3.79185L607.557 3.73118L611.158 3.79185L611.158 3.85249L611.217 3.85249L610.881 7.40164L610.881 7.82632L610.85 7.82632L610.64 10.1624L610.64 10.7688L610.578 10.7688L610.335 13.4382L611.617 13.4382C612.589 13.5032 613.675 13.8965 613.814 14.1358C613.814 14.1358 613.828 16.5062 613.814 16.5322C613.795 16.6628 613.435 16.9872 613.415 16.9872C613.233 17.2088 612.197 17.2606 612.197 17.2606L612.197 17.5333C613.387 17.6922 615.155 17.9216 615.549 18.5645C615.549 18.5645 615.569 22.0034 615.549 22.023C615.912 22.1338 616.194 22.4778 616.194 22.4778L616.194 27.5439C616.122 27.7326 615.918 27.8473 615.918 27.8473L615.581 27.8473L615.581 31.7605L615.337 31.9727L614.82 31.9727C614.82 31.9727 614.795 32.2338 614.849 32.2153C615.403 32.3077 615.581 32.4884 615.581 32.4884C615.581 32.4884 615.593 32.5312 615.611 33.4894C615.019 33.8947 611.892 34.0054 611.892 34.0054L611.8 34.0054L611.8 34.3387L615.092 34.3387L615.092 35.7041L611.8 35.7041L611.8 38.2519L612.227 38.2519C612.089 37.5033 612.559 37.0083 612.559 37.0083L613.234 37.0083C613.669 37.3823 613.744 37.8618 613.692 38.2519L615.185 38.2519L615.185 39.5867L611.8 39.5867L611.8 42.0741L613.476 42.0741C612.779 41.0134 613.601 40.2536 613.601 40.2536L614.362 40.2536C615.143 40.8541 614.885 41.6938 614.699 42.0741L615.063 42.0741L615.063 43.4397L611.8 43.4397L611.83 45.9264L615.154 45.9264L615.154 47.2918L611.83 47.2918L611.83 49.749L613.354 49.749C612.39 48.6594 613.446 47.8984 613.446 47.8984L614.393 47.8984C615.445 48.5455 614.979 49.4281 614.76 49.749L615.092 49.749L615.092 51.114L611.83 51.114L611.83 53.055L615.581 53.055L615.581 66.2204L615.98 68.9812L617.417 69.0718L617.417 79.4464L618.576 79.4464L619.186 77.0501L620.039 79.2037L620.039 64.5521L622.484 64.5521L622.484 61.5185L623.522 61.5185L623.522 41.2856L635.242 33.9749L635.181 63.187L638.784 61.1243L638.784 85.089L639.794 85.089L639.794 70.801C640.166 69.5783 640.535 68.6241 640.92 67.8888L640.92 63.5205L644.034 63.5205L644.034 56.1491L645.897 50.7195L648.245 46.9274L650.505 50.5374L652.429 56.483L652.429 62.793L656.827 62.793L656.827 74.4108L658.014 74.4108L658.014 85.6653L658.535 85.6653L658.535 72.0448L662.686 72.0448L662.686 85.6653L663.08 85.6653L663.08 71.3771L665.557 71.3771L665.557 67.4947L670.29 67.4947L670.29 85.6653L673.006 85.6653L673.006 75.0173L675.02 75.0173L675.02 63.2177L680.456 63.2177L680.18 94.9781L680.18 113.542L1.04116e-13 113.542L0 63.0354L0.221907 63.0354L0.221907 73.7134L1.443 73.7134L1.443 60.5173L6.02204 60.5173L6.02204 58.8795L5.35042 58.8795L5.35042 50.4465L6.63252 50.4465L6.63252 49.0511L7.24308 49.0511L8.98312 46.1998L8.98312 43.5608L11.0284 37.6146L11.0284 36.523L11.059 37.6146L12.9515 43.5608L12.9515 46.1998L14.6917 49.0814L15.3023 49.0814L15.3023 50.4465L16.5843 50.4465L16.5843 58.8795L15.9129 58.8795L15.9129 60.0324L18.5687 60.0324L18.5687 71.7113L20.7969 71.7113L20.7969 71.8022L21.4379 71.8022L21.4379 64.8557L21.5909 64.8557L21.5909 59.9108L27.6962 59.9108L27.6962 47.3829C27.6962 45.5801 30.1945 41.24 33.3131 41.164C36.5791 41.0846 39.1364 45.6862 39.2047 47.3829C39.2094 47.5016 39.2063 62.1271 39.2047 73.4095L39.9373 73.4095L39.9373 63.1568L41.7689 63.1568L41.7689 62.2468L44.1502 62.2468L44.1502 55.8461L48.3629 55.8461L48.3629 62.2468L51.4461 62.2468L51.4461 85.6653L51.5377 85.6653L51.5377 64.37L53.4605 61.0335L55.323 64.2491L55.323 85.6653L55.4451 85.6653L55.4451 70.1037L55.5368 70.1037L55.5368 64.5826L60.9704 64.5826L60.9094 70.1037L61.245 70.1037L61.245 68.4956L66.5873 67.0696L66.5873 85.6653L67.3811 85.6653L67.3811 64.37L68.6327 64.37L68.6327 64.2491C68.6327 64.2491 71.1969 61.151 74.7685 62.3984L74.7685 62.1558L81.9731 62.1558L81.9731 67.1611L83.5298 67.1611L86.7351 79.0825L86.7351 66.0385L91.1924 57.211L94.9163 57.1502L98.9767 65.3712L98.9767 75.412L99.8312 77.5658L99.8312 85.3616L101.113 85.3616L101.113 71.1043L103.125 71.1043L104.745 60.4264L106.275 71.0135L107.676 71.1043L107.676 73.2883L107.828 73.2883L107.828 85.089L109.871 85.089L109.871 64.6126L112.743 64.6126L112.743 63.551L117.72 63.551L117.72 67.1611L119.338 67.1611L119.338 79.8711L120.62 79.8711L120.62 61.6093L121.416 61.6093L121.416 35.0062L124.681 25.4203L128.801 18.7771L132.802 25.117L136.19 35.5827L136.19 60.912L136.528 60.912L136.528 70.2855C137.288 71.5414 137.777 72.8033 137.777 72.8033L137.777 76.9592C137.927 76.9478 138.084 76.9389 138.232 76.9288L138.232 70.1641L140.675 70.1641L140.706 68.0709L141.043 65.462L141.349 66.8575L141.349 33.4894L144.432 33.4894L144.432 36.4015L151.697 36.4015L151.697 33.4593L154.566 33.4593L154.566 70.649C154.614 70.6447 154.668 70.6486 154.719 70.649L154.719 61.3366L160.152 61.3366L160.122 66.4627L162.348 67.7678L162.932 66.0995L162.807 68.0405L166.045 69.8907L166.045 77.0501L166.504 77.0501L168.639 70.0731L169.888 67.4639L169.675 70.012L170.592 70.012L170.592 66.3722L174.776 66.3722C174.833 66.0658 174.885 65.7921 174.927 65.7656C175.305 65.2967 174.941 65.8752 174.715 65.1891C174.689 65.0383 175.027 62.931 175.446 62.732C175.658 62.6737 178.627 62.132 180.241 62.0953C180.193 62.1133 184.023 62.0953 184.023 62.0953C184.023 62.0953 189.506 62.6965 192.512 63.9762L194.31 61.1849L197.119 61.2458L200.322 65.4927L200.476 68.9812C202.167 70.467 204.448 72.6102 205.606 74.6231L206.343 74.4415L206.343 64.9769L213.514 64.9769L213.514 72.6514L215.254 72.2271L215.254 67.1916L220.931 67.1916L220.931 70.801L221.727 70.5889L221.727 69.8907L223.099 70.255L223.589 70.1336L223.589 61.3973L224.41 56.3314L224.167 56.3617L224.197 56.2102L224.441 56.18L224.716 54.8146L224.869 53.6921L224.961 54.8453L225.203 56.1192L225.449 56.1192L225.449 56.2707L225.235 56.3012L225.48 57.3324L226.275 59.6989L226.793 59.6989L229.052 51.7205L231.465 59.6989L231.952 59.6989L232.382 57.3324L232.595 56.4528L232.32 56.4227L232.29 56.2403L232.626 56.2403L232.93 54.5112L233.052 53.571L233.174 54.5419L233.445 56.2403L233.722 56.2403L233.752 56.4528L233.476 56.4227L234.272 61.3973L234.272 64.8557L234.852 63.8846L236.529 66.7969L242.302 66.7969L242.302 65.9779L248.378 65.9779L248.378 66.7969L249.596 66.7969L249.596 63.4601L259.398 63.4601L259.398 66.7969L259.946 66.7969C259.767 65.4556 260.524 65.6444 260.524 65.6444C260.877 65.6433 260.831 66.4329 260.831 66.4329L262.111 66.4329C262.111 66.1806 262.207 65.8155 262.051 65.5835C261.719 65.0937 261.721 64.5407 262.297 64.3095C263.431 64.6633 262.57 65.6444 262.57 65.6444L262.57 66.4025L263.822 66.4329C263.77 65.541 264.363 65.6061 264.341 65.6137C264.955 65.5624 264.798 66.5544 264.798 66.5544L264.798 67.0394L269.745 67.0394L269.745 62.8534L276.309 62.8534L276.309 67.0394L278.14 67.0394L278.14 64.9769L286.14 64.9769L286.14 67.0394L289.891 67.0394L289.891 65.1891L290.258 65.1891L290.258 61.3366L291.083 56.2707L290.837 56.3012L290.867 56.1192L291.114 56.0893L291.357 54.754L291.541 53.6011L291.632 54.754L291.876 56.0282L292.12 56.0586L292.12 56.2102L291.907 56.2102L292.151 57.2414L292.58 58.7885L293.708 58.7885L295.695 51.6294L297.953 59.6682L298.624 59.6682L299.049 57.2414L299.263 56.392L298.988 56.3617L298.958 56.18L299.293 56.18L299.568 54.4506L299.722 53.4797L299.813 54.4506L300.118 56.18L300.394 56.18L300.424 56.3617L300.15 56.3617L300.941 61.3366L300.972 70.2855L302.073 70.5585L302.073 64.2792L308.88 68.1926L308.88 72.2573L311.78 72.9853L311.78 68.3134L313.398 68.3134L313.398 64.7037L318.372 64.7037L318.372 65.8563C319.896 64.9291 322.365 64.2329 325.209 66.6756C325.199 67.0544 325.186 68.4846 325.181 69.7394L326.373 61.5794L327.653 70.1037L331.652 70.1037L332.14 71.8932L332.14 66.4935L336.234 59.4861L339.924 59.5468L344.383 67.1916L344.383 80.508L346.43 80.508L347.008 78.1117L347.956 80.4782L347.956 81.9945L349.144 82.298L349.144 63.2779L356.349 63.2779L356.349 84.1181L358.026 84.5121L358.026 67.555L358.056 67.555L358.056 65.4927L363.737 65.4927L363.737 67.555L364.318 67.555L364.318 85.6653L364.563 85.6653L364.563 68.2226L368.744 69.3142L368.744 64.5521L375.765 64.5521L375.765 69.5273L375.795 69.5273L375.795 65.4016L377.566 62.368L377.566 58.9707L376.864 58.9707L376.864 57.6359L377.536 57.6359C377.536 57.6359 377.693 55.2425 380.253 54.8146C380.282 54.8096 380.545 52.943 380.497 52.4787C380.22 52.3816 380.037 52.1548 380.037 51.9026C380.025 51.5841 380.302 51.31 380.681 51.2655L380.742 49.4453L380.802 51.2655C381.213 51.2713 381.541 51.5563 381.533 51.9026C381.528 52.1609 381.334 52.3899 381.045 52.4787C381.006 53.0092 381.169 54.7467 381.198 54.754C383.761 55.4022 384.099 57.6359 384.099 57.6359L384.8 57.6359L384.8 58.9098L384.069 58.9098L384.038 63.8546L384.647 63.8546L384.647 67.0696L385.105 67.0696L385.105 64.2792L388.159 64.2792L388.159 62.4592L387.456 62.4592L387.456 61.1243L388.128 61.1243C388.128 61.1243 388.289 58.7309 390.844 58.303C390.875 58.2982 391.136 56.4317 391.088 55.9673C390.811 55.8702 390.631 55.6432 390.631 55.3908C390.623 55.0636 390.912 54.7859 391.304 54.754L391.335 52.9341L391.425 54.754C391.825 54.7736 392.134 55.0545 392.127 55.3908C392.12 55.6493 391.926 55.8785 391.639 55.9673C391.6 56.4973 391.761 58.2352 391.791 58.2425C392.731 58.4807 393.37 58.948 393.806 59.4254L395.177 59.4254L395.177 61.1243L395.39 61.1243L395.39 61.7611L402.233 61.7611L402.233 63.6724L404.613 63.6724L404.613 64.2792L407.758 64.2792L407.758 61.6705L407.085 61.6705L407.085 60.4264L407.728 60.4264C407.728 60.4264 407.887 58.2412 410.352 57.8485C410.38 57.8436 410.626 56.1921 410.593 55.7247C410.314 55.6376 410.131 55.42 410.136 55.1787C410.133 54.8832 410.412 54.6337 410.777 54.6023L410.807 52.9341L410.901 54.6023C411.278 54.6219 411.576 54.8745 411.575 55.1787C411.575 55.4262 411.375 55.6458 411.084 55.7247C411.05 56.2207 411.238 57.7808 411.266 57.7875C412.318 58.0411 412.958 58.5497 413.374 59.0617L413.374 59.0007L416.244 59.0007L416.244 57.6968L416.884 57.6968C416.884 57.6968 417.043 55.3035 419.601 54.8755C419.633 54.8699 419.96 52.7867 419.877 52.4485C419.574 52.3558 419.376 52.1116 419.387 51.8421C419.397 51.5261 419.686 51.2661 420.06 51.2352L420.089 49.3847L420.181 51.2046C420.58 51.2243 420.89 51.5055 420.882 51.8421C420.876 52.1004 420.682 52.3295 420.396 52.4181C420.323 52.8005 420.546 54.8072 420.578 54.8146C423.135 55.4634 423.476 57.6968 423.476 57.6968L424.181 57.6968L424.181 58.9707L423.446 58.9707L423.446 59.6989L429.248 59.6989L429.248 67.3431C429.538 67.3783 429.854 67.4274 429.95 67.4947C429.951 67.4904 429.95 68.89 429.95 68.89C429.95 68.9095 429.952 76.3386 429.95 82.9049L432.698 82.9049L432.698 63.4905L433.704 63.4905L433.704 62.7016L435.109 62.7016L435.109 57.0898L439.321 57.0898L439.321 62.7016L439.991 62.7016L439.991 63.4905L442.405 63.4905L442.405 71.3771L446.403 71.3771L446.403 71.3167L453.211 71.3167L453.211 75.6546L456.904 75.6546L457.822 73.0155L458.922 75.6546L458.922 81.5394L459.593 81.5394L459.593 65.4927C459.593 65.4927 463.32 60.9509 468.048 65.0072C468.047 65.0369 468.048 65.2134 468.048 65.2499L469.542 65.2499L469.542 62.9442L469.118 62.6103L469.118 62.0953L469.573 62.0953L469.573 61.9129L469.759 61.9129L469.728 61.7918L469.573 61.7918L469.39 61.6093L469.39 61.4277L469.881 61.1548L469.881 60.5173L470.093 60.5173C470.441 57.622 472.176 52.0522 477.36 50.2342L477.36 49.8396L477.572 49.8396L477.572 49.5671C477.572 49.5671 477.171 49.6239 477.115 49.3544C477.115 49.2839 477.099 49.0639 477.36 48.9602L477.512 48.9299L477.512 48.1106L477.634 48.1106L477.634 47.6558L477.784 47.6558L477.784 48.0502L478.119 48.0502L478.119 47.3223L477.934 47.3223L477.934 46.8974L478.303 46.8974L478.303 43.7425L477.904 43.4091L477.904 43.1661L478.333 43.1661L478.333 42.1958L478.732 42.59L478.732 43.0752L479.038 43.0752L479.038 41.2552L478.64 41.2552L478.64 40.9519L478.854 40.9519L478.854 39.9809C478.854 39.9809 479.389 39.1621 479.71 39.1621L479.71 38.8586L479.434 38.7072L479.434 38.5859L479.741 38.5859L479.741 37.827L479.953 37.827C479.953 37.827 479.763 37.6818 479.741 37.5544L479.741 37.2509C479.741 37.2509 479.829 37.136 479.921 37.1297C480.028 37.1224 480.044 37.0993 480.044 37.0993L480.044 36.9475C479.143 36.5071 479.857 35.6773 480.044 35.7646L480.075 34.1871L480.225 33.3678L480.348 34.1871L480.378 35.7646C480.567 35.6773 481.284 36.5071 480.378 36.9475L480.378 37.0993C480.378 37.0993 480.394 37.1224 480.5 37.1297C480.596 37.136 480.684 37.2509 480.684 37.2509L480.684 37.5544C480.662 37.6818 480.47 37.827 480.47 37.827L480.684 37.827L480.684 38.5859L480.991 38.5859L480.991 38.7072L480.715 38.8586L480.715 39.1621C481.034 39.1621 481.571 39.9809 481.571 39.9809L481.571 40.9519L481.784 40.9519L481.784 41.2552L481.388 41.2552L481.388 43.0752L481.693 43.0752L481.693 42.59L482.09 42.1958L482.09 43.1661L482.517 43.1661L482.517 43.4091L482.121 43.7425L482.121 46.8974L482.487 46.8974L482.487 47.3223L482.303 47.3223L482.303 48.0502L482.64 48.0502L482.64 47.6558L482.795 47.6558L482.795 48.1106L482.916 48.1106L482.916 48.9299L483.067 48.9602C483.326 49.0639 483.312 49.2839 483.312 49.3544C483.254 49.6239 482.856 49.5671 482.856 49.5671L482.856 49.8396L483.067 49.8396L483.067 50.2342C488.25 52.0522 489.988 57.622 490.331 60.5173L490.544 60.5173L490.544 61.1548L491.034 61.4277L491.034 61.6093L490.85 61.7918L490.726 61.7918L490.665 61.9129L490.85 61.9129L490.85 62.0953L491.309 62.0953L491.309 62.6103L490.881 62.9442L490.881 65.7956L491.981 65.7956L493.017 66.0995L493.689 66.5239L493.689 66.7666L493.539 66.8273L493.539 67.7982L494.119 68.0103L494.119 68.162L494.422 68.162L494.422 69.0113L498.454 70.0731L498.454 60.3357L501.504 60.3357L501.504 53.9353L505.747 53.9353L505.747 60.3357L508.129 60.3357L508.129 64.7644L508.955 66.16L508.955 81.4789L510.355 81.4789L510.355 81.1147L511.581 81.1147L511.581 62.8534L511.883 62.8534L511.883 60.1232L519.883 60.1232L519.883 64.9465L520.521 64.9465L520.521 67.8585L521.165 67.8585L521.165 62.1558L521.684 62.1558L521.684 57.9994L528.277 57.9994L528.277 62.4288L531.575 62.4288L531.575 65.341L531.728 65.341L531.728 64.9161L531.971 64.9161L531.971 64.6126L531.758 64.6126L531.758 64.2792L531.94 64.2792L531.94 63.9454L532.094 63.9454L532.063 63.8241L532.246 63.8241L532.246 63.2779L532.523 62.8837L532.523 62.1558L533.009 61.3366L533.13 61.3366C533.13 61.3366 533.18 60.8884 533.403 60.8514C533.403 60.8326 533.403 60.548 533.403 60.548C533.206 60.5214 533.126 60.1502 533.403 60.0324C533.404 60.033 533.4 59.7299 533.403 59.7289C533.084 59.629 533.085 59.1064 533.526 59.0922C533.967 59.1072 533.939 59.629 533.617 59.7289C533.618 59.7299 533.614 60.033 533.617 60.0324C533.894 60.1502 533.814 60.5213 533.617 60.548C533.617 60.548 533.617 60.8326 533.617 60.8514C533.84 60.8884 533.891 61.3366 533.891 61.3366L534.016 61.3366L534.503 62.1558L534.503 62.8837L534.778 63.2779L534.778 63.8241L534.96 63.8241L534.932 63.9454L535.084 63.9454L535.084 64.2792L535.266 64.2792L535.266 64.6126L535.053 64.6126L535.053 64.9161L535.296 64.9161L535.296 65.3712L535.573 65.3712L535.573 65.7956L535.389 65.7956L535.389 67.1001L535.634 67.5248L535.877 67.5248L535.877 67.1001L535.726 67.1001L535.726 66.8273L535.877 66.8273L535.877 66.4935L536.153 66.4935L536.153 66.8273L536.335 66.8273L536.335 66.8575L538.626 66.8575L538.626 58.6066L547.481 58.6066C547.93 37.0858 551.234 13.2837 562.162 0.151671C562.01 -0.000320326 564.453 5.64376e-09 564.453 5.64376e-09C576.035 11.598 579.362 38.7535 579.714 62.3378M603.925 41.8314L603.251 41.8314L603.128 42.2259L602.337 42.2259L602.185 41.4977L602.185 40.7698L602.337 40.2536L603.128 40.2234L603.313 40.4967L603.313 41.5889L604.201 41.6191L604.232 42.0438L603.925 42.1045L603.925 41.8314M614.331 43.8942C615.627 44.6889 614.577 45.8962 614.577 45.8962C614.577 45.8962 613.349 45.7965 613.325 45.836C612.225 44.7023 613.385 43.8942 613.385 43.8942L614.331 43.8942M603.159 44.2582L603.159 45.3806L604.049 45.411L604.079 45.836L603.773 45.8658L603.773 45.6235L603.067 45.6235L602.946 46.0175L602.185 46.0175L602.031 45.2898L602.031 44.5313L602.154 44.0461L602.946 44.0157L603.159 44.2582M603.374 48.1412L603.374 49.2636L604.292 49.2636L604.292 49.7185L603.987 49.749L603.987 49.4758L603.313 49.4758L603.189 49.8703L602.399 49.9006L602.246 49.1725L602.246 48.4142L602.399 47.8984L603.189 47.868L603.374 48.1412M531.575 67.1916L531.637 67.1001L531.637 65.7956L531.575 65.7956L531.575 67.1916M536.153 67.8585L536.214 67.8585L536.214 67.1001L536.153 67.1001L536.153 67.8585M236.775 85.6653L242.302 85.6653L242.302 70.5585L236.775 70.5585L236.775 85.6653M248.378 85.6653L249.596 85.6653L249.596 70.5585L248.378 70.5585L248.378 85.6653M259.398 85.6653L261.076 85.6653L261.137 78.1725L263.365 78.1725L263.365 74.6231L268.921 74.6231L268.921 85.6653L269.745 85.6653L269.745 70.5585L259.398 70.5585L259.398 85.6653M276.309 74.5627L277.741 74.5627L277.741 85.6653L278.14 85.6653L278.14 70.5585L276.309 70.5585L276.309 74.5627M286.14 77.5658L288.277 77.5658L288.277 85.6653L289.891 85.6653L289.891 70.5585L286.14 70.5585L286.14 77.5658M300.972 71.1956L301.648 71.3771C301.356 71.1274 301.173 70.978 300.972 70.801L300.972 71.1956M300.972 73.8043C300.989 73.8615 301.016 73.8971 301.034 73.956L301.034 85.6653L302.073 85.6653L302.073 73.0464C301.701 72.6778 301.355 72.3314 300.972 71.954L300.972 73.8043M167.907 77.0501L168.974 77.0501L168.974 73.076L167.907 77.0501M220.931 74.2593L220.931 85.6653L221.727 85.6653L221.727 73.5008C221.468 73.7576 221.19 74.0073 220.931 74.2593M213.514 81.2363L213.514 85.6653L215.254 85.6653L215.254 79.6589C214.668 80.1935 214.085 80.7307 213.514 81.2363M310.403 85.6653L311.78 85.6653L311.78 82.1766C311.33 81.7861 310.863 81.4023 310.403 80.9934L310.403 85.6653M177.982 81.5394L178.195 81.4789C178.195 81.3458 178.195 81.0916 178.195 81.0846C178.191 81.0865 178.057 81.0806 177.982 81.0845L177.982 81.5394M178.195 81.0846C178.195 81.0845 178.195 81.0845 178.195 81.0845C178.195 81.0846 178.195 81.0846 178.195 81.0846M38.7163 85.6653L39.052 85.6653L39.052 85.6348L38.7163 85.6348L38.7163 85.665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92226237423pt" svg:height="86.05539169594pt" svg:x="36.26410000000pt" svg:y="415.22900000000pt" svg:viewBox="0 0 84 86" svg:d="M38.8389 0.00456202C37.6732 0.0899951 36.7698 1.06477 36.7678 2.24002C36.8767 3.39248 37.8393 4.27261 38.9913 4.27261C40.1427 4.27261 41.1056 3.39248 41.2149 2.24002C41.2134 1.62061 40.9576 1.02935 40.5076 0.606046C40.0576 0.182777 39.4539 -0.0348818 38.8389 0.00456202ZM46.4544 0.157679C45.2886 0.243111 44.3852 1.21791 44.383 2.39312C44.383 3.63625 45.3855 4.64396 46.6217 4.64396C47.8585 4.64396 48.861 3.63625 48.861 2.39312C48.86 1.768 48.5996 1.17156 48.1429 0.747281C47.6863 0.323016 47.0741 0.109346 46.4544 0.157679ZM53.5218 1.56635C52.3318 1.637 51.4067 2.6343 51.4197 3.83241C51.4197 5.07551 52.4221 6.08318 53.6588 6.08318C54.895 6.08318 55.8974 5.07551 55.8974 3.83241C55.9095 2.61162 54.9488 1.60506 53.7347 1.56635C53.6636 1.56291 53.5926 1.56291 53.5218 1.56635ZM30.2488 1.68883C29.0826 1.77424 28.1795 2.74904 28.1772 3.9243C28.1772 5.16741 29.18 6.17509 30.4164 6.17509C31.6528 6.17509 32.6554 5.16741 32.6554 3.9243C32.6542 3.29919 32.3937 2.70269 31.9374 2.27844C31.4806 1.85414 30.8687 1.6405 30.2488 1.68883ZM23.3643 4.38365C22.1983 4.4691 21.2952 5.44384 21.2931 6.6191C21.2931 7.8622 22.2953 8.86991 23.5318 8.86991C24.7683 8.86991 25.7707 7.8622 25.7707 6.6191C25.7698 5.99401 25.5098 5.39752 25.0529 4.97325C24.5964 4.54902 23.9842 4.33533 23.3643 4.38365ZM60.436 4.44489C59.2706 4.5303 58.3674 5.5051 58.3651 6.68037C58.3651 7.92346 59.3674 8.93117 60.6039 8.93117C61.8404 8.93117 62.8428 7.92346 62.8428 6.68037C62.8418 6.05523 62.5818 5.45876 62.1251 5.03449C61.6682 4.6102 61.056 4.39657 60.436 4.44489ZM16.9671 8.51774C15.7891 8.58781 14.8686 9.56694 14.8651 10.7532C14.8651 11.9962 15.8681 13.0039 17.1043 13.0039C18.341 13.0039 19.3432 11.9962 19.3432 10.7532C19.3418 10.1335 19.086 9.54253 18.636 9.11922C18.1861 8.69594 17.5823 8.47832 16.9671 8.51774ZM66.8637 8.60958C65.6979 8.69501 64.7946 9.66978 64.7923 10.8452C64.9022 11.9973 65.8644 12.8778 67.0166 12.8778C68.1677 12.8778 69.1306 11.9973 69.2398 10.8452C69.2383 10.2254 68.9825 9.63434 68.5323 9.21105C68.0828 8.78779 67.4791 8.57011 66.8637 8.60958ZM11.6975 13.6319C10.5315 13.7171 9.62814 14.6924 9.62597 15.8673C9.62597 17.1103 10.6285 18.118 11.8646 18.118C13.1014 18.118 14.1038 17.1103 14.1038 15.8673C14.1028 15.2418 13.8427 14.6456 13.3858 14.2213C12.9295 13.7971 12.3174 13.5835 11.6975 13.6319ZM72.0121 13.6929C70.8462 13.7783 69.9427 14.7533 69.9402 15.9286C69.9402 17.1716 70.9431 18.1791 72.1795 18.1791C73.4156 18.1791 74.4187 17.1716 74.4187 15.9286C74.4178 15.3033 74.1569 14.7068 73.7005 14.2824C73.2444 13.8585 72.6321 13.6446 72.0121 13.6929ZM7.64595 19.6947C7.04117 19.6814 6.45666 19.9148 6.0261 20.3418C5.59546 20.7689 5.35562 21.353 5.36127 21.9615C5.36127 23.2044 6.36371 24.2122 7.60024 24.2122C8.83677 24.2122 9.8392 23.2044 9.8392 21.9615C9.85058 20.729 8.87176 19.7173 7.64595 19.6947ZM76.5812 20.1239C75.4035 20.2102 74.4956 21.2029 74.5099 22.3904C74.5099 23.6328 75.512 24.6405 76.7485 24.6405C77.9852 24.6405 78.9875 23.6328 78.9875 22.3904C78.9954 21.7593 78.7388 21.1552 78.2817 20.7239C77.8233 20.2925 77.2068 20.075 76.5812 20.1239ZM4.29512 26.6772C3.10531 26.7481 2.18027 27.7448 2.19326 28.9434C2.19326 30.1862 3.1957 31.1943 4.43222 31.1943C5.66873 31.1943 6.67117 30.1862 6.67117 28.9434C6.67809 28.3187 6.42578 27.7192 5.97491 27.2891C5.52402 26.8589 4.91535 26.6374 4.29512 26.6772ZM79.536 26.6772C78.3582 26.7634 77.4509 27.7563 77.4647 28.9434C77.5738 30.0958 78.5368 30.976 79.6882 30.976C80.8399 30.976 81.8027 30.0958 81.9119 28.9434C81.9186 28.3187 81.6665 27.7192 81.2157 27.2891C80.7649 26.8589 80.1561 26.6374 79.536 26.6772ZM2.58927 34.0878C1.42325 34.1734 0.52003 35.1481 0.517853 36.3234C0.517853 37.5666 1.52026 38.5745 2.75679 38.5745C3.99335 38.5745 4.99574 37.5666 4.99574 36.3234C4.99482 35.6984 4.73468 35.1018 4.27795 34.6778C3.82125 34.253 3.20927 34.0397 2.58927 34.0878ZM81.3637 34.5167C80.1979 34.6022 79.2947 35.5769 79.2925 36.7522C79.2925 37.9953 80.2942 39.003 81.531 39.003C82.7678 39.003 83.7701 37.9953 83.7701 36.7522C83.7692 36.1273 83.5091 35.5305 83.0522 35.1061C82.5956 34.6823 81.9838 34.4682 81.3637 34.5167ZM41.7023 38.1914C40.3931 38.2847 39.3805 39.3831 39.3873 40.7026C39.3879 41.648 39.9177 42.5127 40.7581 42.938L33.8735 80.5122C33.8741 80.4816 33.8741 80.4514 33.8735 80.4204C33.954 79.5709 33.5487 78.749 32.8273 78.2993C32.1059 77.8497 31.1936 77.8497 30.4722 78.2993C29.7511 78.749 29.3455 79.5709 29.4261 80.4204C29.4153 81.4954 30.1627 82.4272 31.2099 82.6436C32.2568 82.86 33.3097 82.3002 33.7214 81.3091L32.8992 85.8409L36.9198 85.9327C40.3246 54.6268 41.4792 43.5727 41.5195 43.1829C41.55 43.1834 41.5808 43.1834 41.6108 43.1829C41.6682 43.6468 43.3089 56.8263 46.7284 86.0554L50.4757 85.8102L49.927 82.9011C50.6124 83.1359 51.3679 83.0225 51.9554 82.5963C52.5424 82.1708 52.8878 81.4849 52.882 80.7572C52.8852 79.8791 52.3788 79.0798 51.5859 78.7107C50.7935 78.342 49.8599 78.4717 49.1958 79.0428L42.4638 43.1221C43.5696 42.8444 44.3475 41.8484 44.3527 40.7026C44.3559 40.0086 44.0722 39.3442 43.5699 38.8683C43.0677 38.392 42.3915 38.1469 41.7023 38.1914ZM2.07139 41.5908C0.905419 41.6758 0.00217963 42.651 0 43.8263C-7.10543e-14 45.0687 1.00241 46.077 2.23894 46.077C3.47549 46.077 4.47791 45.0687 4.47791 43.8263C4.47696 43.2011 4.21681 42.6045 3.76012 42.18C3.3034 41.7559 2.69141 41.5421 2.07139 41.5908ZM81.516 42.2948C80.35 42.3804 79.4466 43.3553 79.4444 44.5305C79.4444 45.7734 80.4471 46.7813 81.6833 46.7813C82.9202 46.7813 83.9223 45.7734 83.9223 44.5305C83.9213 43.9051 83.6613 43.3088 83.2045 42.8847C82.748 42.4604 82.1359 42.2465 81.516 42.2948ZM3.3508 49.3077C2.17281 49.3775 1.25218 50.3569 1.24893 51.5432C1.24893 52.7861 2.25135 53.7941 3.4879 53.7941C4.72442 53.7941 5.72684 52.7861 5.72684 51.5432C5.72531 50.9237 5.46933 50.3322 5.01943 49.9093C4.56955 49.4857 3.96574 49.2681 3.3508 49.3077ZM80.2063 49.7977C79.0402 49.8829 78.137 50.8578 78.1347 52.033C78.1347 53.2762 79.1372 54.2836 80.3737 54.2836C81.6101 54.2836 82.6125 53.2762 82.6125 52.033C82.6116 51.4077 82.3513 50.8116 81.8946 50.3869C81.4386 49.9628 80.8262 49.7491 80.2063 49.7977ZM5.75731 56.5038C4.59131 56.5894 3.68807 57.5639 3.6859 58.7396C3.79516 59.8919 4.75801 60.7721 5.90959 60.7721C7.06119 60.7721 8.02407 59.8919 8.13333 58.7396C8.13178 58.1201 7.8758 57.5287 7.42593 57.1056C6.97604 56.6822 6.37221 56.4647 5.75731 56.5038ZM77.5255 57.3002C76.3598 57.3856 75.456 58.3606 75.4538 59.5354C75.4538 60.7786 76.4568 61.7866 77.6931 61.7866C78.9296 61.7866 79.9321 60.7786 79.9321 59.5354C79.931 58.9106 79.6709 58.3139 79.214 57.8897C78.7574 57.4656 78.1457 57.2518 77.5255 57.3002ZM9.80872 63.5779C8.631 63.6638 7.72342 64.6569 7.73733 65.8441C7.84654 66.9965 8.80944 67.8763 9.96103 67.8763C11.1124 67.8763 12.0752 66.9965 12.1848 65.8441C12.1916 65.2194 11.9396 64.6197 11.4887 64.1899C11.0377 63.7596 10.429 63.5377 9.80872 63.5779ZM73.2606 64.1291C72.0946 64.2144 71.1919 65.1892 71.1897 66.3644C71.1897 67.6075 72.1917 68.6153 73.4287 68.6153C74.6648 68.6153 75.6673 67.6075 75.6673 66.3644C75.6664 65.7392 75.4061 65.1431 74.9496 64.7188C74.4927 64.294 73.8808 64.0807 73.2606 64.1291ZM16.084 69.917C15.474 69.8943 14.8816 70.1241 14.4441 70.5521C14.0065 70.98 13.7628 71.5692 13.7687 72.1828C13.7687 73.4258 14.7713 74.4338 16.0077 74.4338C17.2443 74.4338 18.2467 73.4258 18.2467 72.1828C18.2583 70.9624 17.2976 69.9557 16.084 69.917ZM67.5037 70.2845C66.3134 70.3549 65.3889 71.3522 65.4019 72.5503C65.4019 73.7935 66.4042 74.8013 67.6407 74.8013C68.877 74.8013 69.8797 73.7935 69.8797 72.5503C69.8915 71.3297 68.9304 70.3227 67.7166 70.2845C67.6457 70.2812 67.5745 70.2812 67.5037 70.2845ZM22.8465 74.7247C22.2417 74.7108 21.6576 74.9439 21.2265 75.3711C20.7959 75.7982 20.5559 76.3828 20.5617 76.9904C20.5617 78.2338 21.5641 79.2414 22.8005 79.2414C24.0371 79.2414 25.0395 78.2338 25.0395 76.9904C25.051 75.7585 24.0723 74.7472 22.8465 74.7247ZM59.7663 75.4291C58.6001 75.5145 57.6971 76.4893 57.6946 77.6645C57.8041 78.817 58.767 79.6971 59.9185 79.6971C61.0701 79.6971 62.0332 78.817 62.1421 77.6645C62.1405 77.0448 61.8848 76.4536 61.4349 76.0305C60.9851 75.6071 60.381 75.3894 59.7663 75.4291ZM41.6416 79.012C40.4755 79.0976 39.5721 80.0719 39.5699 81.2472C39.5699 82.4904 40.5724 83.4979 41.809 83.4979C43.0454 83.4979 44.0479 82.4904 44.0479 81.2472C44.0468 80.6222 43.787 80.0256 43.3301 79.6014C42.8735 79.1773 42.2616 78.9636 41.6416 79.012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86246173280pt" svg:height="64.86246173280pt" svg:x="45.35510000000pt" svg:y="424.19600000000pt" svg:viewBox="0 0 65 65" svg:d="M64.8625 32.431C64.8625 50.3423 50.3423 64.8625 32.431 64.8625C14.5198 64.8625 0 50.3423 0 32.431C0 14.5198 14.5198 0 32.431 0C50.3423 0 64.8625 14.5198 64.8625 32.431Z" calligra:nodeTypes="ccccc"/>
        <draw:path draw:style-name="gr5" xml:id="shape-5" draw:id="shape-5" draw:name="path2900" draw:layer="" svg:width="74.11362126923pt" svg:height="74.11362126923pt" svg:x="41.09770000000pt" svg:y="419.66000000000pt" svg:viewBox="0 0 74 74" svg:d="M74.1136 37.0567C74.1136 57.5227 57.5227 74.1136 37.0567 74.1136C16.5908 74.1136 0 57.5227 0 37.0567C0 16.5908 16.5908 0 37.0567 0C57.5227 0 74.1136 16.5908 74.1136 37.0567Z" calligra:nodeTypes="ccccc"/>
        <draw:path draw:style-name="gr6" xml:id="shape-6" draw:id="shape-6" draw:name="path2902" draw:layer="" svg:width="74.92990459257pt" svg:height="74.14090199406pt" svg:x="41.32970000000pt" svg:y="419.59500000000pt" svg:viewBox="0 0 75 74" svg:d="M25.128 6.74164L21.717 3.88069L21.9822 8.2278L18.6851 5.55268L18.9503 9.71406L15.8805 7.18749L16.5246 11.3858L13.2272 9.49105L14.3265 13.2066L10.1575 12.1291L11.9767 15.5102L8.07286 14.7299L10.0438 18.1856L5.72302 17.5909L8.30025 20.8602L4.207 20.8602L6.86002 23.0896L2.88043 23.7957L5.60932 25.988L1.51607 27.2139L4.5102 29.555L1.02333 31.3012L4.24486 32.8618L0.151607 35.0167L3.33526 35.6109L0 38.4719L3.71428 38.9177L0.379007 42.039L4.47229 42.2247L0.947528 45.383L5.04077 45.3087L1.81926 48.2807L6.32947 48.3555L3.33526 51.4021L7.42854 50.9562L4.62388 54.9689L9.09615 53.5568L6.51892 58.1642L10.8398 56.3064L9.24775 61.694L13.5307 59.2415L12.2796 64.6661L16.714 61.9541L15.9183 67.3042L19.8216 64.2577L19.481 69.8681L23.3466 66.0779L24.0669 71.54L27.6296 67.6758L28.6531 73.1376L31.7229 68.7162L33.2768 73.8436L35.5886 69.0135L38.0905 74.1409L39.6819 69.0504L42.2214 73.8063L43.6616 68.4189L46.921 72.8775L47.6034 67.5646L51.3176 71.6142L51.4691 66.1523L55.411 69.8681L55.1075 64.072L59.2385 67.3416L58.3671 62.0283L62.2332 64.9263L61.1718 59.3158L65.6438 61.4711L64.0519 56.0094L68.6383 57.7923L66.2123 52.8883L71.0258 54.3743L67.7664 49.5441L72.8071 49.9901L69.1311 46.2004L73.641 45.9769L69.8511 42.6334L74.6268 41.4074L70.344 38.5465L74.8922 37.3947L70.7226 35.2765L74.9299 34.1248L70.2677 32.5271L74.3989 30.0004L69.3205 29.5921L73.1485 26.8052L68.9415 26.8052L73.0725 23.9816L67.7664 24.1299L71.1774 20.563L66.2502 21.7523L69.5855 18.0738L64.7721 18.5196L66.9706 14.2469L62.4225 15.9931L64.1658 11.1256L60.1861 13.4669L61.3233 8.4879L57.3817 11.3858L57.6469 5.96135L54.2929 9.2496L53.6523 3.78323L49.7397 6.77834L48.9355 1.89161L45.9341 5.62231L45.2906 1.05089L42.5036 5.09687L41.0566 0.472911L39.3947 4.46637L37.3044 0L35.9108 4.46637L33.1236 0.525453L32.7484 4.72906L29.1572 1.20853L28.9429 5.62231L25.6196 2.41708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91242921009pt" svg:height="113.08602035291pt" svg:x="0.00000000000pt" svg:y="396.70200000000pt" svg:viewBox="0 0 681 113" svg:d="M580.103 62.0875L583.161 62.0875L583.161 85.3213L584.868 85.3213L584.868 59.8817L592.077 59.8817L592.077 64.0211C593.366 63.5678 595.022 63.4822 596.876 64.6857L596.876 63.7791L601.301 56.1655L603.503 56.1354L603.503 52.8419L607.29 52.8419L607.29 50.9087L604.025 50.9087L604.025 49.5793L605.153 49.5793C604.4 48.552 605.334 47.827 605.334 47.827L606.252 47.827C607.151 48.405 606.869 49.1887 606.65 49.5793L607.29 49.5793L607.29 47.1019L604.085 47.1019L604.085 45.742L605.122 45.742C604.606 44.7641 605.489 44.1107 605.489 44.1107L606.436 44.1107C607.229 44.6302 607.14 45.2881 606.955 45.742L607.29 45.742L607.26 43.2652L604.025 43.2652L604.025 41.9354L604.999 41.9354C604.545 41.0192 605.334 40.3949 605.334 40.3949L606.161 40.3949C606.864 40.8841 606.785 41.5103 606.62 41.9354L607.26 41.9354L607.26 39.4277L604.146 39.4277L604.146 38.2191L603.902 38.2191L603.748 37.4939L603.748 36.7388L603.87 36.2553L604.697 36.2253L604.876 36.4668L604.876 37.5849L605.761 37.615L605.792 38.0379L605.489 38.068L605.489 37.8266L604.787 37.8266L604.727 38.0983L607.26 38.0983L607.26 35.5607L604.025 35.5607L604.025 34.2008L607.26 34.2008L607.26 33.8688L607.199 33.8688C607.199 33.8688 604.099 33.7586 603.503 33.3549C603.521 32.4006 603.503 32.3885 603.503 32.3885C603.503 32.3885 603.71 32.178 604.269 32.0859C604.324 32.1044 604.3 31.8743 604.3 31.8743L603.779 31.8743L603.533 31.633L603.533 27.7355L603.2 27.7355C603.2 27.7355 602.997 27.6212 602.925 27.4333L602.925 22.3875C602.925 22.3875 603.205 22.0449 603.564 21.9346C603.544 21.915 603.564 18.4899 603.564 18.4899C603.961 17.8495 605.728 17.6211 606.924 17.4629L606.924 17.1913C606.924 17.1913 605.884 17.1398 605.702 16.919C605.682 16.919 605.323 16.5959 605.304 16.4658C605.29 16.4399 605.304 14.1092 605.304 14.1092C605.444 13.8711 606.497 13.449 607.473 13.3842L608.756 13.3842L608.511 10.7256L608.511 10.6951L608.026 5.07575L607.935 5.07575L607.965 4.32044L607.903 3.77662L607.965 3.77662L607.965 3.7162L611.568 3.77662L611.568 3.83702L611.627 3.83702L611.291 7.37192L611.291 7.79489L611.26 7.79489L611.05 10.1216L611.05 10.7256L610.988 10.7256L610.744 13.3842L612.027 13.3842C613 13.449 614.087 13.8407 614.226 14.079C614.226 14.079 614.24 16.4399 614.226 16.4658C614.207 16.5959 613.846 16.919 613.826 16.919C613.644 17.1397 612.608 17.1913 612.608 17.1913L612.608 17.4629C613.798 17.6211 615.568 17.8496 615.962 18.4899C615.962 18.4899 615.982 21.915 615.962 21.9346C616.325 22.0449 616.607 22.3875 616.607 22.3875L616.607 27.4333C616.535 27.6212 616.331 27.7355 616.331 27.7355L615.994 27.7355L615.994 31.633L615.75 31.8443L615.232 31.8443C615.232 31.8443 615.207 32.1044 615.261 32.0859C615.816 32.178 615.994 32.3579 615.994 32.3579C615.994 32.3579 616.006 32.4006 616.024 33.3549C615.432 33.7586 612.302 33.8688 612.302 33.8688L612.21 33.8688L612.21 34.2008L615.505 34.2008L615.505 35.5607L612.21 35.5607L612.21 38.0983L612.638 38.0983C612.5 37.3527 612.97 36.8597 612.97 36.8597L613.645 36.8597C614.081 37.2322 614.156 37.7097 614.104 38.0983L615.598 38.0983L615.598 39.4277L612.21 39.4277L612.21 41.9051L613.888 41.9051C613.19 40.8487 614.013 40.0919 614.013 40.0919L614.774 40.0919C615.556 40.69 615.297 41.5264 615.111 41.9051L615.476 41.9051L615.476 43.2652L612.21 43.2652L612.24 45.742L615.567 45.742L615.567 47.1019L612.24 47.1019L612.24 49.5492L613.765 49.5492C612.801 48.464 613.857 47.706 613.857 47.706L614.805 47.706C615.858 48.3505 615.392 49.2296 615.172 49.5492L615.505 49.5492L615.505 50.9087L612.24 50.9087L612.24 52.8419L615.994 52.8419L615.994 65.9545L616.393 68.7042L617.831 68.7944L617.831 79.1273L618.991 79.1273L619.601 76.7407L620.455 78.8856L620.455 64.2929L622.902 64.2929L622.902 61.2714L623.94 61.2714L623.94 41.1198L635.668 33.8385L635.607 62.9332L639.212 60.8788L639.212 84.7473L640.223 84.7473L640.223 70.5167C640.595 69.2989 640.965 68.3485 641.35 67.6162L641.35 63.2654L644.466 63.2654L644.466 55.9236L646.33 50.5158L648.68 46.7389L650.941 50.3344L652.867 56.2562L652.867 62.5408L657.268 62.5408L657.268 74.112L658.455 74.112L658.455 85.3213L658.977 85.3213L658.977 71.7555L663.131 71.7555L663.131 85.3213L663.525 85.3213L663.525 71.0905L666.003 71.0905L666.003 67.2236L670.74 67.2236L670.74 85.3213L673.457 85.3213L673.457 74.716L675.473 74.716L675.473 62.9638L680.912 62.9638L680.636 94.5967L680.636 113.086L1.04186e-13 113.086L0 62.7823L0.222056 62.7823L0.222056 73.4174L1.44397 73.4174L1.44397 60.2743L6.02608 60.2743L6.02608 58.643L5.35401 58.643L5.35401 50.2439L6.63697 50.2439L6.63697 48.8541L7.24794 48.8541L8.98915 46.0143L8.98915 43.3859L11.0358 37.4635L11.0358 36.3763L11.0664 37.4635L12.9602 43.3859L12.9602 46.0143L14.7016 48.8843L15.3126 48.8843L15.3126 50.2439L16.5954 50.2439L16.5954 58.643L15.9236 58.643L15.9236 59.7913L18.5812 59.7913L18.5812 71.4233L20.8108 71.4233L20.8108 71.5138L21.4523 71.5138L21.4523 64.5952L21.6054 64.5952L21.6054 59.6702L27.7148 59.6702L27.7148 47.1926C27.7148 45.3971 30.2148 41.0744 33.3354 40.9987C36.6036 40.9196 39.1627 45.5027 39.231 47.1926C39.2357 47.3108 39.2326 61.8776 39.231 73.1147L39.9641 73.1147L39.9641 62.9032L41.7969 62.9032L41.7969 61.9968L44.1798 61.9968L44.1798 55.6218L48.3953 55.6218L48.3953 61.9968L51.4806 61.9968L51.4806 85.3213L51.5723 85.3213L51.5723 64.1115L53.4964 60.7884L55.3601 63.9911L55.3601 85.3213L55.4823 85.3213L55.4823 69.8222L55.5741 69.8222L55.5741 64.3232L61.0113 64.3232L60.9503 69.8222L61.2861 69.8222L61.2861 68.2205L66.632 66.8003L66.632 85.3213L67.4263 85.3213L67.4263 64.1115L68.6787 64.1115L68.6787 63.9911C68.6787 63.9911 71.2447 60.9054 74.8187 62.1478L74.8187 61.9062L82.0281 61.9062L82.0281 66.8914L83.5858 66.8914L86.7933 78.7649L86.7933 65.7733L91.2536 56.9812L94.98 56.9207L99.0431 65.1087L99.0431 75.1091L99.8982 77.2543L99.8982 85.0188L101.181 85.0188L101.181 70.8187L103.194 70.8187L104.815 60.1837L106.346 70.7283L107.748 70.8187L107.748 72.994L107.9 72.994L107.9 84.7473L109.945 84.7473L109.945 64.3531L112.819 64.3531L112.819 63.2958L117.799 63.2958L117.799 66.8914L119.418 66.8914L119.418 79.5503L120.701 79.5503L120.701 61.3619L121.497 61.3619L121.497 34.8656L124.765 25.3182L128.887 18.7017L132.891 25.0161L136.281 35.4398L136.281 60.6674L136.62 60.6674L136.62 70.0032C137.38 71.2541 137.869 72.5109 137.869 72.5109L137.869 76.6501C138.02 76.6388 138.177 76.6299 138.325 76.6199L138.325 69.8823L140.769 69.8823L140.8 67.7975L141.138 65.1991L141.444 66.589L141.444 33.3549L144.529 33.3549L144.529 36.2553L151.799 36.2553L151.799 33.3249L154.67 33.3249L154.67 70.3653C154.718 70.361 154.772 70.3649 154.823 70.3653L154.823 61.0903L160.259 61.0903L160.229 66.1958L162.457 67.4956L163.041 65.834L162.916 67.7673L166.156 69.61L166.156 76.7407L166.616 76.7407L168.752 69.7917L170.002 67.193L169.789 69.7308L170.706 69.7308L170.706 66.1057L174.893 66.1057C174.95 65.8005 175.002 65.5279 175.044 65.5015C175.423 65.0345 175.058 65.6106 174.832 64.9273C174.806 64.7771 175.144 62.6783 175.564 62.4801C175.776 62.422 178.747 61.8825 180.362 61.8459C180.314 61.8639 184.146 61.8459 184.146 61.8459C184.146 61.8459 189.633 62.4447 192.641 63.7193L194.44 60.9392L197.251 60.9998L200.456 65.2297L200.61 68.7042C202.303 70.184 204.585 72.3186 205.744 74.3234L206.481 74.1425L206.481 64.716L213.657 64.716L213.657 72.3596L215.398 71.937L215.398 66.9218L221.079 66.9218L221.079 70.5167L221.876 70.3054L221.876 69.61L223.249 69.9729L223.739 69.8519L223.739 61.1507L224.561 56.1052L224.317 56.1354L224.347 55.9845L224.592 55.9544L224.867 54.5945L225.02 53.4765L225.112 54.625L225.354 55.8938L225.6 55.8938L225.6 56.0447L225.386 56.0751L225.631 57.1022L226.427 59.4592L226.945 59.4592L229.206 51.5128L231.62 59.4592L232.108 59.4592L232.538 57.1022L232.751 56.2261L232.476 56.1961L232.446 56.0144L232.782 56.0144L233.086 54.2923L233.208 53.3559L233.33 54.3229L233.602 56.0144L233.879 56.0144L233.909 56.2261L233.633 56.1961L234.429 61.1507L234.429 64.5952L235.01 63.628L236.688 66.5286L242.465 66.5286L242.465 65.7129L248.545 65.7129L248.545 66.5286L249.763 66.5286L249.763 63.2052L259.572 63.2052L259.572 66.5286L260.12 66.5286C259.941 65.1927 260.699 65.3808 260.699 65.3808C261.052 65.3797 261.006 66.1661 261.006 66.1661L262.287 66.1661C262.287 65.9148 262.383 65.5512 262.227 65.3201C261.895 64.8323 261.897 64.2815 262.473 64.0512C263.608 64.4036 262.746 65.3808 262.746 65.3808L262.746 66.1358L263.999 66.1661C263.947 65.2778 264.54 65.3426 264.518 65.3502C265.133 65.2991 264.976 66.2871 264.976 66.2871L264.976 66.7702L269.926 66.7702L269.926 62.601L276.494 62.601L276.494 66.7702L278.327 66.7702L278.327 64.716L286.332 64.716L286.332 66.7702L290.085 66.7702L290.085 64.9273L290.453 64.9273L290.453 61.0903L291.278 56.0447L291.032 56.0751L291.062 55.8938L291.309 55.864L291.552 54.5341L291.737 53.3858L291.828 54.5341L292.072 55.8032L292.316 55.8335L292.316 55.9845L292.103 55.9845L292.347 57.0115L292.776 58.5524L293.905 58.5524L295.893 51.4221L298.153 59.4286L298.824 59.4286L299.25 57.0115L299.464 56.1655L299.189 56.1354L299.159 55.9544L299.494 55.9544L299.769 54.2319L299.923 53.2649L300.014 54.2319L300.319 55.9544L300.595 55.9544L300.626 56.1354L300.351 56.1354L301.143 61.0903L301.174 70.0032L302.276 70.2751L302.276 64.0211L309.087 67.9187L309.087 71.9671L311.989 72.6922L311.989 68.0391L313.608 68.0391L313.608 64.4439L318.586 64.4439L318.586 65.5918C320.111 64.6683 322.581 63.9749 325.427 66.4078C325.417 66.7851 325.404 68.2096 325.399 69.4593L326.592 61.3321L327.873 69.8222L331.874 69.8222L332.363 71.6045L332.363 66.2265L336.46 59.2472L340.152 59.3077L344.614 66.9218L344.614 80.1847L346.662 80.1847L347.241 77.798L348.189 80.155L348.189 81.6652L349.378 81.9675L349.378 63.0238L356.588 63.0238L356.588 83.7803L358.266 84.1727L358.266 67.2837L358.296 67.2837L358.296 65.2297L363.981 65.2297L363.981 67.2837L364.562 67.2837L364.562 85.3213L364.808 85.3213L364.808 67.9486L368.991 69.0358L368.991 64.2929L376.017 64.2929L376.017 69.2481L376.047 69.2481L376.047 65.139L377.819 62.1175L377.819 58.7339L377.117 58.7339L377.117 57.4044L377.789 57.4044C377.789 57.4044 377.946 55.0206 380.508 54.5945C380.537 54.5895 380.8 52.7304 380.752 52.2679C380.475 52.1712 380.292 51.9453 380.292 51.6942C380.28 51.3769 380.557 51.1039 380.936 51.0596L380.997 49.2467L381.057 51.0596C381.469 51.0654 381.797 51.3493 381.789 51.6942C381.784 51.9514 381.59 52.1795 381.301 52.2679C381.262 52.7963 381.425 54.5268 381.454 54.5341C384.018 55.1797 384.357 57.4044 384.357 57.4044L385.058 57.4044L385.058 58.6732L384.327 58.6732L384.296 63.5982L384.905 63.5982L384.905 66.8003L385.363 66.8003L385.363 64.0211L388.419 64.0211L388.419 62.2084L387.716 62.2084L387.716 60.8788L388.388 60.8788C388.388 60.8788 388.549 58.495 391.106 58.0689C391.137 58.0641 391.398 56.2051 391.35 55.7425C391.073 55.6458 390.893 55.4197 390.893 55.1684C390.885 54.8425 391.174 54.5659 391.566 54.5341L391.597 52.7215L391.688 54.5341C392.088 54.5536 392.397 54.8334 392.39 55.1684C392.383 55.4258 392.189 55.6541 391.902 55.7425C391.863 56.2704 392.024 58.0013 392.054 58.0086C392.994 58.2458 393.634 58.7113 394.07 59.1868L395.442 59.1868L395.442 60.8788L395.655 60.8788L395.655 61.5131L402.503 61.5131L402.503 63.4167L404.884 63.4167L404.884 64.0211L408.032 64.0211L408.032 61.4228L407.358 61.4228L407.358 60.1837L408.001 60.1837C408.001 60.1837 408.161 58.0073 410.627 57.6162C410.655 57.6113 410.901 55.9664 410.868 55.5009C410.589 55.4142 410.406 55.1974 410.411 54.9571C410.408 54.6628 410.687 54.4143 411.053 54.383L411.083 52.7215L411.177 54.383C411.554 54.4025 411.852 54.6541 411.851 54.9571C411.851 55.2036 411.651 55.4223 411.36 55.5009C411.326 55.9949 411.514 57.5488 411.542 57.5554C412.595 57.808 413.235 58.3146 413.651 58.8245L413.651 58.7638L416.523 58.7638L416.523 57.4651L417.164 57.4651C417.164 57.4651 417.323 55.0814 419.882 54.6551C419.914 54.6495 420.242 52.5747 420.159 52.2379C419.855 52.1455 419.657 51.9023 419.668 51.6339C419.678 51.3192 419.968 51.0602 420.342 51.0294L420.371 49.1864L420.463 50.999C420.862 51.0186 421.172 51.2987 421.164 51.6339C421.158 51.8912 420.964 52.1193 420.678 52.2076C420.605 52.5885 420.828 54.5871 420.86 54.5945C423.419 55.2407 423.76 57.4651 423.76 57.4651L424.466 57.4651L424.466 58.7339L423.73 58.7339L423.73 59.4592L429.536 59.4592L429.536 67.0727C429.826 67.1077 430.142 67.1566 430.238 67.2236C430.239 67.2194 430.238 68.6133 430.238 68.6133C430.238 68.6328 430.24 76.032 430.238 82.572L432.988 82.572L432.988 63.2355L433.995 63.2355L433.995 62.4498L435.401 62.4498L435.401 56.8605L439.616 56.8605L439.616 62.4498L440.286 62.4498L440.286 63.2355L442.702 63.2355L442.702 71.0905L446.702 71.0905L446.702 71.0303L453.515 71.0303L453.515 75.3508L457.21 75.3508L458.129 72.7223L459.23 75.3508L459.23 81.2119L459.901 81.2119L459.901 65.2297C459.901 65.2297 463.631 60.7061 468.362 64.7461C468.361 64.7757 468.362 64.9515 468.362 64.9879L469.857 64.9879L469.857 62.6914L469.433 62.3589L469.433 61.8459L469.888 61.8459L469.888 61.6643L470.074 61.6643L470.043 61.5436L469.888 61.5436L469.705 61.3619L469.705 61.181L470.196 60.9092L470.196 60.2743L470.408 60.2743C470.757 57.3906 472.493 51.8432 477.68 50.0325L477.68 49.6394L477.892 49.6394L477.892 49.368C477.892 49.368 477.491 49.4246 477.435 49.1562C477.435 49.086 477.419 48.8669 477.68 48.7636L477.832 48.7334L477.832 47.9174L477.954 47.9174L477.954 47.4644L478.104 47.4644L478.104 47.8572L478.44 47.8572L478.44 47.1323L478.255 47.1323L478.255 46.7091L478.624 46.7091L478.624 43.5668L478.225 43.2348L478.225 42.9927L478.654 42.9927L478.654 42.0263L479.053 42.419L479.053 42.9022L479.359 42.9022L479.359 41.0895L478.961 41.0895L478.961 40.7874L479.175 40.7874L479.175 39.8203C479.175 39.8203 479.711 39.0048 480.032 39.0048L480.032 38.7025L479.756 38.5518L479.756 38.4309L480.063 38.4309L480.063 37.6751L480.275 37.6751C480.275 37.6751 480.085 37.5305 480.063 37.4036L480.063 37.1013C480.063 37.1013 480.151 36.9869 480.243 36.9806C480.35 36.9733 480.366 36.9503 480.366 36.9503L480.366 36.7991C479.464 36.3605 480.179 35.534 480.366 35.621L480.397 34.0498L480.547 33.2338L480.67 34.0498L480.7 35.621C480.889 35.534 481.607 36.3605 480.7 36.7991L480.7 36.9503C480.7 36.9503 480.716 36.9733 480.822 36.9806C480.918 36.9869 481.006 37.1013 481.006 37.1013L481.006 37.4036C480.984 37.5305 480.792 37.6751 480.792 37.6751L481.006 37.6751L481.006 38.4309L481.314 38.4309L481.314 38.5518L481.037 38.7025L481.037 39.0048C481.357 39.0048 481.894 39.8203 481.894 39.8203L481.894 40.7874L482.107 40.7874L482.107 41.0895L481.711 41.0895L481.711 42.9022L482.016 42.9022L482.016 42.419L482.413 42.0263L482.413 42.9927L482.841 42.9927L482.841 43.2348L482.444 43.5668L482.444 46.7091L482.811 46.7091L482.811 47.1323L482.627 47.1323L482.627 47.8572L482.964 47.8572L482.964 47.4644L483.119 47.4644L483.119 47.9174L483.24 47.9174L483.24 48.7334L483.391 48.7636C483.65 48.8669 483.636 49.086 483.636 49.1562C483.578 49.4246 483.18 49.368 483.18 49.368L483.18 49.6394L483.391 49.6394L483.391 50.0325C488.578 51.8432 490.317 57.3906 490.66 60.2743L490.873 60.2743L490.873 60.9092L491.363 61.181L491.363 61.3619L491.179 61.5436L491.055 61.5436L490.994 61.6643L491.179 61.6643L491.179 61.8459L491.639 61.8459L491.639 62.3589L491.21 62.6914L491.21 65.5314L492.311 65.5314L493.348 65.834L494.02 66.2567L494.02 66.4985L493.87 66.5589L493.87 67.5259L494.45 67.7372L494.45 67.8883L494.754 67.8883L494.754 68.7342L498.788 69.7917L498.788 60.0934L501.84 60.0934L501.84 53.7187L506.086 53.7187L506.086 60.0934L508.47 60.0934L508.47 64.5043L509.296 65.8943L509.296 81.1517L510.697 81.1517L510.697 80.7889L511.924 80.7889L511.924 62.601L512.226 62.601L512.226 59.8817L520.232 59.8817L520.232 64.6857L520.87 64.6857L520.87 67.586L521.515 67.586L521.515 61.9062L522.034 61.9062L522.034 57.7665L528.631 57.7665L528.631 62.1781L531.932 62.1781L531.932 65.0786L532.085 65.0786L532.085 64.6554L532.328 64.6554L532.328 64.3531L532.115 64.3531L532.115 64.0211L532.297 64.0211L532.297 63.6886L532.451 63.6886L532.42 63.5678L532.603 63.5678L532.603 63.0238L532.88 62.6312L532.88 61.9062L533.367 61.0903L533.488 61.0903C533.488 61.0903 533.538 60.6439 533.761 60.607C533.761 60.5883 533.761 60.3048 533.761 60.3048C533.564 60.2783 533.484 59.9086 533.761 59.7913C533.762 59.7919 533.758 59.49 533.761 59.489C533.442 59.3895 533.443 58.869 533.884 58.8549C534.325 58.8698 534.297 59.3895 533.975 59.489C533.976 59.49 533.972 59.7919 533.975 59.7913C534.252 59.9086 534.172 60.2782 533.975 60.3048C533.975 60.3048 533.975 60.5883 533.975 60.607C534.198 60.6439 534.249 61.0903 534.249 61.0903L534.374 61.0903L534.862 61.9062L534.862 62.6312L535.137 63.0238L535.137 63.5678L535.319 63.5678L535.291 63.6886L535.443 63.6886L535.443 64.0211L535.625 64.0211L535.625 64.3531L535.412 64.3531L535.412 64.6554L535.655 64.6554L535.655 65.1087L535.932 65.1087L535.932 65.5314L535.748 65.5314L535.748 66.8306L535.993 67.2536L536.236 67.2536L536.236 66.8306L536.085 66.8306L536.085 66.5589L536.236 66.5589L536.236 66.2265L536.513 66.2265L536.513 66.5589L536.695 66.5589L536.695 66.589L538.987 66.589L538.987 58.3712L547.848 58.3712C548.298 36.9369 551.604 13.2304 562.539 0.151062C562.387 -0.00031904 564.832 5.62108e-09 564.832 5.62108e-09C576.421 11.5514 579.751 38.5979 580.103 62.0875M604.33 41.6634L603.656 41.6634L603.533 42.0563L602.741 42.0563L602.589 41.331L602.589 40.6061L602.741 40.0919L603.533 40.0619L603.718 40.3341L603.718 41.4219L604.606 41.452L604.637 41.875L604.33 41.9354L604.33 41.6634M614.743 43.7179C616.04 44.5094 614.989 45.7119 614.989 45.7119C614.989 45.7119 613.76 45.6126 613.736 45.6519C612.636 44.5228 613.796 43.7179 613.796 43.7179L614.743 43.7179M603.564 44.0805L603.564 45.1984L604.454 45.2286L604.484 45.6519L604.178 45.6816L604.178 45.4403L603.472 45.4403L603.35 45.8327L602.589 45.8327L602.435 45.1079L602.435 44.3525L602.558 43.8692L603.35 43.8389L603.564 44.0805M603.779 47.9479L603.779 49.0658L604.697 49.0658L604.697 49.5188L604.392 49.5492L604.392 49.2771L603.718 49.2771L603.594 49.67L602.803 49.7002L602.65 48.975L602.65 48.2198L602.803 47.706L603.594 47.6758L603.779 47.9479M531.932 66.9218L531.994 66.8306L531.994 65.5314L531.932 65.5314L531.932 66.9218M536.513 67.586L536.574 67.586L536.574 66.8306L536.513 66.8306L536.513 67.586M236.934 85.3213L242.465 85.3213L242.465 70.2751L236.934 70.2751L236.934 85.3213M248.545 85.3213L249.763 85.3213L249.763 70.2751L248.545 70.2751L248.545 85.3213M259.572 85.3213L261.251 85.3213L261.312 77.8586L263.542 77.8586L263.542 74.3234L269.101 74.3234L269.101 85.3213L269.926 85.3213L269.926 70.2751L259.572 70.2751L259.572 85.3213M276.494 74.2633L277.927 74.2633L277.927 85.3213L278.327 85.3213L278.327 70.2751L276.494 70.2751L276.494 74.2633M286.332 77.2543L288.47 77.2543L288.47 85.3213L290.085 85.3213L290.085 70.2751L286.332 70.2751L286.332 77.2543M301.174 70.9097L301.85 71.0905C301.558 70.8418 301.375 70.693 301.174 70.5167L301.174 70.9097M301.174 73.5079C301.191 73.5649 301.218 73.6003 301.236 73.659L301.236 85.3213L302.276 85.3213L302.276 72.753C301.903 72.3859 301.557 72.0409 301.174 71.665L301.174 73.5079M168.02 76.7407L169.087 76.7407L169.087 72.7825L168.02 76.7407M221.079 73.9611L221.079 85.3213L221.876 85.3213L221.876 73.2056C221.617 73.4614 221.338 73.7101 221.079 73.9611M213.657 80.9101L213.657 85.3213L215.398 85.3213L215.398 79.339C214.812 79.8714 214.229 80.4065 213.657 80.9101M310.611 85.3213L311.989 85.3213L311.989 81.8466C311.539 81.4577 311.072 81.0754 310.611 80.6681L310.611 85.3213M178.101 81.2119L178.315 81.1517C178.315 81.0191 178.315 80.7659 178.315 80.759C178.311 80.7609 178.176 80.755 178.101 80.7589L178.101 81.2119M178.315 80.759C178.315 80.7589 178.315 80.7589 178.315 80.7589C178.315 80.759 178.315 80.759 178.315 80.759M38.7423 85.3213L39.0782 85.3213L39.0782 85.2909L38.7423 85.2909L38.7423 85.321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84463428153pt" svg:height="86.11082737608pt" svg:x="36.26410000000pt" svg:y="415.22900000000pt" svg:viewBox="0 0 84 86" svg:d="M38.803 0.00456496C37.6383 0.0900531 36.7358 1.06546 36.7338 2.24146C36.8426 3.39467 37.8043 4.27536 38.9552 4.27536C40.1056 4.27536 41.0676 3.39467 41.1768 2.24146C41.1753 1.62165 40.9197 1.03001 40.4701 0.606436C40.0205 0.182895 39.4174 -0.0349043 38.803 0.00456496ZM46.4114 0.157781C45.2467 0.243268 44.3441 1.21869 44.3419 2.39466C44.3419 3.63859 45.3435 4.64695 46.5786 4.64695C47.8142 4.64695 48.8158 3.63859 48.8158 2.39466C48.8148 1.76914 48.5546 1.17231 48.0983 0.747762C47.6422 0.323224 47.0305 0.109416 46.4114 0.157781ZM53.4723 1.56736C52.2834 1.63805 51.3591 2.636 51.3721 3.83488C51.3721 5.07878 52.3736 6.0871 53.6091 6.0871C54.8442 6.0871 55.8457 5.07878 55.8457 3.83488C55.8578 2.6133 54.8979 1.60609 53.685 1.56736C53.6139 1.56392 53.543 1.56392 53.4723 1.56736ZM30.2208 1.68992C29.0557 1.77538 28.1534 2.75081 28.1511 3.92683C28.1511 5.17074 29.153 6.17907 30.3883 6.17907C31.6235 6.17907 32.6252 5.17074 32.6252 3.92683C32.624 3.30131 32.3637 2.70443 31.9078 2.27991C31.4515 1.85533 30.8401 1.64156 30.2208 1.68992ZM23.3427 4.38647C22.1778 4.47198 21.2755 5.44735 21.2734 6.62336C21.2734 7.86726 22.2747 8.87562 23.51 8.87562C24.7454 8.87562 25.7469 7.86726 25.7469 6.62336C25.746 5.99787 25.4862 5.401 25.0297 4.97645C24.5736 4.55195 23.962 4.33812 23.3427 4.38647ZM60.3801 4.44775C59.2157 4.53322 58.3134 5.50865 58.3111 6.68467C58.3111 7.92856 59.3125 8.93692 60.5478 8.93692C61.7832 8.93692 62.7846 7.92856 62.7846 6.68467C62.7836 6.05913 62.5239 5.46228 62.0676 5.03773C61.6111 4.61317 60.9995 4.3994 60.3801 4.44775ZM16.9514 8.52323C15.7745 8.59334 14.8548 9.5731 14.8513 10.7601C14.8513 12.0039 15.8534 13.0123 17.0885 13.0123C18.324 13.0123 19.3253 12.0039 19.3253 10.7601C19.3239 10.14 19.0683 9.54868 18.6188 9.12509C18.1693 8.70154 17.566 8.48378 16.9514 8.52323ZM66.8018 8.61513C65.6371 8.70061 64.7346 9.67601 64.7323 10.8522C64.8421 12.005 65.8034 12.8861 66.9546 12.8861C68.1046 12.8861 69.0666 12.005 69.1757 10.8522C69.1742 10.232 68.9187 9.64055 68.4689 9.21698C68.0198 8.79345 67.4167 8.57563 66.8018 8.61513ZM11.6867 13.6407C10.5218 13.7259 9.61923 14.7019 9.61706 15.8775C9.61706 17.1213 10.6187 18.1297 11.8536 18.1297C13.0893 18.1297 14.0907 17.1213 14.0907 15.8775C14.0897 15.2516 13.8299 14.655 13.3734 14.2305C12.9175 13.806 12.306 13.5922 11.6867 13.6407ZM71.9455 13.7017C70.7806 13.7872 69.878 14.7628 69.8755 15.9389C69.8755 17.1827 70.8774 18.1908 72.1127 18.1908C73.3477 18.1908 74.3498 17.1827 74.3498 15.9389C74.3489 15.3132 74.0883 14.7163 73.6323 14.2916C73.1766 13.8674 72.5649 13.6534 71.9455 13.7017ZM7.63887 19.7074C7.03465 19.6941 6.45068 19.9276 6.02052 20.3549C5.59028 20.7823 5.35066 21.3668 5.35631 21.9756C5.35631 23.2193 6.35782 24.2278 7.59321 24.2278C8.82859 24.2278 9.83009 23.2193 9.83009 21.9756C9.84146 20.7424 8.86355 19.73 7.63887 19.7074ZM76.5103 20.1369C75.3337 20.2232 74.4267 21.2166 74.4409 22.4048C74.4409 23.648 75.4421 24.6564 76.6775 24.6564C77.913 24.6564 78.9144 23.648 78.9144 22.4048C78.9223 21.7733 78.6659 21.1688 78.2093 20.7372C77.7513 20.3056 77.1353 20.0879 76.5103 20.1369ZM4.29115 26.6944C3.10244 26.7653 2.17825 27.7627 2.19123 28.962C2.19123 30.2056 3.19274 31.2144 4.42812 31.2144C5.66348 31.2144 6.665 30.2056 6.665 28.962C6.67191 28.3369 6.41983 27.7371 5.96938 27.3067C5.51891 26.8762 4.9108 26.6546 4.29115 26.6944ZM79.4624 26.6944C78.2857 26.7806 77.3792 27.7742 77.393 28.962C77.502 30.1152 78.4641 30.996 79.6145 30.996C80.7651 30.996 81.727 30.1152 81.8361 28.962C81.8428 28.3369 81.5909 27.7371 81.1405 27.3067C80.6902 26.8762 80.0819 26.6546 79.4624 26.6944ZM2.58687 34.1098C1.42193 34.1954 0.519549 35.1707 0.517374 36.3468C0.517374 37.5908 1.51885 38.5993 2.75424 38.5993C3.98965 38.5993 4.99112 37.5908 4.99112 36.3468C4.9902 35.7214 4.7303 35.1244 4.27399 34.7001C3.81771 34.2751 3.2063 34.0616 2.58687 34.1098ZM81.2884 34.5389C80.1237 34.6245 79.2213 35.5998 79.2191 36.7759C79.2191 38.0198 80.2199 39.0281 81.4555 39.0281C82.6912 39.0281 83.6926 38.0198 83.6926 36.7759C83.6917 36.1506 83.4318 35.5534 82.9753 35.1287C82.5192 34.7046 81.9079 34.4904 81.2884 34.5389ZM41.6637 38.216C40.3557 38.3094 39.3441 39.4085 39.3508 40.7288C39.3514 41.6748 39.8808 42.5401 40.7204 42.9657L33.8422 80.5641C33.8428 80.5334 33.8428 80.5032 33.8422 80.4722C33.9226 79.6222 33.5177 78.7997 32.7969 78.3497C32.0762 77.8998 31.1647 77.8998 30.444 78.3497C29.7236 78.7997 29.3183 79.6222 29.3989 80.4722C29.3881 81.5479 30.1348 82.4803 31.181 82.6968C32.2269 82.9134 33.2789 82.3532 33.6902 81.3615L32.8688 85.8962L36.8856 85.988C40.2873 54.662 41.4408 43.6008 41.4811 43.2107C41.5115 43.2112 41.5423 43.2112 41.5723 43.2107C41.6296 43.6749 43.2688 56.8629 46.6852 86.1108L50.429 85.8655L49.8808 82.9545C50.5656 83.1894 51.3204 83.076 51.9073 82.6495C52.4938 82.2237 52.8389 81.5374 52.8331 80.8092C52.8363 79.9305 52.3303 79.1307 51.5382 78.7614C50.7465 78.3925 49.8138 78.5222 49.1503 79.0937L42.4245 43.1499C43.5293 42.872 44.3065 41.8754 44.3117 40.7288C44.3149 40.0344 44.0314 39.3695 43.5296 38.8933C43.0278 38.4167 42.3523 38.1715 41.6637 38.216ZM2.06947 41.6176C0.904581 41.7026 0.00217761 42.6785 0 43.8545C-7.10543e-14 45.0977 1.00148 46.1067 2.23687 46.1067C3.47227 46.1067 4.47377 45.0977 4.47377 43.8545C4.47282 43.2289 4.21291 42.6319 3.75664 42.2072C3.30034 41.7828 2.68892 41.5689 2.06947 41.6176ZM81.4406 42.322C80.2756 42.4077 79.3731 43.3832 79.3709 44.5592C79.3709 45.8029 80.3727 46.8114 81.6077 46.8114C82.8435 46.8114 83.8446 45.8029 83.8446 44.5592C83.8436 43.9334 83.5839 43.3367 83.1275 42.9123C82.6714 42.4877 82.0599 42.2737 81.4406 42.322ZM3.3477 49.3395C2.1708 49.4093 1.25102 50.3893 1.24777 51.5764C1.24777 52.8201 2.24927 53.8287 3.48467 53.8287C4.72005 53.8287 5.72154 52.8201 5.72154 51.5764C5.72001 50.9565 5.46427 50.3646 5.01478 49.9414C4.56532 49.5176 3.96207 49.2998 3.3477 49.3395ZM80.1321 49.8298C78.9671 49.915 78.0647 50.8906 78.0624 52.0665C78.0624 53.3105 79.064 54.3186 80.2993 54.3186C81.5346 54.3186 82.536 53.3105 82.536 52.0665C82.5351 51.4408 82.2751 50.8443 81.8188 50.4194C81.3632 49.995 80.7514 49.7811 80.1321 49.8298ZM5.75198 56.5402C4.58706 56.6258 3.68466 57.601 3.68249 58.7774C3.79165 59.9305 4.75361 60.8112 5.90412 60.8112C7.05466 60.8112 8.01664 59.9305 8.1258 58.7774C8.12425 58.1575 7.86851 57.5658 7.41906 57.1424C6.96958 56.7187 6.36631 56.5011 5.75198 56.5402ZM77.4538 57.3371C76.2891 57.4226 75.3862 58.3982 75.384 59.5737C75.384 60.8177 76.386 61.8264 77.6212 61.8264C78.8566 61.8264 79.8581 60.8177 79.8581 59.5737C79.857 58.9485 79.5972 58.3515 79.1407 57.927C78.6845 57.5026 78.0734 57.2887 77.4538 57.3371ZM9.79964 63.6188C8.62301 63.7048 7.71627 64.6985 7.73017 65.8865C7.83928 67.0397 8.80129 67.92 9.95181 67.92C11.1021 67.92 12.064 67.0397 12.1735 65.8865C12.1803 65.2614 11.9286 64.6613 11.4781 64.2312C11.0275 63.8007 10.4193 63.5786 9.79964 63.6188ZM73.1928 64.1704C72.0279 64.2558 71.126 65.2312 71.1238 66.4071C71.1238 67.651 72.1249 68.6595 73.3607 68.6595C74.5957 68.6595 75.5973 67.651 75.5973 66.4071C75.5964 65.7815 75.3363 65.1851 74.8802 64.7605C74.4238 64.3354 73.8124 64.122 73.1928 64.1704ZM16.0691 69.962C15.4597 69.9393 14.8678 70.1693 14.4307 70.5975C13.9935 71.0257 13.7501 71.6153 13.756 72.2293C13.756 73.4731 14.7576 74.4817 15.9929 74.4817C17.2283 74.4817 18.2298 73.4731 18.2298 72.2293C18.2414 71.0081 17.2816 70.0008 16.0691 69.962ZM67.4412 70.3298C66.252 70.4002 65.3284 71.3982 65.3414 72.597C65.3414 73.841 66.3427 74.8495 67.5781 74.8495C68.8133 74.8495 69.815 73.841 69.815 72.597C69.8268 71.3756 68.8666 70.368 67.6539 70.3298C67.5831 70.3265 67.512 70.3265 67.4412 70.3298ZM22.8254 74.7728C22.2211 74.7589 21.6376 74.9922 21.2069 75.4196C20.7767 75.847 20.5369 76.432 20.5427 77.04C20.5427 78.2842 21.5441 79.2924 22.7794 79.2924C24.0149 79.2924 25.0163 78.2842 25.0163 77.04C25.0278 75.8073 24.05 74.7953 22.8254 74.7728ZM59.711 75.4777C58.5459 75.5631 57.6437 76.5386 57.6412 77.7145C57.7506 78.8678 58.7126 79.7484 59.863 79.7484C61.0136 79.7484 61.9758 78.8678 62.0846 77.7145C62.083 77.0944 61.8275 76.5028 61.378 76.0795C60.9287 75.6558 60.3251 75.438 59.711 75.4777ZM41.6031 79.0629C40.438 79.1485 39.5355 80.1235 39.5333 81.2995C39.5333 82.5435 40.5349 83.5517 41.7703 83.5517C43.0056 83.5517 44.0071 82.5435 44.0071 81.2995C44.006 80.6741 43.7465 80.0771 43.29 79.6527C42.8338 79.2283 42.2225 79.0145 41.6031 79.0629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72525267913pt" svg:height="64.72525267913pt" svg:x="45.35510000000pt" svg:y="424.19600000000pt" svg:viewBox="0 0 65 65" svg:d="M64.7253 32.3624C64.7253 50.2358 50.2358 64.7253 32.3624 64.7253C14.4891 64.7253 0 50.2358 0 32.3624C0 14.4891 14.4891 0 32.3624 0C50.2358 0 64.7253 14.4891 64.7253 32.3624Z" calligra:nodeTypes="ccccc"/>
        <draw:path draw:style-name="gr5" xml:id="shape-13" draw:id="shape-13" draw:name="path2900" draw:layer="" svg:width="74.22739569323pt" svg:height="74.22739569323pt" svg:x="41.09770000000pt" svg:y="419.66000000000pt" svg:viewBox="0 0 74 74" svg:d="M74.2274 37.1136C74.2274 57.611 57.611 74.2274 37.1136 74.2274C16.6163 74.2274 0 57.611 0 37.1136C0 16.6163 16.6163 0 37.1136 0C57.611 0 74.2274 16.6163 74.2274 37.1136Z" calligra:nodeTypes="ccccc"/>
        <draw:path draw:style-name="gr6" xml:id="shape-14" draw:id="shape-14" draw:name="path2902" draw:layer="" svg:width="74.85987010841pt" svg:height="74.28207027907pt" svg:x="41.32970000000pt" svg:y="419.59500000000pt" svg:viewBox="0 0 75 74" svg:d="M25.1045 6.75448L21.6967 3.88808L21.9617 8.24347L18.6676 5.56325L18.9326 9.73256L15.8657 7.20118L16.5092 11.4075L13.2148 9.50912L14.3131 13.2317L10.148 12.1522L11.9655 15.5397L8.06532 14.7579L10.0344 18.2202L5.71767 17.6244L8.29249 20.8999L4.20307 20.8999L6.85361 23.1336L2.87774 23.841L5.60408 26.0375L1.51465 27.2657L4.50598 29.6113L1.02237 31.3608L4.24089 32.9244L0.151465 35.0834L3.33214 35.6787L0 38.5452L3.71081 38.9918L0.378653 42.119L4.46811 42.3051L0.946642 45.4694L5.03606 45.395L1.81756 48.3726L6.32355 48.4476L3.33214 51.5L7.4216 51.0532L4.61956 55.0736L9.08765 53.6588L6.51283 58.2749L10.8297 56.4136L9.23911 61.8115L13.5181 59.3543L12.2681 64.7892L16.6984 62.0721L15.9034 67.4324L19.8031 64.3801L19.4628 70.0011L23.3248 66.2037L24.0444 71.6762L27.6038 67.8047L28.6263 73.2769L31.6933 68.847L33.2457 73.9842L35.5553 69.1449L38.0549 74.2821L39.6448 69.1819L42.1819 73.9468L43.6208 68.5492L46.8771 73.0163L47.5589 67.6932L51.2696 71.7506L51.421 66.2783L55.3592 70.0011L55.056 64.194L59.1831 67.4698L58.3125 62.1464L62.175 65.0499L61.1146 59.4287L65.5824 61.5881L63.992 56.116L68.5742 57.9023L66.1504 52.989L70.9594 54.4778L67.7031 49.6384L72.7391 50.0853L69.0665 46.2884L73.5722 46.0644L69.7858 42.7146L74.5571 41.4862L70.2783 38.6199L74.8222 37.4659L70.6565 35.3437L74.8599 34.1898L70.202 32.589L74.3294 30.0575L69.2557 29.6484L73.0801 26.8562L68.8771 26.8562L73.0042 24.0273L67.7031 24.1758L71.1109 20.6022L66.1883 21.7937L69.5205 18.1082L64.7116 18.5549L66.908 14.274L62.3642 16.0236L64.1058 11.1468L60.1298 13.4925L61.266 8.50406L57.3281 11.4075L57.593 5.9727L54.2422 9.26721L53.6022 3.79043L49.6932 6.79125L48.8898 1.89521L45.8912 5.63302L45.2483 1.05289L42.4639 5.10657L41.0182 0.473811L39.3579 4.47487L37.2695 0L35.8772 4.47487L33.0926 0.526454L32.7178 4.73806L29.1299 1.21083L28.9158 5.63302L25.5957 2.42168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82444052614pt" svg:height="113.17208581973pt" svg:x="0.00000000000pt" svg:y="396.70200000000pt" svg:viewBox="0 0 681 113" svg:d="M580.028 62.1348L583.086 62.1348L583.086 85.3863L584.793 85.3863L584.793 59.9273L592.001 59.9273L592.001 64.0698C593.29 63.6162 594.945 63.5305 596.799 64.7349L596.799 63.8277L601.224 56.2083L603.425 56.1781L603.425 52.8821L607.212 52.8821L607.212 50.9475L603.947 50.9475L603.947 49.617L605.075 49.617C604.322 48.589 605.256 47.8634 605.256 47.8634L606.174 47.8634C607.073 48.4418 606.791 49.2261 606.572 49.617L607.212 49.617L607.212 47.1378L604.007 47.1378L604.007 45.7768L605.044 45.7768C604.528 44.7982 605.411 44.1443 605.411 44.1443L606.358 44.1443C607.151 44.6642 607.062 45.3226 606.877 45.7768L607.212 45.7768L607.182 43.2981L603.947 43.2981L603.947 41.9673L604.921 41.9673C604.467 41.0504 605.256 40.4257 605.256 40.4257L606.083 40.4257C606.786 40.9152 606.707 41.5419 606.542 41.9673L607.182 41.9673L607.182 39.4577L604.068 39.4577L604.068 38.2482L603.824 38.2482L603.67 37.5224L603.67 36.7668L603.792 36.2829L604.619 36.2529L604.798 36.4946L604.798 37.6135L605.683 37.6436L605.714 38.0669L605.411 38.097L605.411 37.8554L604.709 37.8554L604.649 38.1273L607.182 38.1273L607.182 35.5878L603.947 35.5878L603.947 34.2268L607.182 34.2268L607.182 33.8946L607.121 33.8946C607.121 33.8946 604.021 33.7843 603.425 33.3803C603.443 32.4253 603.425 32.4132 603.425 32.4132C603.425 32.4132 603.632 32.2025 604.191 32.1103C604.246 32.1288 604.222 31.8986 604.222 31.8986L603.701 31.8986L603.455 31.6571L603.455 27.7566L603.122 27.7566C603.122 27.7566 602.919 27.6422 602.847 27.4542L602.847 22.4045C602.847 22.4045 603.127 22.0617 603.486 21.9513C603.466 21.9317 603.486 18.504 603.486 18.504C603.883 17.8631 605.65 17.6345 606.846 17.4762L606.846 17.2044C606.846 17.2044 605.806 17.1528 605.624 16.9319C605.604 16.9319 605.245 16.6085 605.226 16.4783C605.212 16.4524 605.226 14.1199 605.226 14.1199C605.366 13.8817 606.419 13.4592 607.395 13.3944L608.678 13.3944L608.433 10.7338L608.433 10.7032L607.948 5.07961L607.857 5.07961L607.887 4.32373L607.825 3.77949L607.887 3.77949L607.887 3.71903L611.489 3.77949L611.489 3.83994L611.548 3.83994L611.212 7.37753L611.212 7.80082L611.181 7.80082L610.971 10.1293L610.971 10.7338L610.909 10.7338L610.665 13.3944L611.948 13.3944C612.921 13.4592 614.008 13.8512 614.147 14.0897C614.147 14.0897 614.161 16.4524 614.147 16.4783C614.128 16.6085 613.767 16.9319 613.747 16.9319C613.565 17.1527 612.529 17.2044 612.529 17.2044L612.529 17.4762C613.719 17.6345 615.489 17.8632 615.883 18.504C615.883 18.504 615.903 21.9317 615.883 21.9513C616.246 22.0617 616.528 22.4045 616.528 22.4045L616.528 27.4542C616.456 27.6422 616.252 27.7566 616.252 27.7566L615.915 27.7566L615.915 31.6571L615.671 31.8685L615.153 31.8685C615.153 31.8685 615.128 32.1288 615.182 32.1103C615.737 32.2025 615.915 32.3825 615.915 32.3825C615.915 32.3825 615.927 32.4253 615.945 33.3803C615.353 33.7843 612.223 33.8946 612.223 33.8946L612.131 33.8946L612.131 34.2268L615.426 34.2268L615.426 35.5878L612.131 35.5878L612.131 38.1273L612.559 38.1273C612.421 37.3811 612.891 36.8878 612.891 36.8878L613.566 36.8878C614.002 37.2605 614.077 37.7384 614.025 38.1273L615.519 38.1273L615.519 39.4577L612.131 39.4577L612.131 41.937L613.809 41.937C613.111 40.8798 613.934 40.1224 613.934 40.1224L614.695 40.1224C615.477 40.721 615.218 41.558 615.032 41.937L615.397 41.937L615.397 43.2981L612.131 43.2981L612.161 45.7768L615.488 45.7768L615.488 47.1378L612.161 47.1378L612.161 49.5869L613.686 49.5869C612.722 48.5009 613.778 47.7423 613.778 47.7423L614.726 47.7423C615.779 48.3873 615.313 49.2671 615.093 49.5869L615.426 49.5869L615.426 50.9475L612.161 50.9475L612.161 52.8821L615.915 52.8821L615.915 66.0047L616.314 68.7565L617.752 68.8468L617.752 79.1875L618.911 79.1875L619.521 76.7991L620.375 78.9457L620.375 64.3418L622.822 64.3418L622.822 61.318L623.86 61.318L623.86 41.1511L635.586 33.8643L635.525 62.9811L639.13 60.9251L639.13 84.8118L640.141 84.8118L640.141 70.5704C640.513 69.3517 640.883 68.4005 641.268 67.6677L641.268 63.3136L644.383 63.3136L644.383 55.9662L646.247 50.5543L648.597 46.7745L650.857 50.3727L652.783 56.299L652.783 62.5884L657.183 62.5884L657.183 74.1684L658.37 74.1684L658.37 85.3863L658.892 85.3863L658.892 71.8101L663.046 71.8101L663.046 85.3863L663.44 85.3863L663.44 71.1446L665.917 71.1446L665.917 67.2748L670.654 67.2748L670.654 85.3863L673.37 85.3863L673.37 74.7729L675.386 74.7729L675.386 63.0117L680.824 63.0117L680.548 94.6687L680.548 113.172L1.04173e-13 113.172L0 62.8301L0.222027 62.8301L0.222027 73.4733L1.44378 73.4733L1.44378 60.3202L6.02531 60.3202L6.02531 58.6876L5.35332 58.6876L5.35332 50.2821L6.63612 50.2821L6.63612 48.8913L7.24701 48.8913L8.98799 46.0493L8.98799 43.4189L11.0344 37.492L11.0344 36.404L11.065 37.492L12.9585 43.4189L12.9585 46.0493L14.6997 48.9215L15.3106 48.9215L15.3106 50.2821L16.5933 50.2821L16.5933 58.6876L15.9216 58.6876L15.9216 59.8368L18.5788 59.8368L18.5788 71.4777L20.8081 71.4777L20.8081 71.5682L21.4495 71.5682L21.4495 64.6444L21.6026 64.6444L21.6026 59.7156L27.7112 59.7156L27.7112 47.2285C27.7112 45.4317 30.2109 41.1057 33.3311 41.0299C36.5989 40.9507 39.1577 45.5373 39.226 47.2285C39.2307 47.3468 39.2276 61.9247 39.226 73.1704L39.959 73.1704L39.959 62.9511L41.7915 62.9511L41.7915 62.044L44.1741 62.044L44.1741 55.6641L48.3891 55.6641L48.3891 62.044L51.474 62.044L51.474 85.3863L51.5657 85.3863L51.5657 64.1603L53.4895 60.8347L55.353 64.0398L55.353 85.3863L55.4752 85.3863L55.4752 69.8754L55.567 69.8754L55.567 64.3722L61.0035 64.3722L60.9425 69.8754L61.2782 69.8754L61.2782 68.2724L66.6234 66.8512L66.6234 85.3863L67.4176 85.3863L67.4176 64.1603L68.6699 64.1603L68.6699 64.0398C68.6699 64.0398 71.2355 60.9518 74.8091 62.1951L74.8091 61.9533L82.0176 61.9533L82.0176 66.9423L83.5751 66.9423L86.7821 78.8249L86.7821 65.8234L91.2419 57.0246L94.9678 56.964L99.0304 65.1583L99.0304 75.1663L99.8854 77.3131L99.8854 85.0835L101.168 85.0835L101.168 70.8726L103.181 70.8726L104.802 60.2295L106.332 70.7821L107.734 70.8726L107.734 73.0496L107.886 73.0496L107.886 84.8118L109.931 84.8118L109.931 64.4021L112.804 64.4021L112.804 63.344L117.784 63.344L117.784 66.9423L119.403 66.9423L119.403 79.6109L120.685 79.6109L120.685 61.4086L121.481 61.4086L121.481 34.8921L124.749 25.3375L128.87 18.7159L132.874 25.0351L136.263 35.4668L136.263 60.7136L136.602 60.7136L136.602 70.0565C137.362 71.3083 137.851 72.5661 137.851 72.5661L137.851 76.7084C138.002 76.6971 138.159 76.6882 138.307 76.6782L138.307 69.9355L140.751 69.9355L140.782 67.8491L141.12 65.2487L141.426 66.6397L141.426 33.3803L144.51 33.3803L144.51 36.2829L151.779 36.2829L151.779 33.3503L154.65 33.3503L154.65 70.4189C154.698 70.4146 154.752 70.4185 154.803 70.4189L154.803 61.1368L160.238 61.1368L160.208 66.2462L162.436 67.547L163.02 65.8841L162.895 67.8189L166.135 69.663L166.135 76.7991L166.595 76.7991L168.73 69.8448L169.98 67.2442L169.767 69.7839L170.684 69.7839L170.684 66.156L174.871 66.156C174.928 65.8506 174.979 65.5778 175.021 65.5514C175.4 65.084 175.035 65.6605 174.81 64.9767C174.784 64.8264 175.121 62.726 175.541 62.5277C175.753 62.4695 178.724 61.9296 180.339 61.893C180.291 61.911 184.122 61.893 184.122 61.893C184.122 61.893 189.609 62.4922 192.616 63.7678L194.415 60.9856L197.226 61.0462L200.43 65.2794L200.584 68.7565C202.277 70.2374 204.559 72.3737 205.718 74.38L206.454 74.1989L206.454 64.7653L213.63 64.7653L213.63 72.4147L215.37 71.9918L215.37 66.9727L221.051 66.9727L221.051 70.5704L221.847 70.3589L221.847 69.663L223.22 70.0262L223.71 69.9051L223.71 61.1973L224.532 56.1479L224.288 56.1781L224.318 56.0271L224.563 55.997L224.838 54.6361L224.991 53.5172L225.083 54.6666L225.325 55.9363L225.571 55.9363L225.571 56.0874L225.357 56.1178L225.602 57.1457L226.398 59.5045L226.916 59.5045L229.177 51.552L231.59 59.5045L232.078 59.5045L232.508 57.1457L232.721 56.2689L232.446 56.2389L232.416 56.057L232.752 56.057L233.056 54.3336L233.178 53.3965L233.3 54.3643L233.572 56.057L233.849 56.057L233.879 56.2689L233.603 56.2389L234.399 61.1973L234.399 64.6444L234.98 63.6764L236.658 66.5792L242.434 66.5792L242.434 65.7629L248.513 65.7629L248.513 66.5792L249.731 66.5792L249.731 63.2533L259.539 63.2533L259.539 66.5792L260.087 66.5792C259.908 65.2423 260.665 65.4306 260.665 65.4306C261.018 65.4295 260.972 66.2165 260.972 66.2165L262.253 66.2165C262.253 65.965 262.349 65.6011 262.193 65.3698C261.861 64.8817 261.863 64.3304 262.439 64.1C263.574 64.4526 262.712 65.4306 262.712 65.4306L262.712 66.1861L263.965 66.2165C263.913 65.3275 264.506 65.3923 264.484 65.3999C265.099 65.3488 264.942 66.3376 264.942 66.3376L264.942 66.821L269.891 66.821L269.891 62.6487L276.458 62.6487L276.458 66.821L278.291 66.821L278.291 64.7653L286.295 64.7653L286.295 66.821L290.048 66.821L290.048 64.9767L290.416 64.9767L290.416 61.1368L291.241 56.0874L290.995 56.1178L291.025 55.9363L291.272 55.9065L291.515 54.5756L291.699 53.4264L291.79 54.5756L292.034 55.8457L292.278 55.876L292.278 56.0271L292.065 56.0271L292.309 57.0549L292.738 58.597L293.867 58.597L295.855 51.4612L298.115 59.4738L298.786 59.4738L299.212 57.0549L299.425 56.2083L299.151 56.1781L299.121 55.997L299.455 55.997L299.73 54.2732L299.884 53.3054L299.975 54.2732L300.28 55.997L300.556 55.997L300.587 56.1781L300.312 56.1781L301.104 61.1368L301.135 70.0565L302.237 70.3286L302.237 64.0698L309.047 67.9704L309.047 72.0219L311.949 72.7475L311.949 68.0909L313.568 68.0909L313.568 64.493L318.545 64.493L318.545 65.6417C320.07 64.7175 322.54 64.0236 325.385 66.4584C325.375 66.8359 325.362 68.2615 325.357 69.5122L326.55 61.3788L327.831 69.8754L331.831 69.8754L332.32 71.659L332.32 66.2769L336.417 59.2923L340.108 59.3528L344.57 66.9727L344.57 80.2457L346.617 80.2457L347.196 77.8572L348.144 80.216L348.144 81.7274L349.333 82.0299L349.333 63.0718L356.542 63.0718L356.542 83.8441L358.22 84.2368L358.22 67.3349L358.25 67.3349L358.25 65.2794L363.934 65.2794L363.934 67.3349L364.515 67.3349L364.515 85.3863L364.761 85.3863L364.761 68.0003L368.944 69.0884L368.944 64.3418L375.969 64.3418L375.969 69.3008L375.999 69.3008L375.999 65.1886L377.77 62.1648L377.77 58.7786L377.069 58.7786L377.069 57.4481L377.74 57.4481C377.74 57.4481 377.897 55.0625 380.459 54.6361C380.488 54.6311 380.751 52.7705 380.703 52.3077C380.426 52.2109 380.243 51.9848 380.243 51.7336C380.231 51.416 380.508 51.1428 380.887 51.0985L380.948 49.2842L381.008 51.0985C381.42 51.1043 381.748 51.3884 381.74 51.7336C381.735 51.9909 381.541 52.2192 381.252 52.3077C381.213 52.8365 381.376 54.5683 381.405 54.5756C383.969 55.2217 384.308 57.4481 384.308 57.4481L385.008 57.4481L385.008 58.7179L384.278 58.7179L384.247 63.6466L384.856 63.6466L384.856 66.8512L385.313 66.8512L385.313 64.0698L388.369 64.0698L388.369 62.2558L387.666 62.2558L387.666 60.9251L388.338 60.9251C388.338 60.9251 388.499 58.5395 391.056 58.1131C391.087 58.1083 391.348 56.2479 391.3 55.7849C391.023 55.6882 390.843 55.4619 390.843 55.2104C390.835 54.8842 391.124 54.6074 391.516 54.5756L391.547 52.7616L391.638 54.5756C392.038 54.5951 392.347 54.8751 392.34 55.2104C392.333 55.468 392.139 55.6965 391.852 55.7849C391.813 56.3132 391.974 58.0455 392.004 58.0528C392.943 58.2901 393.583 58.756 394.019 59.2319L395.391 59.2319L395.391 60.9251L395.604 60.9251L395.604 61.5599L402.451 61.5599L402.451 63.465L404.832 63.465L404.832 64.0698L407.98 64.0698L407.98 61.4696L407.306 61.4696L407.306 60.2295L407.949 60.2295C407.949 60.2295 408.109 58.0515 410.574 57.6601C410.602 57.6552 410.848 56.009 410.815 55.5431C410.536 55.4564 410.353 55.2394 410.358 54.9989C410.355 54.7044 410.634 54.4557 411 54.4244L411.03 52.7616L411.124 54.4244C411.501 54.4439 411.799 54.6957 411.798 54.9989C411.798 55.2456 411.598 55.4645 411.307 55.5431C411.273 56.0375 411.461 57.5926 411.489 57.5992C412.542 57.852 413.182 58.359 413.598 58.8693L413.598 58.8085L416.469 58.8085L416.469 57.5088L417.11 57.5088C417.11 57.5088 417.269 55.1233 419.828 54.6967C419.86 54.6911 420.188 52.6147 420.105 52.2777C419.801 52.1852 419.603 51.9418 419.614 51.6732C419.624 51.3583 419.914 51.0991 420.288 51.0682L420.317 49.2238L420.409 51.0378C420.808 51.0574 421.118 51.3378 421.11 51.6732C421.104 51.9307 420.91 52.159 420.624 52.2473C420.551 52.6285 420.774 54.6287 420.806 54.6361C423.365 55.2828 423.706 57.5088 423.706 57.5088L424.411 57.5088L424.411 58.7786L423.676 58.7786L423.676 59.5045L429.481 59.5045L429.481 67.1238C429.771 67.1588 430.087 67.2077 430.183 67.2748C430.184 67.2706 430.183 68.6655 430.183 68.6655C430.183 68.685 430.185 76.0899 430.183 82.6349L432.932 82.6349L432.932 63.2836L433.939 63.2836L433.939 62.4973L435.345 62.4973L435.345 56.9038L439.559 56.9038L439.559 62.4973L440.229 62.4973L440.229 63.2836L442.645 63.2836L442.645 71.1446L446.645 71.1446L446.645 71.0844L453.457 71.0844L453.457 75.4082L457.151 75.4082L458.07 72.7777L459.171 75.4082L459.171 81.2737L459.842 81.2737L459.842 65.2794C459.842 65.2794 463.571 60.7523 468.302 64.7954C468.301 64.825 468.302 65.0009 468.302 65.0374L469.797 65.0374L469.797 62.7391L469.373 62.4064L469.373 61.893L469.828 61.893L469.828 61.7112L470.014 61.7112L469.983 61.5904L469.828 61.5904L469.645 61.4086L469.645 61.2276L470.136 60.9556L470.136 60.3202L470.348 60.3202C470.696 57.4343 472.432 51.8827 477.619 50.0706L477.619 49.6772L477.831 49.6772L477.831 49.4056C477.831 49.4056 477.43 49.4622 477.374 49.1936C477.374 49.1234 477.358 48.9041 477.619 48.8007L477.771 48.7705L477.771 47.9539L477.893 47.9539L477.893 47.5005L478.043 47.5005L478.043 47.8936L478.378 47.8936L478.378 47.1682L478.194 47.1682L478.194 46.7447L478.562 46.7447L478.562 43.6L478.164 43.2677L478.164 43.0254L478.592 43.0254L478.592 42.0583L478.991 42.4513L478.991 42.9349L479.297 42.9349L479.297 41.1208L478.899 41.1208L478.899 40.8184L479.113 40.8184L479.113 39.8506C479.113 39.8506 479.649 39.0345 479.97 39.0345L479.97 38.732L479.694 38.5811L479.694 38.4602L480.001 38.4602L480.001 37.7038L480.213 37.7038C480.213 37.7038 480.023 37.5591 480.001 37.4321L480.001 37.1295C480.001 37.1295 480.089 37.0151 480.181 37.0088C480.288 37.0014 480.304 36.9784 480.304 36.9784L480.304 36.8271C479.402 36.3882 480.117 35.561 480.304 35.6481L480.335 34.0757L480.485 33.2591L480.608 34.0757L480.638 35.6481C480.827 35.561 481.545 36.3882 480.638 36.8271L480.638 36.9784C480.638 36.9784 480.654 37.0014 480.76 37.0088C480.856 37.0151 480.944 37.1295 480.944 37.1295L480.944 37.4321C480.922 37.5591 480.73 37.7038 480.73 37.7038L480.944 37.7038L480.944 38.4602L481.252 38.4602L481.252 38.5811L480.975 38.732L480.975 39.0345C481.295 39.0345 481.832 39.8506 481.832 39.8506L481.832 40.8184L482.045 40.8184L482.045 41.1208L481.649 41.1208L481.649 42.9349L481.954 42.9349L481.954 42.4513L482.351 42.0583L482.351 43.0254L482.779 43.0254L482.779 43.2677L482.382 43.6L482.382 46.7447L482.749 46.7447L482.749 47.1682L482.565 47.1682L482.565 47.8936L482.902 47.8936L482.902 47.5005L483.057 47.5005L483.057 47.9539L483.178 47.9539L483.178 48.7705L483.329 48.8007C483.588 48.9041 483.574 49.1234 483.574 49.1936C483.516 49.4622 483.118 49.4056 483.118 49.4056L483.118 49.6772L483.329 49.6772L483.329 50.0706C488.515 51.8827 490.254 57.4343 490.597 60.3202L490.81 60.3202L490.81 60.9556L491.3 61.2276L491.3 61.4086L491.116 61.5904L490.992 61.5904L490.931 61.7112L491.116 61.7112L491.116 61.893L491.576 61.893L491.576 62.4064L491.147 62.7391L491.147 65.5813L492.248 65.5813L493.285 65.8841L493.956 66.3071L493.956 66.5491L493.806 66.6096L493.806 67.5773L494.386 67.7888L494.386 67.94L494.69 67.94L494.69 68.7865L498.724 69.8448L498.724 60.1391L501.775 60.1391L501.775 53.7596L506.021 53.7596L506.021 60.1391L508.405 60.1391L508.405 64.5534L509.231 65.9445L509.231 81.2135L510.631 81.2135L510.631 80.8504L511.858 80.8504L511.858 62.6487L512.16 62.6487L512.16 59.9273L520.165 59.9273L520.165 64.7349L520.803 64.7349L520.803 67.6374L521.448 67.6374L521.448 61.9533L521.967 61.9533L521.967 57.8105L528.563 57.8105L528.563 62.2254L531.864 62.2254L531.864 65.1281L532.017 65.1281L532.017 64.7046L532.26 64.7046L532.26 64.4021L532.047 64.4021L532.047 64.0698L532.229 64.0698L532.229 63.7371L532.383 63.7371L532.352 63.6162L532.535 63.6162L532.535 63.0718L532.811 62.6789L532.811 61.9533L533.298 61.1368L533.419 61.1368C533.419 61.1368 533.469 60.6901 533.692 60.6531C533.692 60.6344 533.692 60.3507 533.692 60.3507C533.495 60.3242 533.415 59.9542 533.692 59.8368C533.693 59.8374 533.689 59.5353 533.692 59.5343C533.373 59.4347 533.374 58.9138 533.815 58.8997C534.256 58.9146 534.228 59.4347 533.906 59.5343C533.907 59.5353 533.903 59.8374 533.906 59.8368C534.183 59.9542 534.103 60.3241 533.906 60.3507C533.906 60.3507 533.906 60.6344 533.906 60.6531C534.129 60.6901 534.18 61.1368 534.18 61.1368L534.305 61.1368L534.793 61.9533L534.793 62.6789L535.068 63.0718L535.068 63.6162L535.25 63.6162L535.222 63.7371L535.374 63.7371L535.374 64.0698L535.556 64.0698L535.556 64.4021L535.343 64.4021L535.343 64.7046L535.586 64.7046L535.586 65.1583L535.863 65.1583L535.863 65.5813L535.679 65.5813L535.679 66.8815L535.924 67.3048L536.167 67.3048L536.167 66.8815L536.016 66.8815L536.016 66.6096L536.167 66.6096L536.167 66.2769L536.444 66.2769L536.444 66.6096L536.626 66.6096L536.626 66.6397L538.918 66.6397L538.918 58.4156L547.778 58.4156C548.227 36.965 551.533 13.2405 562.467 0.151177C562.315 -0.000319283 564.759 5.6254e-09 564.759 5.6254e-09C576.347 11.5602 579.676 38.6273 580.028 62.1348M604.252 41.6951L603.578 41.6951L603.455 42.0883L602.663 42.0883L602.512 41.3625L602.512 40.637L602.663 40.1224L603.455 40.0924L603.64 40.3648L603.64 41.4534L604.528 41.4836L604.559 41.9069L604.252 41.9673L604.252 41.6951M614.664 43.7512C615.961 44.5433 614.91 45.7467 614.91 45.7467C614.91 45.7467 613.681 45.6473 613.657 45.6867C612.557 44.5567 613.717 43.7512 613.717 43.7512L614.664 43.7512M603.486 44.1141L603.486 45.2328L604.376 45.263L604.406 45.6867L604.1 45.7164L604.1 45.4749L603.394 45.4749L603.272 45.8676L602.512 45.8676L602.358 45.1422L602.358 44.3863L602.481 43.9026L603.272 43.8723L603.486 44.1141M603.701 47.9844L603.701 49.1032L604.619 49.1032L604.619 49.5565L604.314 49.5869L604.314 49.3146L603.64 49.3146L603.516 49.7078L602.725 49.738L602.573 49.0123L602.573 48.2565L602.725 47.7423L603.516 47.7121L603.701 47.9844M531.864 66.9727L531.926 66.8815L531.926 65.5813L531.864 65.5813L531.864 66.9727M536.444 67.6374L536.505 67.6374L536.505 66.8815L536.444 66.8815L536.444 67.6374M236.904 85.3863L242.434 85.3863L242.434 70.3286L236.904 70.3286L236.904 85.3863M248.513 85.3863L249.731 85.3863L249.731 70.3286L248.513 70.3286L248.513 85.3863M259.539 85.3863L261.217 85.3863L261.278 77.9179L263.508 77.9179L263.508 74.38L269.066 74.38L269.066 85.3863L269.891 85.3863L269.891 70.3286L259.539 70.3286L259.539 85.3863M276.458 74.3198L277.891 74.3198L277.891 85.3863L278.291 85.3863L278.291 70.3286L276.458 70.3286L276.458 74.3198M286.295 77.3131L288.433 77.3131L288.433 85.3863L290.048 85.3863L290.048 70.3286L286.295 70.3286L286.295 77.3131M301.135 70.9637L301.811 71.1446C301.519 70.8957 301.336 70.7468 301.135 70.5704L301.135 70.9637M301.135 73.5639C301.152 73.6209 301.179 73.6563 301.197 73.7151L301.197 85.3863L302.237 85.3863L302.237 72.8084C301.864 72.441 301.518 72.0957 301.135 71.7196L301.135 73.5639M167.998 76.7991L169.065 76.7991L169.065 72.8379L167.998 76.7991M221.051 74.0174L221.051 85.3863L221.847 85.3863L221.847 73.2613C221.589 73.5173 221.31 73.7662 221.051 74.0174M213.63 80.9717L213.63 85.3863L215.37 85.3863L215.37 79.3994C214.784 79.9322 214.201 80.4677 213.63 80.9717M310.571 85.3863L311.949 85.3863L311.949 81.9089C311.499 81.5197 311.032 81.1371 310.571 80.7295L310.571 85.3863M178.078 81.2737L178.292 81.2135C178.292 81.0808 178.292 80.8274 178.292 80.8205C178.288 80.8224 178.153 80.8165 178.078 80.8204L178.078 81.2737M178.292 80.8205C178.292 80.8204 178.292 80.8204 178.292 80.8204C178.292 80.8205 178.292 80.8205 178.292 80.8205M38.7373 85.3863L39.0732 85.3863L39.0732 85.3558L38.7373 85.3558L38.7373 85.386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68952170811pt" svg:height="86.22177016138pt" svg:x="36.26410000000pt" svg:y="415.22900000000pt" svg:viewBox="0 0 84 86" svg:d="M38.7312 0.00457084C37.5687 0.0901691 36.6679 1.06683 36.6659 2.24435C36.7745 3.39904 37.7344 4.28087 38.8831 4.28087C40.0314 4.28087 40.9916 3.39904 41.1006 2.24435C41.0991 1.62374 40.844 1.03134 40.3952 0.607218C39.9465 0.183131 39.3445 -0.0349493 38.7312 0.00457084ZM46.3256 0.157984C45.163 0.243581 44.2621 1.22026 44.2599 2.39775C44.2599 3.64328 45.2596 4.65294 46.4924 4.65294C47.7258 4.65294 48.7255 3.64328 48.7255 2.39775C48.7245 1.77142 48.4648 1.17382 48.0093 0.748726C47.5541 0.323641 46.9435 0.109557 46.3256 0.157984ZM53.3734 1.56938C52.1867 1.64016 51.2641 2.6394 51.2771 3.83982C51.2771 5.08532 52.2767 6.09494 53.5099 6.09494C54.7428 6.09494 55.7424 5.08532 55.7424 3.83982C55.7545 2.61667 54.7964 1.60816 53.5857 1.56938C53.5147 1.56594 53.444 1.56594 53.3734 1.56938ZM30.1649 1.6921C29.002 1.77767 28.1013 2.75435 28.099 3.93189C28.099 5.1774 29.0991 6.18703 30.3321 6.18703C31.565 6.18703 32.5649 5.1774 32.5649 3.93189C32.5637 3.30556 32.3038 2.70792 31.8488 2.28285C31.3933 1.85772 30.7831 1.64368 30.1649 1.6921ZM23.2995 4.39212C22.1368 4.47774 21.2361 5.45437 21.2341 6.6319C21.2341 7.8774 22.2335 8.88706 23.4665 8.88706C24.6996 8.88706 25.6993 7.8774 25.6993 6.6319C25.6984 6.0056 25.4391 5.40796 24.9834 4.98286C24.5281 4.55782 23.9177 4.34371 23.2995 4.39212ZM60.2684 4.45348C59.1062 4.53906 58.2055 5.51575 58.2032 6.69328C58.2032 7.93878 59.2028 8.94844 60.4358 8.94844C61.6689 8.94844 62.6685 7.93878 62.6685 6.69328C62.6675 6.06694 62.4083 5.46932 61.9528 5.04422C61.4971 4.61911 60.8867 4.40507 60.2684 4.45348ZM16.92 8.53421C15.7453 8.60441 14.8273 9.58544 14.8238 10.774C14.8238 12.0194 15.8241 13.0291 17.0569 13.0291C18.2901 13.0291 19.2896 12.0194 19.2896 10.774C19.2882 10.1531 19.033 9.56099 18.5844 9.13685C18.1357 8.71275 17.5335 8.49471 16.92 8.53421ZM66.6782 8.62623C65.5157 8.71182 64.6149 9.68848 64.6126 10.8662C64.7222 12.0205 65.6817 12.9027 66.8308 12.9027C67.9786 12.9027 68.9389 12.0205 69.0478 10.8662C69.0463 10.2452 68.7912 9.65297 68.3423 9.22886C67.894 8.80478 67.292 8.58668 66.6782 8.62623ZM11.6651 13.6583C10.5023 13.7436 9.60144 14.7208 9.59927 15.898C9.59927 17.1434 10.5991 18.1531 11.8317 18.1531C13.0651 18.1531 14.0646 17.1434 14.0646 15.898C14.0636 15.2713 13.8043 14.6739 13.3487 14.2488C12.8936 13.8238 12.2832 13.6097 11.6651 13.6583ZM71.8124 13.7194C70.6497 13.805 69.7488 14.7818 69.7463 15.9594C69.7463 17.2048 70.7463 18.2142 71.9793 18.2142C73.212 18.2142 74.2123 17.2048 74.2123 15.9594C74.2114 15.3329 73.9513 14.7353 73.4961 14.31C73.0413 13.8853 72.4307 13.671 71.8124 13.7194ZM7.62474 19.7328C7.02164 19.7195 6.43875 19.9533 6.00938 20.3811C5.57994 20.8091 5.34076 21.3943 5.3464 22.0039C5.3464 23.2492 6.34606 24.259 7.57917 24.259C8.81226 24.259 9.81191 23.2492 9.81191 22.0039C9.82326 20.7691 8.84716 19.7554 7.62474 19.7328ZM76.3688 20.1629C75.1944 20.2493 74.289 21.2439 74.3032 22.4337C74.3032 23.6785 75.3026 24.6882 76.5357 24.6882C77.7689 24.6882 78.7684 23.6785 78.7684 22.4337C78.7763 21.8014 78.5204 21.1961 78.0646 20.7639C77.6075 20.3318 76.9926 20.1138 76.3688 20.1629ZM4.28321 26.7288C3.0967 26.7998 2.17422 27.7985 2.18718 28.9993C2.18718 30.2445 3.18683 31.2546 4.41993 31.2546C5.653 31.2546 6.65267 30.2445 6.65267 28.9993C6.65957 28.3734 6.40796 27.7728 5.95834 27.3419C5.5087 26.9108 4.90172 26.6889 4.28321 26.7288ZM79.3154 26.7288C78.1409 26.8151 77.2361 27.81 77.2499 28.9993C77.3587 30.154 78.319 31.0359 79.4672 31.0359C80.6157 31.0359 81.5758 30.154 81.6847 28.9993C81.6914 28.3734 81.44 27.7728 80.9904 27.3419C80.541 26.9108 79.9338 26.6889 79.3154 26.7288ZM2.58209 34.1538C1.4193 34.2395 0.518588 35.216 0.516417 36.3936C0.516417 37.6392 1.51604 38.649 2.74915 38.649C3.98227 38.649 4.98189 37.6392 4.98189 36.3936C4.98097 35.7674 4.72155 35.1697 4.26608 34.7448C3.81065 34.3193 3.20037 34.1055 2.58209 34.1538ZM81.138 34.5834C79.9755 34.6691 79.0748 35.6457 79.0726 36.8233C79.0726 38.0688 80.0715 39.0784 81.3048 39.0784C82.5383 39.0784 83.5378 38.0688 83.5378 36.8233C83.5369 36.1972 83.2775 35.5992 82.8218 35.174C82.3666 34.7493 81.7564 34.5348 81.138 34.5834ZM41.5866 38.2652C40.2811 38.3588 39.2713 39.4593 39.278 40.7813C39.2786 41.7285 39.807 42.5949 40.6451 43.0211L33.7796 80.6679C33.7802 80.6372 33.7802 80.6069 33.7796 80.5759C33.8599 79.7248 33.4557 78.9012 32.7362 78.4507C32.0169 78.0002 31.1071 78.0002 30.3877 78.4507C29.6686 78.9012 29.2641 79.7248 29.3445 80.5759C29.3337 81.653 30.0791 82.5866 31.1233 82.8034C32.1673 83.0202 33.2173 82.4593 33.6279 81.4663L32.808 86.0069L36.8174 86.0988C40.2128 54.7324 41.3642 43.657 41.4044 43.2664C41.4347 43.2669 41.4655 43.2669 41.4954 43.2664C41.5526 43.7312 43.1888 56.9362 46.5989 86.2218L50.3357 85.9762L49.7885 83.0614C50.4721 83.2966 51.2255 83.1831 51.8113 82.756C52.3967 82.3297 52.7412 81.6425 52.7354 80.9133C52.7386 80.0335 52.2335 79.2327 51.4429 78.8629C50.6526 78.4935 49.7217 78.6234 49.0594 79.1956L42.346 43.2055C43.4488 42.9272 44.2246 41.9294 44.2297 40.7813C44.2329 40.086 43.95 39.4202 43.4491 38.9434C42.9482 38.4662 42.274 38.2207 41.5866 38.2652ZM2.06564 41.6712C0.902908 41.7563 0.00217358 42.7335 0 43.911C-7.10543e-14 45.1558 0.999628 46.1661 2.23273 46.1661C3.46585 46.1661 4.4655 45.1558 4.4655 43.911C4.46455 43.2846 4.20512 42.6868 3.74969 42.2616C3.29424 41.8366 2.68395 41.6225 2.06564 41.6712ZM81.29 42.3765C80.1271 42.4624 79.2263 43.4391 79.2241 44.6166C79.2241 45.8619 80.224 46.8717 81.4568 46.8717C82.6903 46.8717 83.6895 45.8619 83.6895 44.6166C83.6885 43.99 83.4293 43.3925 82.9737 42.9676C82.5185 42.5425 81.9081 42.3282 81.29 42.3765ZM3.34151 49.4031C2.16678 49.473 1.24871 50.4542 1.24546 51.6429C1.24546 52.8882 2.24511 53.8981 3.47822 53.8981C4.71132 53.8981 5.71096 52.8882 5.71096 51.6429C5.70943 51.0222 5.45416 50.4295 5.0055 50.0058C4.55688 49.5814 3.95474 49.3633 3.34151 49.4031ZM79.9839 49.894C78.821 49.9793 77.9203 50.9562 77.918 52.1336C77.918 53.3792 78.9178 54.3886 80.1508 54.3886C81.3838 54.3886 82.3833 53.3792 82.3833 52.1336C82.3824 51.5071 82.1229 50.9098 81.6675 50.4844C81.2127 50.0594 80.602 49.8453 79.9839 49.894ZM5.74134 56.6131C4.57858 56.6988 3.67784 57.6752 3.67568 58.8531C3.78464 60.0077 4.74482 60.8896 5.8932 60.8896C7.04161 60.8896 8.00181 60.0077 8.11077 58.8531C8.10922 58.2324 7.85396 57.64 7.40534 57.216C6.95669 56.7918 6.35453 56.5739 5.74134 56.6131ZM77.3105 57.411C76.148 57.4966 75.2468 58.4735 75.2446 59.6505C75.2446 60.8961 76.2447 61.9061 77.4776 61.9061C78.7107 61.9061 79.7104 60.8961 79.7104 59.6505C79.7093 59.0245 79.45 58.4267 78.9943 58.0016C78.539 57.5767 77.929 57.3625 77.3105 57.411ZM9.78151 63.7008C8.60706 63.7869 7.702 64.7819 7.71587 65.9714C7.82478 67.1261 8.78501 68.0075 9.9334 68.0075C11.0816 68.0075 12.0417 67.1261 12.151 65.9714C12.1578 65.3455 11.9065 64.7446 11.4569 64.314C11.0071 63.8829 10.4 63.6605 9.78151 63.7008ZM73.0574 64.2531C71.8947 64.3386 70.9944 65.3153 70.9922 66.4927C70.9922 67.7382 71.9915 68.748 73.225 68.748C74.4577 68.748 75.4575 67.7382 75.4575 66.4927C75.4566 65.8663 75.197 65.2691 74.7417 64.844C74.2861 64.4183 73.6759 64.2046 73.0574 64.2531ZM16.0394 70.0522C15.4311 70.0294 14.8403 70.2597 14.404 70.6885C13.9676 71.1172 13.7247 71.7076 13.7306 72.3224C13.7306 73.5678 14.7303 74.5777 15.9633 74.5777C17.1964 74.5777 18.1961 73.5678 18.1961 72.3224C18.2077 71.0996 17.2496 70.091 16.0394 70.0522ZM67.3165 70.4204C66.1295 70.4909 65.2076 71.4902 65.2205 72.6906C65.2205 73.9362 66.22 74.946 67.4531 74.946C68.686 74.946 69.6859 73.9362 69.6859 72.6906C69.6976 71.4676 68.7392 70.4587 67.5288 70.4204C67.4581 70.4171 67.3871 70.4171 67.3165 70.4204ZM22.7832 74.8692C22.18 74.8552 21.5976 75.0888 21.1677 75.5168C20.7383 75.9447 20.4989 76.5305 20.5047 77.1393C20.5047 78.3851 21.5043 79.3946 22.7373 79.3946C23.9705 79.3946 24.97 78.3851 24.97 77.1393C24.9815 75.905 24.0055 74.8917 22.7832 74.8692ZM59.6006 75.575C58.4376 75.6605 57.5371 76.6372 57.5346 77.8146C57.6438 78.9694 58.604 79.8512 59.7523 79.8512C60.9007 79.8512 61.8612 78.9694 61.9698 77.8146C61.9682 77.1938 61.7131 76.6014 61.2645 76.1775C60.816 75.7533 60.2135 75.5352 59.6006 75.575ZM41.5262 79.1648C40.3632 79.2505 39.4624 80.2268 39.4602 81.4043C39.4602 82.6499 40.4599 83.6594 41.693 83.6594C42.9261 83.6594 43.9257 82.6499 43.9257 81.4043C43.9246 80.7781 43.6656 80.1803 43.2099 79.7553C42.7546 79.3304 42.1444 79.1163 41.5262 79.1648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45171380358pt" svg:height="64.45171380358pt" svg:x="45.35510000000pt" svg:y="424.19600000000pt" svg:viewBox="0 0 64 64" svg:d="M64.4517 32.2256C64.4517 50.0235 50.0235 64.4517 32.2256 64.4517C14.4279 64.4517 0 50.0235 0 32.2256C0 14.4279 14.4279 0 32.2256 0C50.0235 0 64.4517 14.4279 64.4517 32.2256Z" calligra:nodeTypes="ccccc"/>
        <draw:path draw:style-name="gr5" xml:id="shape-21" draw:id="shape-21" draw:name="path2900" draw:layer="" svg:width="74.45549447405pt" svg:height="74.45549447405pt" svg:x="41.09770000000pt" svg:y="419.66000000000pt" svg:viewBox="0 0 74 74" svg:d="M74.4555 37.2276C74.4555 57.788 57.788 74.4555 37.2276 74.4555C16.6674 74.4555 0 57.788 0 37.2276C0 16.6674 16.6674 0 37.2276 0C57.788 0 74.4555 16.6674 74.4555 37.2276Z" calligra:nodeTypes="ccccc"/>
        <draw:path draw:style-name="gr6" xml:id="shape-22" draw:id="shape-22" draw:name="path2902" draw:layer="" svg:width="74.72003187105pt" svg:height="74.56524557671pt" svg:x="41.32970000000pt" svg:y="419.59500000000pt" svg:viewBox="0 0 75 75" svg:d="M25.0576 6.78023L21.6562 3.9029L21.9207 8.27489L18.6327 5.58446L18.8972 9.76966L15.8361 7.22863L16.4784 11.451L13.1901 9.54537L14.2864 13.2821L10.129 12.1985L11.9431 15.5989L8.05025 14.8142L10.0157 18.2897L5.70699 17.6916L8.277 20.9796L4.19522 20.9796L6.8408 23.2218L2.87236 23.9319L5.59361 26.1367L1.51182 27.3696L4.49756 29.7242L1.02046 31.4803L4.23297 33.0499L0.151182 35.2171L3.32591 35.8147L0 38.6921L3.70388 39.1404L0.377946 42.2795L4.45976 42.4664L0.944873 45.6427L5.02665 45.568L1.81416 48.557L6.31174 48.6323L3.32591 51.6963L7.40773 51.2478L4.61093 55.2835L9.07067 53.8633L6.50066 58.497L10.8095 56.6286L9.22185 62.0471L13.4928 59.5805L12.2452 65.0362L16.6672 62.3087L15.8737 67.6894L19.7661 64.6255L19.4264 70.2679L23.2812 66.4561L23.9995 71.9494L27.5522 68.0632L28.5728 73.5562L31.6341 69.1094L33.1836 74.2662L35.4889 69.4085L37.9838 74.5652L39.5707 69.4456L42.1031 74.2287L43.5393 68.8105L46.7895 73.2946L47.47 67.9512L51.1738 72.0241L51.3249 66.5309L55.2558 70.2679L54.9531 64.4387L59.0725 67.727L58.2035 62.3833L62.0588 65.2979L61.0004 59.6552L65.4599 61.8229L63.8724 56.3299L68.4461 58.123L66.0268 53.191L70.8268 54.6855L67.5766 49.8276L72.6032 50.2762L68.9375 46.4648L73.4347 46.24L69.6554 42.8774L74.4178 41.6443L70.147 38.7671L74.6824 37.6087L70.5245 35.4784L74.72 34.3201L70.0708 32.7132L74.1905 30.1721L69.1263 29.7614L72.9436 26.9586L68.7484 26.9586L72.8678 24.1189L67.5766 24.268L70.978 20.6807L66.0646 21.8768L69.3906 18.1772L64.5907 18.6256L66.783 14.3284L62.2477 16.0847L63.986 11.1893L60.0175 13.5439L61.1515 8.53648L57.221 11.451L57.4854 5.99547L54.1409 9.30253L53.502 3.80488L49.6004 6.81714L48.7985 1.90243L45.8055 5.65449L45.1638 1.0569L42.3846 5.12604L40.9416 0.475617L39.2844 4.49193L37.1999 0L35.8102 4.49193L33.0308 0.528461L32.6567 4.75612L29.0755 1.21545L28.8618 5.65449L25.5479 2.43091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64848589834pt" svg:height="113.34434775567pt" svg:x="0.00000000000pt" svg:y="396.70200000000pt" svg:viewBox="0 0 681 113" svg:d="M579.878 62.2294L582.936 62.2294L582.936 85.5163L584.642 85.5163L584.642 60.0186L591.848 60.0186L591.848 64.1674C593.137 63.7131 594.792 63.6272 596.645 64.8335L596.645 63.9249L601.069 56.2939L603.269 56.2637L603.269 52.9626L607.055 52.9626L607.055 51.0251L603.791 51.0251L603.791 49.6926L604.919 49.6926C604.166 48.663 605.1 47.9363 605.1 47.9363L606.018 47.9363C606.916 48.5156 606.635 49.3011 606.416 49.6926L607.055 49.6926L607.055 47.2096L603.851 47.2096L603.851 45.8465L604.888 45.8465C604.372 44.8664 605.255 44.2115 605.255 44.2115L606.202 44.2115C606.994 44.7322 606.906 45.3916 606.721 45.8465L607.055 45.8465L607.025 43.364L603.791 43.364L603.791 42.0312L604.765 42.0312C604.311 41.1129 605.1 40.4873 605.1 40.4873L605.927 40.4873C606.63 40.9775 606.551 41.6052 606.386 42.0312L607.025 42.0312L607.025 39.5178L603.912 39.5178L603.912 38.3064L603.668 38.3064L603.514 37.5795L603.514 36.8228L603.636 36.3382L604.463 36.3081L604.642 36.5502L604.642 37.6708L605.527 37.7009L605.558 38.1249L605.255 38.155L605.255 37.913L604.553 37.913L604.493 38.1854L607.025 38.1854L607.025 35.642L603.791 35.642L603.791 34.2789L607.025 34.2789L607.025 33.9462L606.964 33.9462C606.964 33.9462 603.865 33.8357 603.269 33.4311C603.287 32.4747 603.269 32.4626 603.269 32.4626C603.269 32.4626 603.476 32.2515 604.035 32.1592C604.09 32.1777 604.066 31.9472 604.066 31.9472L603.545 31.9472L603.299 31.7053L603.299 27.7989L602.967 27.7989C602.967 27.7989 602.764 27.6843 602.692 27.496L602.692 22.4386C602.692 22.4386 602.972 22.0953 603.33 21.9847C603.31 21.9651 603.33 18.5322 603.33 18.5322C603.727 17.8903 605.494 17.6614 606.69 17.5028L606.69 17.2306C606.69 17.2306 605.65 17.1789 605.468 16.9577C605.448 16.9577 605.089 16.6338 605.07 16.5034C605.056 16.4775 605.07 14.1414 605.07 14.1414C605.21 13.9028 606.263 13.4797 607.238 13.4148L608.521 13.4148L608.276 10.7501L608.276 10.7195L607.791 5.08735L607.7 5.08735L607.73 4.33031L607.668 3.78525L607.73 3.78525L607.73 3.72469L611.331 3.78525L611.331 3.84579L611.39 3.84579L611.054 7.38877L611.054 7.8127L611.023 7.8127L610.813 10.1447L610.813 10.7501L610.752 10.7501L610.508 13.4148L611.79 13.4148C612.763 13.4797 613.85 13.8723 613.989 14.1112C613.989 14.1112 614.003 16.4775 613.989 16.5034C613.97 16.6338 613.609 16.9577 613.589 16.9577C613.407 17.1788 612.371 17.2306 612.371 17.2306L612.371 17.5028C613.561 17.6614 615.33 17.8904 615.724 18.5322C615.724 18.5322 615.744 21.9651 615.724 21.9847C616.087 22.0953 616.369 22.4386 616.369 22.4386L616.369 27.496C616.297 27.6843 616.093 27.7989 616.093 27.7989L615.756 27.7989L615.756 31.7053L615.512 31.917L614.994 31.917C614.994 31.917 614.969 32.1777 615.023 32.1592C615.578 32.2515 615.756 32.4318 615.756 32.4318C615.756 32.4318 615.768 32.4747 615.786 33.4311C615.194 33.8357 612.065 33.9462 612.065 33.9462L611.973 33.9462L611.973 34.2789L615.267 34.2789L615.267 35.642L611.973 35.642L611.973 38.1854L612.401 38.1854C612.263 37.438 612.733 36.944 612.733 36.944L613.408 36.944C613.844 37.3172 613.919 37.7959 613.867 38.1854L615.36 38.1854L615.36 39.5178L611.973 39.5178L611.973 42.0009L613.651 42.0009C612.953 40.9421 613.776 40.1835 613.776 40.1835L614.537 40.1835C615.318 40.783 615.059 41.6213 614.873 42.0009L615.238 42.0009L615.238 43.364L611.973 43.364L612.003 45.8465L615.329 45.8465L615.329 47.2096L612.003 47.2096L612.003 49.6624L613.528 49.6624C612.564 48.5748 613.62 47.815 613.62 47.815L614.568 47.815C615.62 48.461 615.154 49.3421 614.934 49.6624L615.267 49.6624L615.267 51.0251L612.003 51.0251L612.003 52.9626L615.756 52.9626L615.756 66.1052L616.155 68.8612L617.593 68.9516L617.593 79.3081L618.751 79.3081L619.361 76.9161L620.215 79.0659L620.215 64.4398L622.661 64.4398L622.661 61.4114L623.699 61.4114L623.699 41.2138L635.422 33.9159L635.361 63.077L638.965 61.0179L638.965 84.941L639.976 84.941L639.976 70.6779C640.348 69.4573 640.718 68.5047 641.103 67.7708L641.103 63.41L644.217 63.41L644.217 56.0514L646.08 50.6313L648.43 46.8457L650.689 50.4494L652.615 56.3847L652.615 62.6837L657.014 62.6837L657.014 74.2813L658.2 74.2813L658.2 85.5163L658.722 85.5163L658.722 71.9195L662.875 71.9195L662.875 85.5163L663.269 85.5163L663.269 71.2529L665.745 71.2529L665.745 67.3773L670.481 67.3773L670.481 85.5163L673.196 85.5163L673.196 74.8868L675.212 74.8868L675.212 63.1077L680.648 63.1077L680.373 94.8129L680.373 113.344L1.04146e-13 113.344L0 62.9258L0.22197 62.9258L0.22197 73.5852L1.44341 73.5852L1.44341 60.4121L6.02376 60.4121L6.02376 58.777L5.35194 58.777L5.35194 50.3587L6.63441 50.3587L6.63441 48.9658L7.24514 48.9658L8.98567 46.1194L8.98567 43.485L11.0316 37.5491L11.0316 36.4594L11.0621 37.5491L12.9552 43.485L12.9552 46.1194L14.6959 48.996L15.3067 48.996L15.3067 50.3587L16.589 50.3587L16.589 58.777L15.9175 58.777L15.9175 59.9279L18.574 59.9279L18.574 71.5866L20.8027 71.5866L20.8027 71.6772L21.444 71.6772L21.444 64.7428L21.597 64.7428L21.597 59.8065L27.7041 59.8065L27.7041 47.3004C27.7041 45.5009 30.2031 41.1683 33.3225 41.0924C36.5895 41.0131 39.1476 45.6066 39.2159 47.3004C39.2206 47.4189 39.2175 62.019 39.2159 73.2818L39.9487 73.2818L39.9487 63.047L41.7807 63.047L41.7807 62.1385L44.1627 62.1385L44.1627 55.7489L48.3766 55.7489L48.3766 62.1385L51.4607 62.1385L51.4607 85.5163L51.5524 85.5163L51.5524 64.258L53.4757 60.9273L55.3387 64.1373L55.3387 85.5163L55.4609 85.5163L55.4609 69.9818L55.5527 69.9818L55.5527 64.4702L60.9878 64.4702L60.9268 69.9818L61.2624 69.9818L61.2624 68.3764L66.6062 66.953L66.6062 85.5163L67.4002 85.5163L67.4002 64.258L68.6522 64.258L68.6522 64.1373C68.6522 64.1373 71.2171 61.0446 74.7898 62.2898L74.7898 62.0476L81.9965 62.0476L81.9965 67.0442L83.5536 67.0442L86.7597 78.9449L86.7597 65.9236L91.2184 57.1114L94.9433 57.0507L99.0049 65.2575L99.0049 75.2808L99.8596 77.4308L99.8596 85.2131L101.142 85.2131L101.142 70.9805L103.154 70.9805L104.775 60.3212L106.305 70.8899L107.706 70.9805L107.706 73.1608L107.858 73.1608L107.858 84.941L109.903 84.941L109.903 64.5002L112.775 64.5002L112.775 63.4405L117.754 63.4405L117.754 67.0442L119.372 67.0442L119.372 79.7321L120.654 79.7321L120.654 61.5021L121.45 61.5021L121.45 34.9452L124.717 25.3761L128.837 18.7444L132.84 25.0732L136.228 35.5208L136.228 60.8061L136.567 60.8061L136.567 70.1632C137.327 71.4169 137.815 72.6766 137.815 72.6766L137.815 76.8252C137.966 76.8139 138.123 76.805 138.271 76.795L138.271 70.042L140.715 70.042L140.746 67.9524L141.084 65.3481L141.39 66.7412L141.39 33.4311L144.473 33.4311L144.473 36.3382L151.74 36.3382L151.74 33.4011L154.61 33.4011L154.61 70.5261C154.658 70.5218 154.712 70.5257 154.763 70.5261L154.763 61.2299L160.197 61.2299L160.167 66.3471L162.394 67.6499L162.978 65.9844L162.853 67.9222L166.092 69.7691L166.092 76.9161L166.552 76.9161L168.687 69.9512L169.936 67.3466L169.723 69.8902L170.64 69.8902L170.64 66.2567L174.826 66.2567C174.883 65.9509 174.934 65.6777 174.976 65.6512C175.355 65.1831 174.99 65.7605 174.765 65.0757C174.739 64.9251 175.076 62.8215 175.496 62.6229C175.708 62.5646 178.678 62.0239 180.293 61.9873C180.245 62.0053 184.075 61.9873 184.075 61.9873C184.075 61.9873 189.56 62.5874 192.566 63.8649L194.365 61.0785L197.175 61.1392L200.378 65.3788L200.532 68.8612C202.225 70.3444 204.506 72.4839 205.665 74.4933L206.401 74.3119L206.401 64.8639L213.575 64.8639L213.575 72.525L215.314 72.1014L215.314 67.0747L220.994 67.0747L220.994 70.6779L221.79 70.466L221.79 69.7691L223.162 70.1328L223.652 70.0116L223.652 61.2905L224.474 56.2334L224.23 56.2637L224.26 56.1124L224.505 56.0823L224.78 54.7193L224.933 53.5987L225.025 54.7499L225.267 56.0215L225.513 56.0215L225.513 56.1728L225.299 56.2033L225.544 57.2327L226.34 59.5951L226.858 59.5951L229.118 51.6305L231.53 59.5951L232.018 59.5951L232.448 57.2327L232.661 56.3546L232.386 56.3245L232.356 56.1424L232.692 56.1424L232.996 54.4163L233.118 53.4778L233.24 54.4471L233.512 56.1424L233.789 56.1424L233.819 56.3546L233.543 56.3245L234.339 61.2905L234.339 64.7428L234.919 63.7734L236.597 66.6806L242.372 66.6806L242.372 65.863L248.449 65.863L248.449 66.6806L249.667 66.6806L249.667 63.3496L259.472 63.3496L259.472 66.6806L260.02 66.6806C259.841 65.3417 260.598 65.5302 260.598 65.5302C260.951 65.5291 260.905 66.3173 260.905 66.3173L262.185 66.3173C262.185 66.0655 262.281 65.701 262.125 65.4694C261.793 64.9805 261.795 64.4284 262.371 64.1976C263.506 64.5508 262.644 65.5302 262.644 65.5302L262.644 66.2869L263.897 66.3173C263.845 65.427 264.438 65.4919 264.416 65.4995C265.031 65.4483 264.874 66.4386 264.874 66.4386L264.874 66.9228L269.821 66.9228L269.821 62.7441L276.387 62.7441L276.387 66.9228L278.219 66.9228L278.219 64.8639L286.221 64.8639L286.221 66.9228L289.973 66.9228L289.973 65.0757L290.341 65.0757L290.341 61.2299L291.166 56.1728L290.92 56.2033L290.95 56.0215L291.197 55.9916L291.44 54.6587L291.624 53.5078L291.715 54.6587L291.959 55.9307L292.203 55.9611L292.203 56.1124L291.99 56.1124L292.234 57.1418L292.663 58.6862L293.791 58.6862L295.779 51.5396L298.038 59.5644L298.709 59.5644L299.135 57.1418L299.348 56.2939L299.074 56.2637L299.044 56.0823L299.378 56.0823L299.653 54.3559L299.807 53.3866L299.898 54.3559L300.203 56.0823L300.479 56.0823L300.51 56.2637L300.235 56.2637L301.026 61.2299L301.057 70.1632L302.159 70.4357L302.159 64.1674L308.967 68.0739L308.967 72.1316L311.869 72.8583L311.869 68.1946L313.487 68.1946L313.487 64.5912L318.463 64.5912L318.463 65.7417C319.987 64.8161 322.457 64.1211 325.301 66.5596C325.291 66.9377 325.278 68.3655 325.273 69.6181L326.466 61.4723L327.746 69.9818L331.745 69.9818L332.234 71.7681L332.234 66.3778L336.33 59.3826L340.02 59.4432L344.481 67.0747L344.481 80.3679L346.528 80.3679L347.106 77.9758L348.054 80.3382L348.054 81.8519L349.243 82.1548L349.243 63.1679L356.45 63.1679L356.45 83.9718L358.128 84.3651L358.128 67.4374L358.158 67.4374L358.158 65.3788L363.84 65.3788L363.84 67.4374L364.421 67.4374L364.421 85.5163L364.667 85.5163L364.667 68.1039L368.849 69.1936L368.849 64.4398L375.872 64.4398L375.872 69.4063L375.902 69.4063L375.902 65.2879L377.673 62.2595L377.673 58.8681L376.972 58.8681L376.972 57.5356L377.643 57.5356C377.643 57.5356 377.8 55.1464 380.361 54.7193C380.39 54.7143 380.653 52.8509 380.605 52.3874C380.328 52.2904 380.145 52.064 380.145 51.8124C380.133 51.4943 380.41 51.2207 380.789 51.1763L380.85 49.3593L380.91 51.1763C381.322 51.1821 381.65 51.4667 381.642 51.8124C381.637 52.0701 381.443 52.2987 381.154 52.3874C381.115 52.917 381.278 54.6514 381.307 54.6587C383.87 55.3058 384.209 57.5356 384.209 57.5356L384.909 57.5356L384.909 58.8073L384.179 58.8073L384.148 63.7435L384.757 63.7435L384.757 66.953L385.214 66.953L385.214 64.1674L388.269 64.1674L388.269 62.3506L387.566 62.3506L387.566 61.0179L388.238 61.0179C388.238 61.0179 388.399 58.6286 390.955 58.2016C390.986 58.1968 391.247 56.3336 391.199 55.8699C390.922 55.773 390.742 55.5464 390.742 55.2945C390.734 54.9678 391.023 54.6906 391.415 54.6587L391.446 52.8419L391.537 54.6587C391.937 54.6782 392.246 54.9587 392.239 55.2945C392.232 55.5525 392.038 55.7813 391.751 55.8699C391.712 56.399 391.873 58.1339 391.903 58.1412C392.842 58.3789 393.482 58.8455 393.917 59.3221L395.289 59.3221L395.289 61.0179L395.502 61.0179L395.502 61.6536L402.347 61.6536L402.347 63.5616L404.728 63.5616L404.728 64.1674L407.875 64.1674L407.875 61.5632L407.201 61.5632L407.201 60.3212L407.844 60.3212C407.844 60.3212 408.004 58.1399 410.468 57.7479C410.496 57.743 410.742 56.0943 410.709 55.6277C410.43 55.5409 410.247 55.3235 410.252 55.0827C410.249 54.7877 410.528 54.5386 410.894 54.5073L410.924 52.8419L411.018 54.5073C411.395 54.5268 411.693 54.779 411.692 55.0827C411.692 55.3297 411.492 55.549 411.201 55.6277C411.167 56.1228 411.355 57.6803 411.383 57.6869C412.436 57.9401 413.075 58.4479 413.491 58.959L413.491 58.8981L416.362 58.8981L416.362 57.5964L417.002 57.5964C417.002 57.5964 417.161 55.2072 419.72 54.78C419.752 54.7744 420.08 52.6948 419.997 52.3573C419.693 52.2647 419.495 52.0209 419.506 51.7519C419.516 51.4365 419.806 51.1769 420.18 51.146L420.209 49.2988L420.301 51.1155C420.7 51.1352 421.009 51.416 421.001 51.7519C420.995 52.0098 420.801 52.2384 420.516 52.3269C420.443 52.7086 420.666 54.7119 420.698 54.7193C423.256 55.367 423.597 57.5964 423.597 57.5964L424.302 57.5964L424.302 58.8681L423.567 58.8681L423.567 59.5951L429.37 59.5951L429.37 67.226C429.66 67.2611 429.976 67.31 430.072 67.3773C430.073 67.373 430.072 68.7701 430.072 68.7701C430.072 68.7896 430.074 76.2058 430.072 82.7607L432.82 82.7607L432.82 63.38L433.827 63.38L433.827 62.5925L435.233 62.5925L435.233 56.9905L439.446 56.9905L439.446 62.5925L440.116 62.5925L440.116 63.38L442.531 63.38L442.531 71.2529L446.53 71.2529L446.53 71.1927L453.34 71.1927L453.34 75.523L457.033 75.523L457.952 72.8885L459.053 75.523L459.053 81.3975L459.723 81.3975L459.723 65.3788C459.723 65.3788 463.451 60.8448 468.181 64.8941C468.18 64.9237 468.181 65.0999 468.181 65.1364L469.676 65.1364L469.676 62.8346L469.252 62.5014L469.252 61.9873L469.707 61.9873L469.707 61.8052L469.893 61.8052L469.862 61.6842L469.707 61.6842L469.524 61.5021L469.524 61.3208L470.015 61.0484L470.015 60.4121L470.227 60.4121C470.575 57.5218 472.31 51.9617 477.496 50.1469L477.496 49.7529L477.708 49.7529L477.708 49.4808C477.708 49.4808 477.307 49.5375 477.251 49.2685C477.251 49.1982 477.235 48.9786 477.496 48.875L477.648 48.8448L477.648 48.0269L477.77 48.0269L477.77 47.5728L477.92 47.5728L477.92 47.9665L478.255 47.9665L478.255 47.24L478.071 47.24L478.071 46.8159L478.439 46.8159L478.439 43.6664L478.041 43.3336L478.041 43.0909L478.469 43.0909L478.469 42.1223L478.868 42.5159L478.868 43.0003L479.173 43.0003L479.173 41.1834L478.776 41.1834L478.776 40.8806L478.989 40.8806L478.989 39.9113C478.989 39.9113 479.525 39.0939 479.846 39.0939L479.846 38.791L479.57 38.6399L479.57 38.5188L479.877 38.5188L479.877 37.7612L480.089 37.7612C480.089 37.7612 479.899 37.6163 479.877 37.4891L479.877 37.186C479.877 37.186 479.965 37.0715 480.057 37.0652C480.164 37.0577 480.18 37.0347 480.18 37.0347L480.18 36.8832C479.278 36.4436 479.993 35.6152 480.18 35.7024L480.211 34.1276L480.361 33.3097L480.484 34.1276L480.514 35.7024C480.703 35.6152 481.421 36.4436 480.514 36.8832L480.514 37.0347C480.514 37.0347 480.53 37.0577 480.636 37.0652C480.732 37.0715 480.82 37.186 480.82 37.186L480.82 37.4891C480.798 37.6163 480.606 37.7612 480.606 37.7612L480.82 37.7612L480.82 38.5188L481.128 38.5188L481.128 38.6399L480.851 38.791L480.851 39.0939C481.171 39.0939 481.708 39.9113 481.708 39.9113L481.708 40.8806L481.921 40.8806L481.921 41.1834L481.525 41.1834L481.525 43.0003L481.83 43.0003L481.83 42.5159L482.227 42.1223L482.227 43.0909L482.655 43.0909L482.655 43.3336L482.258 43.6664L482.258 46.8159L482.625 46.8159L482.625 47.24L482.441 47.24L482.441 47.9665L482.778 47.9665L482.778 47.5728L482.932 47.5728L482.932 48.0269L483.053 48.0269L483.053 48.8448L483.204 48.875C483.463 48.9786 483.449 49.1982 483.449 49.2685C483.391 49.5375 482.993 49.4808 482.993 49.4808L482.993 49.7529L483.204 49.7529L483.204 50.1469C488.389 51.9617 490.128 57.5218 490.471 60.4121L490.683 60.4121L490.683 61.0484L491.173 61.3208L491.173 61.5021L490.989 61.6842L490.865 61.6842L490.804 61.8052L490.989 61.8052L490.989 61.9873L491.449 61.9873L491.449 62.5014L491.02 62.8346L491.02 65.6812L492.121 65.6812L493.158 65.9844L493.829 66.4081L493.829 66.6504L493.679 66.711L493.679 67.6802L494.259 67.892L494.259 68.0435L494.562 68.0435L494.562 68.8913L498.595 69.9512L498.595 60.2307L501.646 60.2307L501.646 53.8415L505.891 53.8415L505.891 60.2307L508.274 60.2307L508.274 64.6517L509.1 66.0449L509.1 81.3372L510.499 81.3372L510.499 80.9735L511.726 80.9735L511.726 62.7441L512.028 62.7441L512.028 60.0186L520.031 60.0186L520.031 64.8335L520.669 64.8335L520.669 67.7404L521.314 67.7404L521.314 62.0476L521.832 62.0476L521.832 57.8985L528.427 57.8985L528.427 62.3202L531.727 62.3202L531.727 65.2273L531.88 65.2273L531.88 64.8031L532.123 64.8031L532.123 64.5002L531.91 64.5002L531.91 64.1674L532.092 64.1674L532.092 63.8342L532.246 63.8342L532.215 63.7131L532.398 63.7131L532.398 63.1679L532.674 62.7744L532.674 62.0476L533.161 61.2299L533.281 61.2299C533.281 61.2299 533.331 60.7825 533.554 60.7455C533.554 60.7267 533.554 60.4426 533.554 60.4426C533.357 60.4161 533.277 60.0455 533.554 59.9279C533.555 59.9285 533.551 59.626 533.554 59.625C533.235 59.5252 533.236 59.0035 533.677 58.9894C534.118 59.0043 534.09 59.5252 533.768 59.625C533.769 59.626 533.765 59.9285 533.768 59.9279C534.045 60.0455 533.965 60.416 533.768 60.4426C533.768 60.4426 533.768 60.7267 533.768 60.7455C533.991 60.7825 534.042 61.2299 534.042 61.2299L534.167 61.2299L534.655 62.0476L534.655 62.7744L534.93 63.1679L534.93 63.7131L535.112 63.7131L535.084 63.8342L535.236 63.8342L535.236 64.1674L535.418 64.1674L535.418 64.5002L535.205 64.5002L535.205 64.8031L535.448 64.8031L535.448 65.2575L535.725 65.2575L535.725 65.6812L535.541 65.6812L535.541 66.9834L535.786 67.4073L536.029 67.4073L536.029 66.9834L535.878 66.9834L535.878 66.711L536.029 66.711L536.029 66.3778L536.306 66.3778L536.306 66.711L536.488 66.711L536.488 66.7412L538.779 66.7412L538.779 58.5046L547.637 58.5046C548.086 37.0213 551.391 13.2607 562.322 0.151407C562.17 -0.000319769 564.613 5.63392e-09 564.613 5.63392e-09C576.198 11.5778 579.527 38.6861 579.878 62.2294M604.096 41.7586L603.422 41.7586L603.299 42.1524L602.508 42.1524L602.357 41.4255L602.357 40.6989L602.508 40.1835L603.299 40.1535L603.484 40.4263L603.484 41.5165L604.372 41.5468L604.403 41.9707L604.096 42.0312L604.096 41.7586M614.506 43.8178C615.802 44.6111 614.751 45.8164 614.751 45.8164C614.751 45.8164 613.523 45.7168 613.499 45.7563C612.399 44.6246 613.559 43.8178 613.559 43.8178L614.506 43.8178M603.33 44.1813L603.33 45.3017L604.22 45.3319L604.25 45.7563L603.944 45.786L603.944 45.5442L603.238 45.5442L603.116 45.9375L602.357 45.9375L602.203 45.2109L602.203 44.4539L602.326 43.9695L603.116 43.9391L603.33 44.1813M603.545 48.0575L603.545 49.178L604.463 49.178L604.463 49.632L604.158 49.6624L604.158 49.3897L603.484 49.3897L603.36 49.7835L602.57 49.8137L602.418 49.0869L602.418 48.33L602.57 47.815L603.36 47.7848L603.545 48.0575M531.727 67.0747L531.789 66.9834L531.789 65.6812L531.727 65.6812L531.727 67.0747M536.306 67.7404L536.367 67.7404L536.367 66.9834L536.306 66.9834L536.306 67.7404M236.843 85.5163L242.372 85.5163L242.372 70.4357L236.843 70.4357L236.843 85.5163M248.449 85.5163L249.667 85.5163L249.667 70.4357L248.449 70.4357L248.449 85.5163M259.472 85.5163L261.15 85.5163L261.211 78.0366L263.44 78.0366L263.44 74.4933L268.997 74.4933L268.997 85.5163L269.821 85.5163L269.821 70.4357L259.472 70.4357L259.472 85.5163M276.387 74.433L277.819 74.433L277.819 85.5163L278.219 85.5163L278.219 70.4357L276.387 70.4357L276.387 74.433M286.221 77.4308L288.359 77.4308L288.359 85.5163L289.973 85.5163L289.973 70.4357L286.221 70.4357L286.221 77.4308M301.057 71.0718L301.733 71.2529C301.441 71.0037 301.258 70.8545 301.057 70.6779L301.057 71.0718M301.057 73.6759C301.074 73.733 301.101 73.7685 301.119 73.8274L301.119 85.5163L302.159 85.5163L302.159 72.9193C301.786 72.5513 301.44 72.2055 301.057 71.8288L301.057 73.6759M167.955 76.9161L169.021 76.9161L169.021 72.9488L167.955 76.9161M220.994 74.1301L220.994 85.5163L221.79 85.5163L221.79 73.3729C221.532 73.6293 221.253 73.8785 220.994 74.1301M213.575 81.095L213.575 85.5163L215.314 85.5163L215.314 79.5203C214.729 80.0539 214.146 80.5902 213.575 81.095M310.491 85.5163L311.869 85.5163L311.869 82.0336C311.419 81.6438 310.952 81.2607 310.491 80.8524L310.491 85.5163M178.032 81.3975L178.246 81.3372C178.246 81.2043 178.246 80.9505 178.246 80.9436C178.242 80.9455 178.107 80.9396 178.032 80.9435L178.032 81.3975M178.246 80.9436C178.246 80.9435 178.246 80.9435 178.246 80.9435C178.246 80.9436 178.246 80.9436 178.246 80.9436M38.7273 85.5163L39.0631 85.5163L39.0631 85.4858L38.7273 85.4858L38.7273 85.516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38016936894pt" svg:height="86.44414212123pt" svg:x="36.26410000000pt" svg:y="415.22900000000pt" svg:viewBox="0 0 83 86" svg:d="M38.588 0.00458263C37.4298 0.0904016 36.5324 1.06958 36.5304 2.25014C36.6386 3.40781 37.5949 4.29191 38.7394 4.29191C39.8834 4.29191 40.8401 3.40781 40.9487 2.25014C40.9472 1.62793 40.693 1.034 40.2459 0.608784C39.7989 0.183603 39.1991 -0.0350394 38.588 0.00458263ZM46.1544 0.158391C44.9961 0.244209 44.0985 1.22341 44.0963 2.40393C44.0963 3.65268 45.0923 4.66494 46.3206 4.66494C47.5494 4.66494 48.5454 3.65268 48.5454 2.40393C48.5444 1.77599 48.2857 1.17685 47.8318 0.750657C47.3783 0.324476 46.77 0.10984 46.1544 0.158391ZM53.1761 1.57343C51.9938 1.64439 51.0746 2.64621 51.0876 3.84972C51.0876 5.09843 52.0835 6.11066 53.3121 6.11066C54.5405 6.11066 55.5364 5.09843 55.5364 3.84972C55.5484 2.62342 54.5939 1.61231 53.3876 1.57343C53.3169 1.56998 53.2465 1.56998 53.1761 1.57343ZM30.0534 1.69646C28.8948 1.78225 27.9974 2.76145 27.9951 3.94203C27.9951 5.19075 28.9915 6.20298 30.22 6.20298C31.4483 6.20298 32.4445 5.19075 32.4445 3.94203C32.4433 3.31408 32.1844 2.7149 31.7311 2.28874C31.2773 1.86251 30.6693 1.64792 30.0534 1.69646ZM23.2134 4.40345C22.055 4.48929 21.1576 5.46844 21.1556 6.649C21.1556 7.89771 22.1513 8.90998 23.3798 8.90998C24.6083 8.90998 25.6043 7.89771 25.6043 6.649C25.6034 6.02109 25.3451 5.42191 24.8911 4.99571C24.4374 4.56957 23.8293 4.35491 23.2134 4.40345ZM60.0456 4.46496C58.8877 4.55076 57.9904 5.52997 57.9881 6.71054C57.9881 7.95925 58.984 8.97152 60.2124 8.97152C61.441 8.97152 62.4369 7.95925 62.4369 6.71054C62.4359 6.08258 62.1776 5.48342 61.7238 5.05723C61.2698 4.63102 60.6617 4.41643 60.0456 4.46496ZM16.8575 8.55622C15.6871 8.6266 14.7725 9.61016 14.769 10.8018C14.769 12.0504 15.7656 13.0627 16.9939 13.0627C18.2225 13.0627 19.2183 12.0504 19.2183 10.8018C19.2169 10.1793 18.9627 9.58565 18.5157 9.16041C18.0687 8.73522 17.4687 8.51662 16.8575 8.55622ZM66.4317 8.64847C65.2735 8.73429 64.3761 9.71346 64.3738 10.8942C64.483 12.0515 65.4389 12.936 66.5838 12.936C67.7273 12.936 68.6841 12.0515 68.7926 10.8942C68.7911 10.2716 68.5369 9.67786 68.0897 9.25266C67.6431 8.82749 67.0433 8.60882 66.4317 8.64847ZM11.622 13.6935C10.4635 13.779 9.56595 14.7588 9.56379 15.939C9.56379 17.1876 10.5599 18.1999 11.788 18.1999C13.0168 18.1999 14.0126 17.1876 14.0126 15.939C14.0116 15.3107 13.7533 14.7117 13.2994 14.2855C12.8459 13.8594 12.2378 13.6448 11.622 13.6935ZM71.547 13.7548C70.3886 13.8406 69.491 14.8199 69.4885 16.0006C69.4885 17.2492 70.4848 18.2612 71.7133 18.2612C72.9414 18.2612 73.938 17.2492 73.938 16.0006C73.9371 15.3724 73.678 14.7733 73.2244 14.3469C72.7713 13.9211 72.163 13.7063 71.547 13.7548ZM7.59656 19.7837C6.99569 19.7704 6.41495 20.0048 5.98717 20.4337C5.55932 20.8628 5.32102 21.4495 5.32664 22.0606C5.32664 23.3092 6.3226 24.3216 7.55116 24.3216C8.77969 24.3216 9.77564 23.3092 9.77564 22.0606C9.78695 20.8227 8.81446 19.8063 7.59656 19.7837ZM76.0865 20.2149C74.9165 20.3015 74.0144 21.2987 74.0286 22.4916C74.0286 23.7396 75.0243 24.7519 76.2528 24.7519C77.4815 24.7519 78.4773 23.7396 78.4773 22.4916C78.4851 21.8576 78.2302 21.2508 77.7761 20.8174C77.3206 20.3842 76.708 20.1657 76.0865 20.2149ZM4.26738 26.7977C3.08525 26.8689 2.16618 27.8702 2.1791 29.0741C2.1791 30.3225 3.17505 31.3352 4.40359 31.3352C5.63211 31.3352 6.62808 30.3225 6.62808 29.0741C6.63496 28.4466 6.38428 27.8444 5.93632 27.4124C5.48834 26.9802 4.8836 26.7577 4.26738 26.7977ZM79.0222 26.7977C77.8521 26.8842 76.9506 27.8817 76.9644 29.0741C77.0728 30.2318 78.0295 31.1159 79.1735 31.1159C80.3177 31.1159 81.2743 30.2318 81.3828 29.0741C81.3895 28.4466 81.139 27.8444 80.691 27.4124C80.2433 26.9802 79.6384 26.7577 79.0222 26.7977ZM2.57255 34.2419C1.41405 34.3278 0.516671 35.3068 0.514508 36.4874C0.514508 37.7363 1.51044 38.7487 2.73899 38.7487C3.96755 38.7487 4.96348 37.7363 4.96348 36.4874C4.96256 35.8596 4.7041 35.2604 4.25031 34.8344C3.79657 34.4078 3.18854 34.1934 2.57255 34.2419ZM80.8381 34.6726C79.6799 34.7585 78.7825 35.7376 78.7803 36.9183C78.7803 38.167 79.7755 39.1792 81.0043 39.1792C82.2332 39.1792 83.229 38.167 83.229 36.9183C83.2281 36.2905 82.9697 35.691 82.5157 35.2647C82.0622 34.8389 81.4542 34.6239 80.8381 34.6726ZM41.4329 38.3639C40.1322 38.4577 39.1261 39.5611 39.1328 40.8865C39.1334 41.8361 39.6599 42.7047 40.4949 43.132L33.6547 80.8759C33.6553 80.8451 33.6553 80.8148 33.6547 80.7837C33.7347 79.9304 33.332 79.1047 32.6152 78.653C31.8986 78.2013 30.9921 78.2013 30.2754 78.653C29.5589 79.1047 29.1559 79.9304 29.236 80.7837C29.2253 81.8636 29.9679 82.7996 31.0083 83.0169C32.0484 83.2343 33.0945 82.6719 33.5036 81.6764L32.6867 86.2287L36.6813 86.3208C40.0642 54.8735 41.2113 43.7696 41.2514 43.378C41.2816 43.3785 41.3122 43.3785 41.342 43.378C41.399 43.844 43.0292 57.083 46.4267 86.4441L50.1497 86.1979L49.6045 83.2756C50.2855 83.5114 51.0362 83.3976 51.6198 82.9694C52.203 82.542 52.5463 81.853 52.5405 81.122C52.5437 80.2399 52.0404 79.437 51.2528 79.0663C50.4654 78.6959 49.5379 78.8261 48.8781 79.3998L42.1895 43.3169C43.2882 43.0379 44.0611 42.0375 44.0662 40.8865C44.0694 40.1894 43.7876 39.5219 43.2885 39.0438C42.7895 38.5654 42.1177 38.3193 41.4329 38.3639ZM2.05801 41.7787C0.899571 41.864 0.00216555 42.8437 0 44.0242C-7.10543e-14 45.2722 0.995933 46.2851 2.22448 46.2851C3.45304 46.2851 4.44899 45.2722 4.44899 44.0242C4.44805 43.3962 4.18958 42.7969 3.73583 42.3706C3.28206 41.9445 2.67403 41.7298 2.05801 41.7787ZM80.9895 42.4858C79.8309 42.5719 78.9335 43.5511 78.9313 44.7317C78.9313 45.9802 79.9275 46.9926 81.1557 46.9926C82.3847 46.9926 83.3802 45.9802 83.3802 44.7317C83.3792 44.1034 83.1209 43.5044 82.667 43.0784C82.2135 42.6522 81.6054 42.4374 80.9895 42.4858ZM3.32916 49.5305C2.15877 49.6006 1.24409 50.5843 1.24086 51.7761C1.24086 53.0246 2.23681 54.0371 3.46536 54.0371C4.69391 54.0371 5.68985 53.0246 5.68985 51.7761C5.68833 51.1538 5.434 50.5595 4.987 50.1348C4.54004 49.7093 3.94012 49.4906 3.32916 49.5305ZM79.6883 50.0227C78.5297 50.1082 77.6323 51.0876 77.63 52.268C77.63 53.5169 78.6261 54.5289 79.8545 54.5289C81.083 54.5289 82.0788 53.5169 82.0788 52.268C82.0779 51.6399 81.8194 51.0411 81.3656 50.6146C80.9125 50.1885 80.3041 49.9738 79.6883 50.0227ZM5.72012 56.7591C4.56166 56.845 3.66425 57.8239 3.66209 59.0049C3.77065 60.1624 4.72728 61.0466 5.87142 61.0466C7.01558 61.0466 7.97223 60.1624 8.08079 59.0049C8.07925 58.3826 7.82493 57.7886 7.37797 57.3635C6.93098 56.9383 6.33104 56.7198 5.72012 56.7591ZM77.0247 57.559C75.8665 57.6449 74.9687 58.6243 74.9665 59.8043C74.9665 61.0531 75.9629 62.0657 77.1912 62.0657C78.4198 62.0657 79.4158 61.0531 79.4158 59.8043C79.4147 59.1767 79.1563 58.5774 78.7023 58.1512C78.2487 57.7252 77.641 57.5104 77.0247 57.559ZM9.74536 63.8651C8.57525 63.9514 7.67353 64.949 7.68735 66.1415C7.79586 67.2992 8.75254 68.1829 9.89668 68.1829C11.0406 68.1829 11.9972 67.2992 12.1061 66.1415C12.1129 65.514 11.8625 64.9116 11.4146 64.4798C10.9664 64.0476 10.3616 63.8247 9.74536 63.8651ZM72.7874 64.4188C71.629 64.5045 70.732 65.4837 70.7298 66.6642C70.7298 67.9129 71.7254 68.9253 72.9543 68.9253C74.1825 68.9253 75.1786 67.9129 75.1786 66.6642C75.1777 66.0362 74.9191 65.4374 74.4654 65.0112C74.0115 64.5844 73.4036 64.3702 72.7874 64.4188ZM15.9801 70.2328C15.3741 70.21 14.7854 70.4409 14.3508 70.8708C13.916 71.3006 13.674 71.8925 13.6798 72.5089C13.6798 73.7575 14.6759 74.77 15.9043 74.77C17.1328 74.77 18.1288 73.7575 18.1288 72.5089C18.1404 71.2829 17.1858 70.2717 15.9801 70.2328ZM67.0677 70.602C65.8851 70.6727 64.9666 71.6746 64.9794 72.878C64.9794 74.1269 65.9752 75.1393 67.2038 75.1393C68.4321 75.1393 69.4283 74.1269 69.4283 72.878C69.44 71.6519 68.4851 70.6404 67.2792 70.602C67.2088 70.5987 67.138 70.5987 67.0677 70.602ZM22.699 75.0623C22.098 75.0482 21.5178 75.2824 21.0895 75.7115C20.6616 76.1405 20.4231 76.7279 20.4289 77.3382C20.4289 78.5872 21.4248 79.5993 22.6533 79.5993C23.8819 79.5993 24.8777 78.5872 24.8777 77.3382C24.8892 76.1007 23.9168 75.0848 22.699 75.0623ZM59.3803 75.7699C58.2216 75.8556 57.3244 76.8348 57.3219 78.0153C57.4307 79.173 58.3874 80.0571 59.5314 80.0571C60.6756 80.0571 61.6326 79.173 61.7407 78.0153C61.7392 77.3929 61.485 76.7989 61.0381 76.3739C60.5912 75.9486 59.9909 75.73 59.3803 75.7699ZM41.3727 79.3689C40.214 79.4549 39.3165 80.4337 39.3143 81.6142C39.3143 82.863 40.3104 83.8751 41.5389 83.8751C42.7674 83.8751 43.7633 82.863 43.7633 81.6142C43.7622 80.9864 43.5042 80.3871 43.0502 79.961C42.5966 79.535 41.9886 79.3203 41.3727 79.3689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90660191491pt" svg:height="64.90660191491pt" svg:x="45.35510000000pt" svg:y="424.19600000000pt" svg:viewBox="0 0 65 65" svg:d="M64.9066 32.453C64.9066 50.3766 50.3766 64.9066 32.453 64.9066C14.5297 64.9066 0 50.3766 0 32.453C0 14.5297 14.5297 0 32.453 0C50.3766 0 64.9066 14.5297 64.9066 32.453Z" calligra:nodeTypes="ccccc"/>
        <draw:path draw:style-name="gr5" xml:id="shape-29" draw:id="shape-29" draw:name="path2900" draw:layer="" svg:width="74.91379822720pt" svg:height="74.91379822720pt" svg:x="41.09770000000pt" svg:y="419.66000000000pt" svg:viewBox="0 0 75 75" svg:d="M74.9138 37.4567C74.9138 58.1437 58.1437 74.9138 37.4567 74.9138C16.77 74.9138 0 58.1437 0 37.4567C0 16.77 16.77 0 37.4567 0C58.1437 0 74.9138 16.77 74.9138 37.4567Z" calligra:nodeTypes="ccccc"/>
        <draw:path draw:style-name="gr6" xml:id="shape-30" draw:id="shape-30" draw:name="path2902" draw:layer="" svg:width="74.44107708540pt" svg:height="74.13296599302pt" svg:x="41.32970000000pt" svg:y="419.59500000000pt" svg:viewBox="0 0 74 74" svg:d="M24.9641 6.74093L21.5754 3.88028L21.8389 8.22692L18.5631 5.55209L18.8267 9.71303L15.777 7.18673L16.4169 11.3846L13.1409 9.49004L14.2331 13.2051L10.0912 12.1278L11.8985 15.5085L8.0202 14.7283L9.97831 18.1837L5.68569 17.589L8.2461 20.858L4.17956 20.858L6.81526 23.0872L2.86164 23.7932L5.57273 25.9852L1.50618 27.2109L4.48077 29.5519L1.01665 31.2978L4.21717 32.8583L0.150618 35.013L3.31349 35.6071L0 38.4678L3.69005 38.9135L0.376535 42.0344L4.44311 42.2202L0.941346 45.3781L5.00789 45.3039L1.80739 48.2755L6.28818 48.3504L3.31349 51.3966L7.38008 50.9507L4.59372 54.963L9.03681 53.5511L6.47639 58.1579L10.7691 56.3003L9.18743 61.6874L13.4424 59.2351L12.1995 64.6592L16.605 61.9475L15.8144 67.297L19.6923 64.2509L19.3539 69.8606L23.1943 66.0709L23.9099 71.5323L27.4494 67.6687L28.4661 73.1298L31.516 68.7088L33.0597 73.8357L35.3564 69.0062L37.842 74.133L39.423 69.043L41.9459 73.7984L43.3768 68.4116L46.6148 72.8697L47.2928 67.5573L50.9828 71.6066L51.1333 66.1452L55.0495 69.8606L54.748 64.0652L58.852 67.3344L57.9862 62.0217L61.8271 64.9194L60.7727 59.3094L65.2155 61.4645L63.634 56.0034L68.1906 57.7861L65.7803 52.8827L70.5624 54.3685L67.3243 49.5388L72.3322 49.9848L68.6802 46.1955L73.1606 45.972L69.3954 42.6289L74.14 41.4029L69.8851 38.5424L74.4036 37.3907L70.2612 35.2727L74.4411 34.1212L69.8092 32.5236L73.9136 29.9972L68.8683 29.5889L72.6713 26.8023L68.4918 26.8023L72.5958 23.9791L67.3243 24.1273L70.713 20.5608L65.818 21.75L69.1316 18.0718L64.3496 18.5176L66.5337 14.2453L62.0153 15.9915L63.7471 11.1244L59.7935 13.4654L60.9232 8.487L57.0074 11.3846L57.2708 5.96072L53.9388 9.24861L53.3023 3.78282L49.4152 6.77762L48.6163 1.8914L45.6345 5.62171L44.9952 1.05077L42.2264 5.09633L40.7888 0.47286L39.1378 4.46589L37.061 0L35.6765 4.46589L32.9075 0.525398L32.5348 4.72855L28.967 1.2084L28.7541 5.62171L25.4525 2.41682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29666759139pt" svg:height="113.68939603556pt" svg:x="0.00000000000pt" svg:y="396.70200000000pt" svg:viewBox="0 0 680 114" svg:d="M579.579 62.419L582.635 62.419L582.635 85.7769L584.34 85.7769L584.34 60.2015L591.543 60.2015L591.543 64.3629C592.831 63.9073 594.485 63.8211 596.337 65.0311L596.337 64.1197L600.759 56.4654L602.958 56.4352L602.958 53.124L606.742 53.124L606.742 51.1806L603.479 51.1806L603.479 49.844L604.607 49.844C603.854 48.8113 604.788 48.0824 604.788 48.0824L605.705 48.0824C606.603 48.6634 606.322 49.4513 606.103 49.844L606.742 49.844L606.742 47.3535L603.539 47.3535L603.539 45.9862L604.576 45.9862C604.06 45.0031 604.943 44.3462 604.943 44.3462L605.889 44.3462C606.681 44.8685 606.593 45.5299 606.408 45.9862L606.742 45.9862L606.712 43.4961L603.479 43.4961L603.479 42.1593L604.453 42.1593C603.999 41.2382 604.788 40.6107 604.788 40.6107L605.614 40.6107C606.317 41.1024 606.238 41.732 606.073 42.1593L606.712 42.1593L606.712 39.6382L603.6 39.6382L603.6 38.4231L603.356 38.4231L603.202 37.694L603.202 36.935L603.324 36.4489L604.151 36.4187L604.33 36.6616L604.33 37.7856L605.214 37.8158L605.245 38.2411L604.943 38.2713L604.943 38.0285L604.241 38.0285L604.181 38.3018L606.712 38.3018L606.712 35.7506L603.479 35.7506L603.479 34.3834L606.712 34.3834L606.712 34.0496L606.651 34.0496C606.651 34.0496 603.553 33.9388 602.958 33.533C602.976 32.5737 602.958 32.5615 602.958 32.5615C602.958 32.5615 603.165 32.3498 603.723 32.2572C603.778 32.2758 603.754 32.0446 603.754 32.0446L603.233 32.0446L602.988 31.8019L602.988 27.8836L602.656 27.8836C602.656 27.8836 602.453 27.7687 602.381 27.5798L602.381 22.507C602.381 22.507 602.661 22.1626 603.019 22.0517C602.999 22.032 603.019 18.5887 603.019 18.5887C603.415 17.9448 605.181 17.7152 606.377 17.5561L606.377 17.2831C606.377 17.2831 605.337 17.2312 605.155 17.0094C605.135 17.0094 604.777 16.6845 604.758 16.5537C604.744 16.5277 604.758 14.1845 604.758 14.1845C604.898 13.9452 605.95 13.5208 606.925 13.4557L608.207 13.4557L607.962 10.7829L607.962 10.7522L607.477 5.10285L607.386 5.10285L607.416 4.34351L607.354 3.79678L607.416 3.79678L607.416 3.73604L611.015 3.79678L611.015 3.85751L611.074 3.85751L610.739 7.41129L610.739 7.83651L610.708 7.83651L610.498 10.1756L610.498 10.7829L610.437 10.7829L610.193 13.4557L611.474 13.4557C612.447 13.5208 613.533 13.9146 613.672 14.1542C613.672 14.1542 613.686 16.5277 613.672 16.5537C613.653 16.6845 613.292 17.0094 613.272 17.0094C613.09 17.2311 612.055 17.2831 612.055 17.2831L612.055 17.5561C613.244 17.7152 615.012 17.9449 615.406 18.5887C615.406 18.5887 615.426 22.032 615.406 22.0517C615.769 22.1626 616.051 22.507 616.051 22.507L616.051 27.5798C615.979 27.7687 615.775 27.8836 615.775 27.8836L615.438 27.8836L615.438 31.8019L615.194 32.0143L614.677 32.0143C614.677 32.0143 614.652 32.2758 614.706 32.2572C615.26 32.3498 615.438 32.5306 615.438 32.5306C615.438 32.5306 615.45 32.5737 615.468 33.533C614.876 33.9388 611.749 34.0496 611.749 34.0496L611.657 34.0496L611.657 34.3834L614.949 34.3834L614.949 35.7506L611.657 35.7506L611.657 38.3018L612.085 38.3018C611.947 37.5521 612.417 37.0566 612.417 37.0566L613.091 37.0566C613.527 37.4309 613.602 37.9111 613.55 38.3018L615.042 38.3018L615.042 39.6382L611.657 39.6382L611.657 42.1289L613.334 42.1289C612.637 41.0669 613.459 40.306 613.459 40.306L614.22 40.306C615 40.9073 614.742 41.7481 614.556 42.1289L614.92 42.1289L614.92 43.4961L611.657 43.4961L611.687 45.9862L615.011 45.9862L615.011 47.3535L611.687 47.3535L611.687 49.8137L613.211 49.8137C612.248 48.7228 613.303 47.9607 613.303 47.9607L614.251 47.9607C615.302 48.6087 614.836 49.4925 614.617 49.8137L614.949 49.8137L614.949 51.1806L611.687 51.1806L611.687 53.124L615.438 53.124L615.438 66.3066L615.837 69.071L617.274 69.1617L617.274 79.5498L618.432 79.5498L619.041 77.1505L619.895 79.3068L619.895 64.6362L622.34 64.6362L622.34 61.5985L623.377 61.5985L623.377 41.3394L635.094 34.0193L635.033 63.2692L638.635 61.2038L638.635 85.1998L639.646 85.1998L639.646 70.8933C640.017 69.669 640.387 68.7135 640.772 67.9773L640.772 63.6032L643.884 63.6032L643.884 56.2222L645.747 50.7856L648.095 46.9885L650.353 50.6031L652.278 56.5565L652.278 62.8747L656.675 62.8747L656.675 74.5077L657.86 74.5077L657.86 85.7769L658.382 85.7769L658.382 72.1387L662.533 72.1387L662.533 85.7769L662.927 85.7769L662.927 71.47L665.401 71.47L665.401 67.5826L670.135 67.5826L670.135 85.7769L672.849 85.7769L672.849 75.115L674.863 75.115L674.863 63.3L680.297 63.3L680.022 95.1018L680.022 113.689L1.04092e-13 113.689L0 63.1176L0.221855 63.1176L0.221855 73.8094L1.44266 73.8094L1.44266 60.5962L6.02065 60.5962L6.02065 58.9561L5.34918 58.9561L5.34918 50.5122L6.63099 50.5122L6.63099 49.115L7.2414 49.115L8.98103 46.2599L8.98103 43.6175L11.0259 37.6635L11.0259 36.5705L11.0564 37.6635L12.9485 43.6175L12.9485 46.2599L14.6883 49.1453L15.2988 49.1453L15.2988 50.5122L16.5804 50.5122L16.5804 58.9561L15.9093 58.9561L15.9093 60.1105L18.5644 60.1105L18.5644 71.8047L20.792 71.8047L20.792 71.8956L21.4329 71.8956L21.4329 64.9401L21.5859 64.9401L21.5859 59.9887L27.6898 59.9887L27.6898 47.4445C27.6898 45.6396 30.1875 41.2938 33.3053 41.2176C36.5706 41.1381 39.1274 45.7456 39.1957 47.4445C39.2004 47.5634 39.1973 62.208 39.1957 73.5051L39.9281 73.5051L39.9281 63.2391L41.7591 63.2391L41.7591 62.3279L44.1399 62.3279L44.1399 55.9188L48.3516 55.9188L48.3516 62.3279L51.4341 62.3279L51.4341 85.7769L51.5258 85.7769L51.5258 64.4538L53.4481 61.113L55.3101 64.3327L55.3101 85.7769L55.4323 85.7769L55.4323 70.1951L55.524 70.1951L55.524 64.6667L60.9563 64.6667L60.8954 70.1951L61.2308 70.1951L61.2308 68.5848L66.5718 67.157L66.5718 85.7769L67.3654 85.7769L67.3654 64.4538L68.6168 64.4538L68.6168 64.3327C68.6168 64.3327 71.1803 61.2306 74.7512 62.4796L74.7512 62.2367L81.9542 62.2367L81.9542 67.2485L83.5105 67.2485L86.7149 79.1855L86.7149 66.1245L91.1713 57.2854L94.8943 57.2246L98.9538 65.4564L98.9538 75.5102L99.8081 77.6668L99.8081 85.4728L101.09 85.4728L101.09 71.1968L103.101 71.1968L104.721 60.505L106.25 71.1059L107.65 71.1968L107.65 73.3837L107.802 73.3837L107.802 85.1998L109.846 85.1998L109.846 64.6968L112.717 64.6968L112.717 63.6338L117.693 63.6338L117.693 67.2485L119.31 67.2485L119.31 79.9751L120.592 79.9751L120.592 61.6895L121.387 61.6895L121.387 35.0517L124.653 25.4534L128.77 18.8015L132.771 25.1496L136.158 35.629L136.158 60.9914L136.497 60.9914L136.497 70.377C137.256 71.6345 137.744 72.8981 137.744 72.8981L137.744 77.0593C137.895 77.048 138.052 77.039 138.2 77.029L138.2 70.2554L140.642 70.2554L140.673 68.1595L141.011 65.5472L141.317 66.9446L141.317 33.533L144.398 33.533L144.398 36.4489L151.662 36.4489L151.662 33.5029L154.53 33.5029L154.53 70.741C154.578 70.7367 154.632 70.7406 154.683 70.741L154.683 61.4165L160.114 61.4165L160.084 66.5493L162.31 67.8561L162.894 66.1855L162.769 68.1292L166.006 69.9817L166.006 77.1505L166.466 77.1505L168.6 70.1644L169.848 67.5518L169.635 70.1032L170.552 70.1032L170.552 66.4586L174.736 66.4586C174.793 66.1519 174.844 65.8778 174.886 65.8513C175.264 65.3817 174.9 65.9609 174.675 65.274C174.649 65.1229 174.986 63.0129 175.405 62.8137C175.617 62.7553 178.586 62.2129 180.2 62.1762C180.152 62.1943 183.98 62.1762 183.98 62.1762C183.98 62.1762 189.462 62.7781 192.467 64.0595L194.265 61.2646L197.073 61.3255L200.275 65.578L200.428 69.071C202.121 70.5588 204.4 72.7048 205.559 74.7203L206.294 74.5384L206.294 65.0616L213.465 65.0616L213.465 72.746L215.203 72.3211L215.203 67.2791L220.88 67.2791L220.88 70.8933L221.676 70.6807L221.676 69.9817L223.047 70.3465L223.537 70.2249L223.537 61.4773L224.358 56.4048L224.114 56.4352L224.144 56.2834L224.389 56.2532L224.664 54.886L224.817 53.762L224.909 54.9167L225.151 56.1922L225.397 56.1922L225.397 56.344L225.183 56.3746L225.428 57.4071L226.223 59.7767L226.741 59.7767L229 51.7878L231.41 59.7767L231.898 59.7767L232.328 57.4071L232.541 56.5263L232.266 56.4961L232.236 56.3135L232.572 56.3135L232.876 54.5821L232.998 53.6408L233.12 54.613L233.391 56.3135L233.668 56.3135L233.698 56.5263L233.422 56.4961L234.218 61.4773L234.218 64.9401L234.798 63.9677L236.475 66.8838L242.247 66.8838L242.247 66.0637L248.321 66.0637L248.321 66.8838L249.538 66.8838L249.538 63.5426L259.338 63.5426L259.338 66.8838L259.886 66.8838C259.707 65.5408 260.463 65.7299 260.463 65.7299C260.816 65.7288 260.77 66.5194 260.77 66.5194L262.05 66.5194C262.05 66.2668 262.146 65.9012 261.99 65.6689C261.658 65.1785 261.66 64.6247 262.236 64.3932C263.37 64.7475 262.508 65.7299 262.508 65.7299L262.508 66.4889L263.761 66.5194C263.709 65.6264 264.302 65.6915 264.28 65.6991C264.894 65.6477 264.737 66.6411 264.737 66.6411L264.737 67.1267L269.682 67.1267L269.682 62.9353L276.244 62.9353L276.244 67.1267L278.075 67.1267L278.075 65.0616L286.073 65.0616L286.073 67.1267L289.823 67.1267L289.823 65.274L290.191 65.274L290.191 61.4165L291.016 56.344L290.77 56.3746L290.8 56.1922L291.047 56.1622L291.29 54.8253L291.473 53.6709L291.564 54.8253L291.808 56.1011L292.052 56.1316L292.052 56.2834L291.839 56.2834L292.083 57.3159L292.512 58.865L293.639 58.865L295.626 51.6967L297.884 59.7459L298.555 59.7459L298.981 57.3159L299.193 56.4654L298.92 56.4352L298.89 56.2532L299.223 56.2532L299.498 54.5215L299.652 53.5493L299.743 54.5215L300.048 56.2532L300.324 56.2532L300.355 56.4352L300.08 56.4352L300.871 61.4165L300.902 70.377L302.003 70.6503L302.003 64.3629L308.808 68.2813L308.808 72.3514L311.708 73.0803L311.708 68.4024L313.325 68.4024L313.325 64.788L318.299 64.788L318.299 65.942C319.822 65.0136 322.291 64.3165 325.133 66.7624C325.123 67.1417 325.11 68.5738 325.105 69.8302L326.297 61.6596L327.577 70.1951L331.574 70.1951L332.063 71.9868L332.063 66.5801L336.156 59.5636L339.844 59.6243L344.303 67.2791L344.303 80.6128L346.349 80.6128L346.927 78.2134L347.874 80.583L347.874 82.1013L349.063 82.4052L349.063 63.3604L356.266 63.3604L356.266 84.2277L357.943 84.6222L357.943 67.6429L357.973 67.6429L357.973 65.578L363.652 65.578L363.652 67.6429L364.233 67.6429L364.233 85.7769L364.479 85.7769L364.479 68.3114L368.659 69.4045L368.659 64.6362L375.678 64.6362L375.678 69.6178L375.708 69.6178L375.708 65.4869L377.478 62.4492L377.478 59.0475L376.777 59.0475L376.777 57.7109L377.448 57.7109C377.448 57.7109 377.605 55.3144 380.165 54.886C380.194 54.881 380.457 53.012 380.409 52.547C380.132 52.4497 379.949 52.2227 379.949 51.9703C379.937 51.6512 380.214 51.3768 380.592 51.3323L380.653 49.5097L380.713 51.3323C381.125 51.3381 381.453 51.6235 381.445 51.9703C381.44 52.2288 381.246 52.4581 380.957 52.547C380.918 53.0783 381.081 54.8179 381.11 54.8253C383.672 55.4743 384.011 57.7109 384.011 57.7109L384.71 57.7109L384.71 58.9865L383.981 58.9865L383.95 63.9377L384.558 63.9377L384.558 67.157L385.015 67.157L385.015 64.3629L388.069 64.3629L388.069 62.5406L387.366 62.5406L387.366 61.2038L388.038 61.2038C388.038 61.2038 388.199 58.8073 390.753 58.379C390.784 58.3741 391.045 56.5053 390.997 56.0402C390.72 55.943 390.54 55.7157 390.54 55.463C390.532 55.1353 390.821 54.8573 391.213 54.8253L391.244 53.0029L391.335 54.8253C391.735 54.8448 392.044 55.1262 392.037 55.463C392.03 55.7218 391.836 55.9513 391.549 56.0402C391.51 56.5709 391.671 58.3111 391.701 58.3184C392.639 58.5568 393.279 59.0248 393.714 59.5029L395.085 59.5029L395.085 61.2038L395.298 61.2038L395.298 61.8415L402.139 61.8415L402.139 63.7553L404.519 63.7553L404.519 64.3629L407.664 64.3629L407.664 61.7508L406.991 61.7508L406.991 60.505L407.633 60.505C407.633 60.505 407.793 58.3171 410.256 57.9239C410.284 57.919 410.53 56.2652 410.497 55.7972C410.218 55.7102 410.035 55.4921 410.04 55.2506C410.037 54.9547 410.316 54.7048 410.682 54.6734L410.712 53.0029L410.806 54.6734C411.183 54.693 411.48 54.9459 411.479 55.2506C411.479 55.4983 411.28 55.7183 410.989 55.7972C410.955 56.2938 411.143 57.8561 411.171 57.8627C412.223 58.1167 412.862 58.626 413.278 59.1387L413.278 59.0776L416.147 59.0776L416.147 57.7719L416.787 57.7719C416.787 57.7719 416.946 55.3754 419.503 54.9469C419.535 54.9413 419.863 52.8554 419.78 52.5168C419.476 52.424 419.278 52.1794 419.289 51.9096C419.299 51.5932 419.589 51.3329 419.963 51.3019L419.992 49.449L420.084 51.2713C420.483 51.291 420.792 51.5727 420.784 51.9096C420.778 52.1683 420.584 52.3976 420.299 52.4864C420.226 52.8692 420.449 54.8786 420.481 54.886C423.038 55.5357 423.378 57.7719 423.378 57.7719L424.083 57.7719L424.083 59.0475L423.348 59.0475L423.348 59.7767L429.148 59.7767L429.148 67.4309C429.438 67.4661 429.754 67.5151 429.85 67.5826C429.851 67.5783 429.85 68.9797 429.85 68.9797C429.85 68.9992 429.852 76.438 429.85 83.0129L432.597 83.0129L432.597 63.5731L433.603 63.5731L433.603 62.7832L435.008 62.7832L435.008 57.1642L439.219 57.1642L439.219 62.7832L439.889 62.7832L439.889 63.5731L442.303 63.5731L442.303 71.47L446.3 71.47L446.3 71.4096L453.106 71.4096L453.106 75.7531L456.797 75.7531L457.716 73.1106L458.816 75.7531L458.816 81.6455L459.486 81.6455L459.486 65.578C459.486 65.578 463.212 61.0302 467.939 65.0919C467.938 65.1215 467.939 65.2983 467.939 65.3349L469.434 65.3349L469.434 63.0261L469.01 62.6919L469.01 62.1762L469.465 62.1762L469.465 61.9935L469.65 61.9935L469.619 61.8722L469.465 61.8722L469.282 61.6895L469.282 61.5077L469.772 61.2344L469.772 60.5962L469.984 60.5962C470.332 57.6971 472.066 52.12 477.25 50.2997L477.25 49.9045L477.461 49.9045L477.461 49.6316C477.461 49.6316 477.061 49.6885 477.005 49.4186C477.005 49.3481 476.989 49.1279 477.25 49.0239L477.401 48.9936L477.401 48.1733L477.523 48.1733L477.523 47.7178L477.673 47.7178L477.673 48.1127L478.008 48.1127L478.008 47.384L477.824 47.384L477.824 46.9586L478.192 46.9586L478.192 43.7995L477.794 43.4657L477.794 43.2222L478.222 43.2222L478.222 42.2507L478.621 42.6455L478.621 43.1313L478.926 43.1313L478.926 41.3089L478.529 41.3089L478.529 41.0052L478.742 41.0052L478.742 40.0329C478.742 40.0329 479.277 39.213 479.598 39.213L479.598 38.9092L479.322 38.7576L479.322 38.6362L479.629 38.6362L479.629 37.8763L479.841 37.8763C479.841 37.8763 479.651 37.7309 479.629 37.6033L479.629 37.2993C479.629 37.2993 479.717 37.1845 479.809 37.1781C479.916 37.1706 479.932 37.1476 479.932 37.1476L479.932 36.9956C479.031 36.5547 479.745 35.7237 479.932 35.8112L479.963 34.2316L480.113 33.4112L480.236 34.2316L480.266 35.8112C480.455 35.7237 481.173 36.5547 480.266 36.9956L480.266 37.1476C480.266 37.1476 480.282 37.1706 480.388 37.1781C480.484 37.1845 480.572 37.2993 480.572 37.2993L480.572 37.6033C480.55 37.7309 480.358 37.8763 480.358 37.8763L480.572 37.8763L480.572 38.6362L480.88 38.6362L480.88 38.7576L480.603 38.9092L480.603 39.213C480.923 39.213 481.459 40.0329 481.459 40.0329L481.459 41.0052L481.672 41.0052L481.672 41.3089L481.276 41.3089L481.276 43.1313L481.581 43.1313L481.581 42.6455L481.978 42.2507L481.978 43.2222L482.406 43.2222L482.406 43.4657L482.009 43.7995L482.009 46.9586L482.376 46.9586L482.376 47.384L482.192 47.384L482.192 48.1127L482.529 48.1127L482.529 47.7178L482.683 47.7178L482.683 48.1733L482.804 48.1733L482.804 48.9936L482.955 49.0239C483.213 49.1279 483.199 49.3481 483.199 49.4186C483.141 49.6885 482.744 49.6316 482.744 49.6316L482.744 49.9045L482.955 49.9045L482.955 50.2997C488.137 52.12 489.875 57.6971 490.218 60.5962L490.43 60.5962L490.43 61.2344L490.919 61.5077L490.919 61.6895L490.736 61.8722L490.612 61.8722L490.551 61.9935L490.736 61.9935L490.736 62.1762L491.195 62.1762L491.195 62.6919L490.767 63.0261L490.767 65.8814L491.867 65.8814L492.903 66.1855L493.574 66.6105L493.574 66.8535L493.424 66.9143L493.424 67.8864L494.004 68.0989L494.004 68.2509L494.307 68.2509L494.307 69.1012L498.338 70.1644L498.338 60.4142L501.387 60.4142L501.387 54.0056L505.63 54.0056L505.63 60.4142L508.012 60.4142L508.012 64.8487L508.837 66.2462L508.837 81.5851L510.235 81.5851L510.235 81.2203L511.462 81.2203L511.462 62.9353L511.764 62.9353L511.764 60.2015L519.763 60.2015L519.763 65.0311L520.4 65.0311L520.4 67.9468L521.045 67.9468L521.045 62.2367L521.563 62.2367L521.563 58.0749L528.154 58.0749L528.154 62.5101L531.453 62.5101L531.453 65.4261L531.605 65.4261L531.605 65.0006L531.848 65.0006L531.848 64.6968L531.635 64.6968L531.635 64.3629L531.817 64.3629L531.817 64.0287L531.971 64.0287L531.94 63.9073L532.123 63.9073L532.123 63.3604L532.399 62.9657L532.399 62.2367L532.886 61.4165L533.006 61.4165C533.006 61.4165 533.056 60.9677 533.279 60.9306C533.279 60.9118 533.279 60.6268 533.279 60.6268C533.082 60.6002 533.002 60.2285 533.279 60.1105C533.28 60.1111 533.276 59.8077 533.279 59.8067C532.96 59.7066 532.961 59.1833 533.402 59.1692C533.842 59.1841 533.814 59.7066 533.492 59.8067C533.493 59.8077 533.489 60.1111 533.492 60.1105C533.769 60.2285 533.689 60.6001 533.492 60.6268C533.492 60.6268 533.492 60.9118 533.492 60.9306C533.715 60.9677 533.766 61.4165 533.766 61.4165L533.891 61.4165L534.379 62.2367L534.379 62.9657L534.654 63.3604L534.654 63.9073L534.836 63.9073L534.808 64.0287L534.96 64.0287L534.96 64.3629L535.142 64.3629L535.142 64.6968L534.929 64.6968L534.929 65.0006L535.172 65.0006L535.172 65.4564L535.448 65.4564L535.448 65.8814L535.265 65.8814L535.265 67.1875L535.509 67.6127L535.752 67.6127L535.752 67.1875L535.601 67.1875L535.601 66.9143L535.752 66.9143L535.752 66.5801L536.029 66.5801L536.029 66.9143L536.211 66.9143L536.211 66.9446L538.501 66.9446L538.501 58.6829L547.354 58.6829C547.803 37.1341 551.106 13.3011 562.032 0.151868C561.88 -0.000320743 564.322 5.65115e-09 564.322 5.65115e-09C575.901 11.6131 579.228 38.804 579.579 62.419M603.784 41.8859L603.111 41.8859L602.988 42.2809L602.197 42.2809L602.046 41.5517L602.046 40.8229L602.197 40.306L602.988 40.2759L603.172 40.5495L603.172 41.643L604.06 41.6734L604.091 42.0986L603.784 42.1593L603.784 41.8859M614.189 43.9513C615.484 44.747 614.434 45.956 614.434 45.956C614.434 45.956 613.206 45.8561 613.182 45.8957C612.083 44.7606 613.242 43.9513 613.242 43.9513L614.189 43.9513M603.019 44.3159L603.019 45.4397L603.908 45.47L603.938 45.8957L603.632 45.9255L603.632 45.683L602.927 45.683L602.805 46.0775L602.046 46.0775L601.892 45.3487L601.892 44.5894L602.015 44.1035L602.805 44.073L603.019 44.3159M603.233 48.2039L603.233 49.3279L604.151 49.3279L604.151 49.7832L603.846 49.8137L603.846 49.5402L603.172 49.5402L603.049 49.9352L602.259 49.9655L602.107 49.2365L602.107 48.4773L602.259 47.9607L603.049 47.9304L603.233 48.2039M531.453 67.2791L531.515 67.1875L531.515 65.8814L531.453 65.8814L531.453 67.2791M536.029 67.9468L536.09 67.9468L536.09 67.1875L536.029 67.1875L536.029 67.9468M236.721 85.7769L242.247 85.7769L242.247 70.6503L236.721 70.6503L236.721 85.7769M248.321 85.7769L249.538 85.7769L249.538 70.6503L248.321 70.6503L248.321 85.7769M259.338 85.7769L261.015 85.7769L261.076 78.2744L263.304 78.2744L263.304 74.7203L268.858 74.7203L268.858 85.7769L269.682 85.7769L269.682 70.6503L259.338 70.6503L259.338 85.7769M276.244 74.6598L277.676 74.6598L277.676 85.7769L278.075 85.7769L278.075 70.6503L276.244 70.6503L276.244 74.6598M286.073 77.6668L288.21 77.6668L288.21 85.7769L289.823 85.7769L289.823 70.6503L286.073 70.6503L286.073 77.6668M300.902 71.2884L301.577 71.47C301.285 71.2201 301.102 71.0704 300.902 70.8933L300.902 71.2884M300.902 73.9004C300.919 73.9577 300.946 73.9933 300.964 74.0524L300.964 85.7769L302.003 85.7769L302.003 73.1415C301.63 72.7724 301.284 72.4255 300.902 72.0477L300.902 73.9004M167.868 77.1505L168.934 77.1505L168.934 73.1711L167.868 77.1505M220.88 74.356L220.88 85.7769L221.676 85.7769L221.676 73.5965C221.418 73.8537 221.139 74.1036 220.88 74.356M213.465 81.3421L213.465 85.7769L215.203 85.7769L215.203 79.7626C214.618 80.2979 214.035 80.8358 213.465 81.3421M310.331 85.7769L311.708 85.7769L311.708 82.2836C311.258 81.8926 310.791 81.5083 310.331 81.0988L310.331 85.7769M177.94 81.6455L178.154 81.5851C178.154 81.4518 178.154 81.1972 178.154 81.1903C178.15 81.1922 178.015 81.1862 177.94 81.1902L177.94 81.6455M178.154 81.1903C178.154 81.1902 178.154 81.1902 178.154 81.1902C178.154 81.1903 178.154 81.1903 178.154 81.1903M38.7073 85.7769L39.0429 85.7769L39.0429 85.7463L38.7073 85.7463L38.7073 85.7769"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76211081947pt" svg:height="86.89053564630pt" svg:x="36.26410000000pt" svg:y="415.22900000000pt" svg:viewBox="0 0 84 87" svg:d="M38.7647 0.00460629C37.6012 0.0908685 36.6997 1.0751 36.6977 2.26176C36.8064 3.42541 37.7671 4.31408 38.9168 4.31408C40.0661 4.31408 41.0272 3.42541 41.1363 2.26176C41.1348 1.63634 40.8794 1.03934 40.4302 0.611928C39.9812 0.184551 39.3786 -0.0352204 38.7647 0.00460629ZM46.3658 0.159209C45.2022 0.24547 44.3005 1.22973 44.2983 2.41634C44.2983 3.67154 45.2988 4.68903 46.5328 4.68903C47.7672 4.68903 48.7678 3.67154 48.7678 2.41634C48.7668 1.78516 48.5069 1.18293 48.0509 0.754534C47.5953 0.326152 46.9842 0.110407 46.3658 0.159209ZM53.4197 1.58156C52.232 1.65288 51.3085 2.65988 51.3216 3.8696C51.3216 5.12476 52.3221 6.14222 53.5563 6.14222C54.7903 6.14222 55.7908 5.12476 55.7908 3.8696C55.8028 2.63697 54.844 1.62064 53.6321 1.58156C53.5611 1.57809 53.4904 1.57809 53.4197 1.58156ZM30.1911 1.70522C29.0271 1.79145 28.1256 2.77571 28.1233 3.96239C28.1233 5.21756 29.1243 6.23501 30.3584 6.23501C31.5923 6.23501 32.5931 5.21756 32.5931 3.96239C32.5919 3.3312 32.3318 2.72892 31.8764 2.30056C31.4206 1.87213 30.8098 1.65643 30.1911 1.70522ZM23.3197 4.42619C22.156 4.51247 21.2545 5.49668 21.2525 6.68334C21.2525 7.9385 22.2528 8.956 23.4869 8.956C24.721 8.956 25.7216 7.9385 25.7216 6.68334C25.7207 6.05219 25.4612 5.44991 25.0051 5.02151C24.5493 4.59317 23.9384 4.3774 23.3197 4.42619ZM60.3206 4.48802C59.1574 4.57426 58.256 5.55853 58.2537 6.7452C58.2537 8.00036 59.2542 9.01785 60.4882 9.01785C61.7224 9.01785 62.7229 8.00036 62.7229 6.7452C62.7219 6.11399 62.4624 5.51174 62.0065 5.08335C61.5504 4.65494 60.9396 4.43924 60.3206 4.48802ZM16.9347 8.60041C15.759 8.67115 14.8402 9.65979 14.8366 10.8576C14.8366 12.1126 15.8378 13.1302 17.0717 13.1302C18.306 13.1302 19.3063 12.1126 19.3063 10.8576C19.3049 10.2319 19.0496 9.63515 18.6005 9.20772C18.1515 8.78033 17.5487 8.5606 16.9347 8.60041ZM66.736 8.69313C65.5725 8.7794 64.671 9.76362 64.6687 10.9505C64.7784 12.1137 65.7386 13.0028 66.8888 13.0028C68.0375 13.0028 68.9987 12.1137 69.1077 10.9505C69.1062 10.3246 68.8508 9.72784 68.4016 9.30044C67.9529 8.87308 67.3504 8.65328 66.736 8.69313ZM11.6752 13.7642C10.5114 13.8502 9.60977 14.835 9.6076 16.0213C9.6076 17.2764 10.6083 18.2939 11.842 18.2939C13.0764 18.2939 14.0768 17.2764 14.0768 16.0213C14.0758 15.3898 13.8163 14.7877 13.3603 14.3593C12.9047 13.931 12.2939 13.7153 11.6752 13.7642ZM71.8747 13.8258C70.711 13.9121 69.8093 14.8964 69.8068 16.0832C69.8068 17.3383 70.8076 18.3555 72.0418 18.3555C73.2755 18.3555 74.2767 17.3383 74.2767 16.0832C74.2758 15.4518 74.0155 14.8496 73.5598 14.421C73.1046 13.993 72.4935 13.7771 71.8747 13.8258ZM7.63135 19.8859C7.02773 19.8725 6.44433 20.1081 6.01459 20.5392C5.58478 20.9705 5.34539 21.5603 5.35104 22.1745C5.35104 23.4296 6.35156 24.4472 7.58575 24.4472C8.8199 24.4472 9.82042 23.4296 9.82042 22.1745C9.83178 20.9302 8.85483 19.9086 7.63135 19.8859ZM76.435 20.3193C75.2596 20.4063 74.3534 21.4087 74.3677 22.6078C74.3677 23.8622 75.3679 24.8797 76.6021 24.8797C77.8364 24.8797 78.8368 23.8622 78.8368 22.6078C78.8446 21.9705 78.5885 21.3605 78.1323 20.9249C77.6748 20.4895 77.0593 20.2698 76.435 20.3193ZM4.28693 26.9361C3.09938 27.0077 2.1761 28.0141 2.18908 29.2243C2.18908 30.4791 3.18959 31.497 4.42376 31.497C5.65791 31.497 6.65844 30.4791 6.65844 29.2243C6.66535 28.5935 6.41352 27.9882 5.96351 27.554C5.51348 27.1195 4.90597 26.8959 4.28693 26.9361ZM79.3841 26.9361C78.2087 27.023 77.3031 28.0257 77.3169 29.2243C77.4258 30.3879 78.3869 31.2766 79.5361 31.2766C80.6856 31.2766 81.6466 30.3879 81.7556 29.2243C81.7623 28.5935 81.5106 27.9882 81.0606 27.554C80.6108 27.1195 80.0032 26.8959 79.3841 26.9361ZM2.58433 34.4187C1.42053 34.5051 0.519038 35.4891 0.516865 36.6758C0.516865 37.9312 1.51736 38.9488 2.75154 38.9488C3.98572 38.9488 4.98621 37.9312 4.98621 36.6758C4.98529 36.0448 4.72565 35.4425 4.26978 35.0143C3.81396 34.5855 3.20314 34.37 2.58433 34.4187ZM81.2084 34.8517C80.0449 34.938 79.1434 35.9222 79.1411 37.109C79.1411 38.3641 80.1409 39.3815 81.3753 39.3815C82.6099 39.3815 83.6102 38.3641 83.6102 37.109C83.6093 36.4779 83.3497 35.8753 82.8937 35.4468C82.4381 35.0188 81.8273 34.8027 81.2084 34.8517ZM41.6227 38.562C40.316 38.6563 39.3053 39.7654 39.312 41.0977C39.3126 42.0522 39.8416 42.9252 40.6804 43.3548L33.8089 81.2936C33.8095 81.2626 33.8095 81.2322 33.8089 81.2009C33.8892 80.3432 33.4847 79.5132 32.7646 79.0592C32.0447 78.6052 31.1341 78.6052 30.4141 79.0592C29.6943 79.5132 29.2894 80.3432 29.3699 81.2009C29.3592 82.2864 30.1052 83.2272 31.1503 83.4456C32.1952 83.6642 33.2461 83.0989 33.6571 82.0982L32.8364 86.674L36.8493 86.7666C40.2477 55.1569 41.4001 43.9956 41.4403 43.602C41.4707 43.6025 41.5014 43.6025 41.5314 43.602C41.5886 44.0704 43.2263 57.3778 46.6394 86.8905L50.3794 86.6431L49.8317 83.7057C50.5158 83.9427 51.27 83.8283 51.8562 83.3979C52.4421 82.9683 52.787 82.2757 52.7812 81.5409C52.7844 80.6543 52.2788 79.8472 51.4876 79.4746C50.6965 79.1023 49.7648 79.2332 49.102 79.8099L42.3827 43.5406C43.4865 43.2602 44.2629 42.2546 44.268 41.0977C44.2713 40.397 43.9882 39.726 43.4868 39.2454C42.9855 38.7646 42.3106 38.5172 41.6227 38.562ZM2.06744 41.9945C0.903691 42.0802 0.00217547 43.065 0 44.2516C-7.10543e-14 45.506 1.00049 46.5241 2.23467 46.5241C3.46886 46.5241 4.46937 45.506 4.46937 44.2516C4.46842 43.6203 4.20877 43.0179 3.75294 42.5894C3.29709 42.1611 2.68628 41.9453 2.06744 41.9945ZM81.3605 42.7052C80.1966 42.7918 79.295 43.776 79.2928 44.9627C79.2928 46.2177 80.2936 47.2353 81.5274 47.2353C82.7621 47.2353 83.7621 46.2177 83.7621 44.9627C83.7611 44.3312 83.5016 43.7291 83.0456 43.3009C82.5901 42.8725 81.9792 42.6566 81.3605 42.7052ZM3.34441 49.7863C2.16866 49.8568 1.24979 50.8455 1.24654 52.0435C1.24654 53.2984 2.24706 54.3162 3.48123 54.3162C4.71541 54.3162 5.71591 53.2984 5.71591 52.0435C5.71438 51.418 5.45889 50.8206 5.00984 50.3937C4.56083 49.966 3.95817 49.7462 3.34441 49.7863ZM80.0533 50.281C78.8894 50.367 77.9879 51.3514 77.9856 52.5379C77.9856 53.7933 78.9862 54.8105 80.2203 54.8105C81.4544 54.8105 82.4547 53.7933 82.4547 52.5379C82.4538 51.9066 82.1942 51.3047 81.7383 50.876C81.2831 50.4477 80.6719 50.2319 80.0533 50.281ZM5.74632 57.0522C4.58255 57.1386 3.68103 58.1225 3.67886 59.3096C3.78792 60.4731 4.74893 61.3619 5.89831 61.3619C7.04771 61.3619 8.00875 60.4731 8.1178 59.3096C8.11626 58.6841 7.86077 58.087 7.41176 57.6598C6.96273 57.2324 6.36004 57.0127 5.74632 57.0522ZM77.3775 57.8563C76.214 57.9426 75.3121 58.9271 75.3099 60.1132C75.3099 61.3684 76.3108 62.3862 77.5448 62.3862C78.779 62.3862 79.7796 61.3684 79.7796 60.1132C79.7784 59.4823 79.5189 58.8799 79.0628 58.4515C78.6071 58.0233 77.9966 57.8074 77.3775 57.8563ZM9.79 64.1949C8.61453 64.2817 7.70868 65.2844 7.72256 66.4831C7.83157 67.6468 8.79263 68.535 9.94201 68.535C11.0912 68.535 12.0522 67.6468 12.1616 66.4831C12.1684 65.8523 11.9168 65.2468 11.4669 64.8128C11.0166 64.3784 10.4091 64.1543 9.79 64.1949ZM73.1208 64.7515C71.9571 64.8376 71.056 65.8219 71.0538 67.0085C71.0538 68.2636 72.0539 69.2813 73.2885 69.2813C74.5223 69.2813 75.5229 68.2636 75.5229 67.0085C75.522 66.3772 75.2623 65.7753 74.8065 65.3469C74.3505 64.9179 73.7398 64.7026 73.1208 64.7515ZM16.0533 70.5955C15.4445 70.5726 14.8531 70.8047 14.4165 71.2368C13.9797 71.6688 13.7366 72.2638 13.7425 72.8834C13.7425 74.1384 14.7431 75.1561 15.9771 75.1561C17.2113 75.1561 18.2118 74.1384 18.2118 72.8834C18.2235 71.651 17.2645 70.6346 16.0533 70.5955ZM67.3749 70.9666C66.1869 71.0377 65.2642 72.0448 65.277 73.2544C65.277 74.5097 66.2774 75.5274 67.5116 75.5274C68.7455 75.5274 69.7463 74.5097 69.7463 73.2544C69.7581 72.0219 68.7988 71.0052 67.5874 70.9666C67.5166 70.9633 67.4455 70.9633 67.3749 70.9666ZM22.803 75.45C22.1992 75.4358 21.6164 75.6712 21.1861 76.1025C20.7562 76.5337 20.5166 77.1242 20.5225 77.7376C20.5225 78.9931 21.5229 80.0104 22.7571 80.0104C23.9913 80.0104 24.9916 78.9931 24.9916 77.7376C25.0032 76.4937 24.0263 75.4726 22.803 75.45ZM59.6523 76.1612C58.4883 76.2474 57.587 77.2316 57.5845 78.4182C57.6938 79.5819 58.6548 80.4706 59.8041 80.4706C60.9535 80.4706 61.9149 79.5819 62.0235 78.4182C62.022 77.7926 61.7666 77.1955 61.3177 76.7683C60.8687 76.3408 60.2657 76.1211 59.6523 76.1612ZM41.5622 79.7788C40.3982 79.8652 39.4966 80.8491 39.4944 82.0357C39.4944 83.2909 40.495 84.3083 41.7292 84.3083C42.9633 84.3083 43.9638 83.2909 43.9638 82.0357C43.9626 81.4046 43.7035 80.8023 43.2474 80.374C42.7917 79.9458 42.1809 79.7299 41.5622 79.7788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81333612077pt" svg:height="64.81333612077pt" svg:x="45.35510000000pt" svg:y="424.19600000000pt" svg:viewBox="0 0 65 65" svg:d="M64.8133 32.4064C64.8133 50.3042 50.3042 64.8133 32.4064 64.8133C14.5088 64.8133 0 50.3042 0 32.4064C0 14.5088 14.5088 0 32.4064 0C50.3042 0 64.8133 14.5088 64.8133 32.4064Z" calligra:nodeTypes="ccccc"/>
        <draw:path draw:style-name="gr5" xml:id="shape-37" draw:id="shape-37" draw:name="path2900" draw:layer="" svg:width="74.82769730177pt" svg:height="74.82769730177pt" svg:x="41.09770000000pt" svg:y="419.66000000000pt" svg:viewBox="0 0 75 75" svg:d="M74.8277 37.4136C74.8277 58.0769 58.0769 74.8277 37.4136 74.8277C16.7507 74.8277 0 58.0769 0 37.4136C0 16.7507 16.7507 0 37.4136 0C58.0769 0 74.8277 16.7507 74.8277 37.4136Z" calligra:nodeTypes="ccccc"/>
        <draw:path draw:style-name="gr6" xml:id="shape-38" draw:id="shape-38" draw:name="path2902" draw:layer="" svg:width="74.88480626246pt" svg:height="74.26620497244pt" svg:x="41.32970000000pt" svg:y="419.59500000000pt" svg:viewBox="0 0 75 74" svg:d="M25.1129 6.75304L21.704 3.88725L21.9691 8.2417L18.6737 5.56207L18.9389 9.73048L15.871 7.19964L16.5148 11.4051L13.2192 9.50709L14.3179 13.2288L10.1513 12.1496L11.9694 15.5364L8.068 14.7548L10.0378 18.2164L5.71958 17.6206L8.29525 20.8955L4.20447 20.8955L6.85588 23.1287L2.8787 23.836L5.60595 26.0319L1.51516 27.2598L4.50748 29.605L1.02271 31.354L4.24231 32.9173L0.151516 35.0759L3.33324 35.6711L0 38.5369L3.71204 38.9834L0.378779 42.1099L4.46959 42.2961L0.946957 45.4596L5.03774 45.3853L1.81816 48.3622L6.32566 48.4373L3.33324 51.489L7.42407 51.0423L4.6211 55.0618L9.09067 53.6473L6.51499 58.2624L10.8333 56.4015L9.24219 61.7982L13.5225 59.3415L12.2722 64.7754L16.704 62.0588L15.9087 67.4179L19.8097 64.3663L19.4693 69.9861L23.3325 66.1896L24.0524 71.6608L27.613 67.7903L28.6358 73.2612L31.7039 68.8323L33.2568 73.9684L35.5671 69.1302L38.0676 74.2662L39.658 69.1671L42.1959 73.931L43.6353 68.5345L46.8926 73.0006L47.5747 67.6787L51.2867 71.7353L51.4381 66.2641L55.3776 69.9861L55.0743 64.1803L59.2028 67.4554L58.3318 62.1331L62.1956 65.036L61.1349 59.416L65.6042 61.5749L64.0133 56.104L68.5971 57.8899L66.1724 52.9777L70.983 54.4662L67.7256 49.6278L72.7633 50.0746L69.0896 46.2785L73.5967 46.0546L69.809 42.7055L74.5819 41.4773L70.3017 38.6117L74.8471 37.4579L70.68 35.3361L74.8848 34.1825L70.2253 32.582L74.3542 30.0511L69.2788 29.6421L73.1045 26.8505L68.9 26.8505L73.0285 24.0222L67.7256 24.1707L71.1345 20.5977L66.2103 21.7891L69.5437 18.1043L64.7332 18.5509L66.9303 14.2709L62.3849 16.0202L64.1271 11.1444L60.1499 13.4896L61.2863 8.50225L57.3472 11.4051L57.6122 5.97143L54.2603 9.26523L53.62 3.78962L49.7097 6.7898L48.9061 1.8948L45.9065 5.63181L45.2634 1.05266L42.4781 5.10549L41.0319 0.47371L39.3711 4.47391L37.2819 0L35.8891 4.47391L33.1036 0.526342L32.7287 4.73705L29.1397 1.21057L28.9255 5.63181L25.6042 2.42116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26T13:33:36</dc:date>
    <meta:creation-date>2010-08-12T22:22:19</meta:creation-date>
    <dc:creator>Joshua L. Blocher</dc:creator>
    <meta:user-defined meta:name="initial">JLB</meta:user-defined>
  </office:meta>
</office:document-meta>
</file>